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30.78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38.08mm"/>
    </style:style>
    <style:style style:name="ro1" style:family="table-row">
      <style:table-row-properties style:row-height="25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5.26mm" fo:break-before="auto" style:use-optimal-row-height="true"/>
    </style:style>
    <style:style style:name="ro4" style:family="table-row">
      <style:table-row-properties style:row-height="2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0000">
      <style:table-cell-properties fo:background-color="transparent" style:rotation-angle="270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rotation-angle="270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7" style:family="table-cell" style:parent-style-name="Default" style:data-style-name="N20000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</style:style>
    <style:style style:name="ce9" style:family="table-cell" style:parent-style-name="Default" style:data-style-name="N10002">
      <style:table-cell-properties style:rotation-angle="271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font-weight="bold" style:font-weight-asian="bold" style:font-weight-complex="bold"/>
    </style:style>
    <style:style style:name="ce11" style:family="table-cell" style:parent-style-name="Default" style:data-style-name="N20002">
      <style:table-cell-properties style:rotation-angle="271"/>
      <style:text-properties fo:font-weight="bold" style:font-weight-asian="bold" style:font-weight-complex="bold"/>
    </style:style>
    <style:style style:name="ce12" style:family="table-cell" style:parent-style-name="Default" style:data-style-name="N20002">
      <style:text-properties fo:font-weight="bold" style:font-weight-asian="bold" style:font-weight-complex="bold"/>
    </style:style>
    <style:style style:name="ce13" style:family="table-cell" style:parent-style-name="Default" style:data-style-name="N2000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rotation-angle="271"/>
    </style:style>
    <style:style style:name="ce15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3">
      <style:table-cell-properties fo:border="0.06pt solid #000000"/>
    </style:style>
    <style:style style:name="ce20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none"/>
      <style:text-properties style:font-name="Liberation Sans" style:font-name-asian="WenQuanYi Zen Hei" style:font-name-complex="Lohit Hindi"/>
    </style:style>
    <style:style style:name="ce22" style:family="table-cell" style:parent-style-name="Default" style:data-style-name="N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Normal" table:style-name="ta1">
        <table:shapes>
          <draw:frame draw:z-index="0" draw:style-name="gr1" draw:text-style-name="P1" svg:width="159.99mm" svg:height="89.99mm" svg:x="293.46mm" svg:y="62.57mm">
            <loext:p draw:notify-on-update-of-ranges="VNormal.B1:VNormal.B1 VNormal.B2:VNormal.B113 VNormal.C1:VNormal.C1 VNormal.C2:VNormal.C113 VNormal.D1:VNormal.D1 VNormal.D2:VNormal.D113 VNormal.E1:VNormal.E1 VNormal.E2:VNormal.E113 VNormal.F1:VNormal.F1 VNormal.F2:VNormal.F113 VNormal.G1:VNormal.G1 VNormal.G2:VNormal.G113 VNormal.H1:VNormal.H1 VNormal.H2:VNormal.H113 VNormal.I1:VNormal.I1 VNormal.I2:VNormal.I113 VNormal.J1:VNormal.J1 VNormal.J2:VNormal.J113 VNormal.K1:VNormal.K1 VNormal.K2:VNormal.K113 VNormal.L1:VNormal.L1 VNormal.L2:VNormal.L113 VNormal.M1:VNormal.M1 VNormal.M2:VNormal.M113 VNormal.N1:VNormal.N1 VNormal.N2:VNormal.N113 VNormal.O1:VNormal.O1 VNormal.O2:VNormal.O113 VNormal.P1:VNormal.P1 VNormal.P2:VNormal.P113 VNormal.Q1:VNormal.Q1 VNormal.Q2:VNormal.Q113 VNormal.R1:VNormal.R1 VNormal.R2:VNormal.R113 VNormal.S1:VNormal.S1 VNormal.S2:VNormal.S113 VNormal.T1:VNormal.T1 VNormal.T2:VNormal.T113 VNormal.U1:VNormal.U1 VNormal.U2:VNormal.U113 VNormal.V1:VNormal.V1 VNormal.V2:VNormal.V113 VNormal.W1:VNormal.W1 VNormal.W2:VNormal.W113 VNormal.X1:VNormal.X1 VNormal.X2:VNormal.X113 VNormal.Y1:VNormal.Y1 VNormal.Y2:VNormal.Y113 VNormal.Z1:VNormal.Z1 VNormal.Z2:VNormal.Z113 VNormal.AA1:VNormal.AA1 VNormal.AA2:VNormal.AA113 VNormal.AB1:VNormal.AB1 VNormal.AB2:VNormal.AB113 VNormal.AC1:VNormal.AC1 VNormal.AC2:VNormal.AC113 VNormal.AD1:VNormal.AD1 VNormal.AD2:VNormal.AD113 VNormal.AE1:VNormal.AE1 VNormal.AE2:VNormal.AE113 VNormal.AF1:VNormal.AF1 VNormal.AF2:VNormal.AF113 VNormal.AG1:VNormal.AG1 VNormal.AG2:VNormal.AG113 VNormal.AH1:VNormal.AH1 VNormal.AH2:VNormal.AH113 VNormal.AI1:VNormal.AI1 VNormal.AI2:VNormal.AI1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4" table:default-cell-style-name="ce1"/>
        <table:table-column table:style-name="co3" table:number-columns-repeated="2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85" table:default-cell-style-name="ce1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host10eth0.pcap0stat0160425002043201.txt</text:p>
          </table:table-cell>
          <table:table-cell table:style-name="Default" office:value-type="string" calcext:value-type="string">
            <text:p>host10eth0.pcap0stat0160425002071602.txt</text:p>
          </table:table-cell>
          <table:table-cell table:style-name="Default" office:value-type="string" calcext:value-type="string">
            <text:p>host10eth0.pcap0stat0160425002100103.txt</text:p>
          </table:table-cell>
          <table:table-cell table:style-name="Default" office:value-type="string" calcext:value-type="string">
            <text:p>host10eth0.pcap0stat0160425002124604.txt</text:p>
          </table:table-cell>
          <table:table-cell table:style-name="Default" office:value-type="string" calcext:value-type="string">
            <text:p>host10eth0.pcap0stat0160425002153005.txt</text:p>
          </table:table-cell>
          <table:table-cell table:style-name="Default" office:value-type="string" calcext:value-type="string">
            <text:p>host10eth0.pcap0stat0160425002181506.txt</text:p>
          </table:table-cell>
          <table:table-cell table:style-name="Default" office:value-type="string" calcext:value-type="string">
            <text:p>host10eth0.pcap0stat0160425002210007.txt</text:p>
          </table:table-cell>
          <table:table-cell table:style-name="Default" office:value-type="string" calcext:value-type="string">
            <text:p>host10eth0.pcap0stat0160425002234508.txt</text:p>
          </table:table-cell>
          <table:table-cell table:style-name="Default" office:value-type="string" calcext:value-type="string">
            <text:p>host10eth0.pcap0stat0160425002263009.txt</text:p>
          </table:table-cell>
          <table:table-cell table:style-name="Default" office:value-type="string" calcext:value-type="string">
            <text:p>host10eth0.pcap0stat01604250022915010.txt</text:p>
          </table:table-cell>
          <table:table-cell table:style-name="Default" office:value-type="string" calcext:value-type="string">
            <text:p>host10eth0.pcap0stat01604250023159011.txt</text:p>
          </table:table-cell>
          <table:table-cell table:style-name="Default" office:value-type="string" calcext:value-type="string">
            <text:p>host10eth0.pcap0stat01604250023445012.txt</text:p>
          </table:table-cell>
          <table:table-cell table:style-name="Default" office:value-type="string" calcext:value-type="string">
            <text:p>host10eth0.pcap0stat01604250023730013.txt</text:p>
          </table:table-cell>
          <table:table-cell table:style-name="Default" office:value-type="string" calcext:value-type="string">
            <text:p>host10eth0.pcap0stat01604250024014014.txt</text:p>
          </table:table-cell>
          <table:table-cell table:style-name="Default" office:value-type="string" calcext:value-type="string">
            <text:p>host10eth0.pcap0stat01604250024258015.txt</text:p>
          </table:table-cell>
          <table:table-cell table:style-name="Default" office:value-type="string" calcext:value-type="string">
            <text:p>host10eth0.pcap0stat01604250024544016.txt</text:p>
          </table:table-cell>
          <table:table-cell table:style-name="Default" office:value-type="string" calcext:value-type="string">
            <text:p>host10eth0.pcap0stat01604250024829017.txt</text:p>
          </table:table-cell>
          <table:table-cell table:style-name="Default" office:value-type="string" calcext:value-type="string">
            <text:p>host10eth0.pcap0stat01604250025114018.txt</text:p>
          </table:table-cell>
          <table:table-cell table:style-name="Default" office:value-type="string" calcext:value-type="string">
            <text:p>host10eth0.pcap0stat01604250025359019.txt</text:p>
          </table:table-cell>
          <table:table-cell table:style-name="Default" office:value-type="string" calcext:value-type="string">
            <text:p>host10eth0.pcap0stat01604250025644020.txt</text:p>
          </table:table-cell>
          <table:table-cell table:style-name="Default" office:value-type="string" calcext:value-type="string">
            <text:p>host10eth0.pcap0stat01604250025928021.txt</text:p>
          </table:table-cell>
          <table:table-cell table:style-name="Default" office:value-type="string" calcext:value-type="string">
            <text:p>host10eth0.pcap0stat01604250030212022.txt</text:p>
          </table:table-cell>
          <table:table-cell table:style-name="Default" office:value-type="string" calcext:value-type="string">
            <text:p>host10eth0.pcap0stat01604250030458023.txt</text:p>
          </table:table-cell>
          <table:table-cell table:style-name="Default" office:value-type="string" calcext:value-type="string">
            <text:p>host10eth0.pcap0stat01604250030742024.txt</text:p>
          </table:table-cell>
          <table:table-cell table:style-name="Default" office:value-type="string" calcext:value-type="string">
            <text:p>host10eth0.pcap0stat01604250031027025.txt</text:p>
          </table:table-cell>
          <table:table-cell table:style-name="Default" office:value-type="string" calcext:value-type="string">
            <text:p>host10eth0.pcap0stat01604250031312026.txt</text:p>
          </table:table-cell>
          <table:table-cell table:style-name="Default" office:value-type="string" calcext:value-type="string">
            <text:p>host10eth0.pcap0stat01604250031557027.txt</text:p>
          </table:table-cell>
          <table:table-cell table:style-name="Default" office:value-type="string" calcext:value-type="string">
            <text:p>host10eth0.pcap0stat01604250031842028.txt</text:p>
          </table:table-cell>
          <table:table-cell table:style-name="Default" office:value-type="string" calcext:value-type="string">
            <text:p>host10eth0.pcap0stat01604250032128029.txt</text:p>
          </table:table-cell>
          <table:table-cell table:style-name="Default" office:value-type="string" calcext:value-type="string">
            <text:p>host10eth0.pcap0stat01604250032413030.txt</text:p>
          </table:table-cell>
          <table:table-cell table:style-name="Default" office:value-type="string" calcext:value-type="string">
            <text:p>host10eth0.pcap0stat01604250032658031.txt</text:p>
          </table:table-cell>
          <table:table-cell table:style-name="Default" office:value-type="string" calcext:value-type="string">
            <text:p>host10eth0.pcap0stat01604250032942032.txt</text:p>
          </table:table-cell>
          <table:table-cell table:style-name="Default" office:value-type="string" calcext:value-type="string">
            <text:p>host10eth0.pcap0stat01604250033227033.txt</text:p>
          </table:table-cell>
          <table:table-cell/>
          <table:table-cell table:style-name="ce2" office:value-type="string" calcext:value-type="string">
            <text:p>mediaVNormal</text:p>
          </table:table-cell>
          <table:table-cell table:style-name="ce2" office:value-type="string" calcext:value-type="string">
            <text:p>desvVNormal</text:p>
          </table:table-cell>
          <table:table-cell table:style-name="ce4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/>
          <table:table-cell table:formula="of:=AVERAGE([.B2:.AI2])" office:value-type="float" office:value="28.8787878787879" calcext:value-type="float">
            <text:p>28.8787878788</text:p>
          </table:table-cell>
          <table:table-cell table:formula="of:=STDEVPA([.B2:.AI2])" office:value-type="float" office:value="59.540033680306" calcext:value-type="float">
            <text:p>59.5400336803</text:p>
          </table:table-cell>
          <table:table-cell/>
          <table:table-cell table:style-name="ce5"/>
          <table:table-cell table:number-columns-repeated="98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4" calcext:value-type="float">
            <text:p>54</text:p>
          </table:table-cell>
          <table:table-cell/>
          <table:table-cell table:formula="of:=AVERAGE([.B3:.AI3])" office:value-type="float" office:value="63.8181818181818" calcext:value-type="float">
            <text:p>63.8181818182</text:p>
          </table:table-cell>
          <table:table-cell table:formula="of:=STDEVPA([.B3:.AI3])" office:value-type="float" office:value="50.2873286921988" calcext:value-type="float">
            <text:p>50.2873286922</text:p>
          </table:table-cell>
          <table:table-cell table:number-columns-repeated="987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2" table:style-name="Default" office:value-type="float" office:value="144" calcext:value-type="float">
            <text:p>144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2" table:style-name="Default" office:value-type="float" office:value="144" calcext:value-type="float">
            <text:p>144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table:formula="of:=AVERAGE([.B4:.AI4])" office:value-type="float" office:value="148.181818181818" calcext:value-type="float">
            <text:p>148.1818181818</text:p>
          </table:table-cell>
          <table:table-cell table:formula="of:=STDEVPA([.B4:.AI4])" office:value-type="float" office:value="11.7691289692235" calcext:value-type="float">
            <text:p>11.7691289692</text:p>
          </table:table-cell>
          <table:table-cell table:number-columns-repeated="987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number-columns-repeated="2" table:style-name="Default" office:value-type="float" office:value="142" calcext:value-type="float">
            <text:p>14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3" table:style-name="Default" office:value-type="float" office:value="141" calcext:value-type="float">
            <text:p>141</text:p>
          </table:table-cell>
          <table:table-cell table:number-columns-repeated="3" table:style-name="Default" office:value-type="float" office:value="139" calcext:value-type="float">
            <text:p>139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table:formula="of:=AVERAGE([.B5:.AI5])" office:value-type="float" office:value="140.454545454545" calcext:value-type="float">
            <text:p>140.4545454545</text:p>
          </table:table-cell>
          <table:table-cell table:formula="of:=STDEVPA([.B5:.AI5])" office:value-type="float" office:value="2.0902502255734" calcext:value-type="float">
            <text:p>2.0902502256</text:p>
          </table:table-cell>
          <table:table-cell table:number-columns-repeated="987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3" table:style-name="Default" office:value-type="float" office:value="138" calcext:value-type="float">
            <text:p>138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table:formula="of:=AVERAGE([.B6:.AI6])" office:value-type="float" office:value="139.151515151515" calcext:value-type="float">
            <text:p>139.1515151515</text:p>
          </table:table-cell>
          <table:table-cell table:formula="of:=STDEVPA([.B6:.AI6])" office:value-type="float" office:value="1.67189263322833" calcext:value-type="float">
            <text:p>1.6718926332</text:p>
          </table:table-cell>
          <table:table-cell table:number-columns-repeated="987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2" table:style-name="Default" office:value-type="float" office:value="140" calcext:value-type="float">
            <text:p>140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8" calcext:value-type="float">
            <text:p>138</text:p>
          </table:table-cell>
          <table:table-cell/>
          <table:table-cell table:formula="of:=AVERAGE([.B7:.AI7])" office:value-type="float" office:value="138.848484848485" calcext:value-type="float">
            <text:p>138.8484848485</text:p>
          </table:table-cell>
          <table:table-cell table:formula="of:=STDEVPA([.B7:.AI7])" office:value-type="float" office:value="1.77731858165033" calcext:value-type="float">
            <text:p>1.7773185817</text:p>
          </table:table-cell>
          <table:table-cell table:number-columns-repeated="987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 table:style-name="Default" office:value-type="float" office:value="137" calcext:value-type="float">
            <text:p>137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7" calcext:value-type="float">
            <text:p>137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2" table:style-name="Default" office:value-type="float" office:value="137" calcext:value-type="float">
            <text:p>137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/>
          <table:table-cell table:formula="of:=AVERAGE([.B8:.AI8])" office:value-type="float" office:value="136.666666666667" calcext:value-type="float">
            <text:p>136.6666666667</text:p>
          </table:table-cell>
          <table:table-cell table:formula="of:=STDEVPA([.B8:.AI8])" office:value-type="float" office:value="1.8034758807717" calcext:value-type="float">
            <text:p>1.8034758808</text:p>
          </table:table-cell>
          <table:table-cell table:number-columns-repeated="987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7" calcext:value-type="float">
            <text:p>137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9:.AI9])" office:value-type="float" office:value="135.121212121212" calcext:value-type="float">
            <text:p>135.1212121212</text:p>
          </table:table-cell>
          <table:table-cell table:formula="of:=STDEVPA([.B9:.AI9])" office:value-type="float" office:value="1.68338720149469" calcext:value-type="float">
            <text:p>1.6833872015</text:p>
          </table:table-cell>
          <table:table-cell table:number-columns-repeated="987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10:.AI10])" office:value-type="float" office:value="134" calcext:value-type="float">
            <text:p>134</text:p>
          </table:table-cell>
          <table:table-cell table:formula="of:=STDEVPA([.B10:.AI10])" office:value-type="float" office:value="1.07308673997732" calcext:value-type="float">
            <text:p>1.07308674</text:p>
          </table:table-cell>
          <table:table-cell table:number-columns-repeated="987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11:.AI11])" office:value-type="float" office:value="133.575757575758" calcext:value-type="float">
            <text:p>133.5757575758</text:p>
          </table:table-cell>
          <table:table-cell table:formula="of:=STDEVPA([.B11:.AI11])" office:value-type="float" office:value="0.888659290825162" calcext:value-type="float">
            <text:p>0.8886592908</text:p>
          </table:table-cell>
          <table:table-cell table:number-columns-repeated="987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12:.AI12])" office:value-type="float" office:value="134.181818181818" calcext:value-type="float">
            <text:p>134.1818181818</text:p>
          </table:table-cell>
          <table:table-cell table:formula="of:=STDEVPA([.B12:.AI12])" office:value-type="float" office:value="0.868804314353421" calcext:value-type="float">
            <text:p>0.8688043144</text:p>
          </table:table-cell>
          <table:table-cell table:number-columns-repeated="987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13:.AI13])" office:value-type="float" office:value="133.848484848485" calcext:value-type="float">
            <text:p>133.8484848485</text:p>
          </table:table-cell>
          <table:table-cell table:formula="of:=STDEVPA([.B13:.AI13])" office:value-type="float" office:value="0.925111364998409" calcext:value-type="float">
            <text:p>0.925111365</text:p>
          </table:table-cell>
          <table:table-cell table:number-columns-repeated="987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/>
          <table:table-cell table:formula="of:=AVERAGE([.B14:.AI14])" office:value-type="float" office:value="134.060606060606" calcext:value-type="float">
            <text:p>134.0606060606</text:p>
          </table:table-cell>
          <table:table-cell table:formula="of:=STDEVPA([.B14:.AI14])" office:value-type="float" office:value="0.814244172275419" calcext:value-type="float">
            <text:p>0.8142441723</text:p>
          </table:table-cell>
          <table:table-cell table:number-columns-repeated="987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/>
          <table:table-cell table:formula="of:=AVERAGE([.B15:.AI15])" office:value-type="float" office:value="133.575757575758" calcext:value-type="float">
            <text:p>133.5757575758</text:p>
          </table:table-cell>
          <table:table-cell table:formula="of:=STDEVPA([.B15:.AI15])" office:value-type="float" office:value="1.01594270389335" calcext:value-type="float">
            <text:p>1.0159427039</text:p>
          </table:table-cell>
          <table:table-cell table:number-columns-repeated="987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16:.AI16])" office:value-type="float" office:value="134.090909090909" calcext:value-type="float">
            <text:p>134.0909090909</text:p>
          </table:table-cell>
          <table:table-cell table:formula="of:=STDEVPA([.B16:.AI16])" office:value-type="float" office:value="0.865627688308224" calcext:value-type="float">
            <text:p>0.8656276883</text:p>
          </table:table-cell>
          <table:table-cell table:number-columns-repeated="987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/>
          <table:table-cell table:formula="of:=AVERAGE([.B17:.AI17])" office:value-type="float" office:value="133.878787878788" calcext:value-type="float">
            <text:p>133.8787878788</text:p>
          </table:table-cell>
          <table:table-cell table:formula="of:=STDEVPA([.B17:.AI17])" office:value-type="float" office:value="0.879310189608903" calcext:value-type="float">
            <text:p>0.8793101896</text:p>
          </table:table-cell>
          <table:table-cell table:number-columns-repeated="987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18:.AI18])" office:value-type="float" office:value="134" calcext:value-type="float">
            <text:p>134</text:p>
          </table:table-cell>
          <table:table-cell table:formula="of:=STDEVPA([.B18:.AI18])" office:value-type="float" office:value="0.984731927834662" calcext:value-type="float">
            <text:p>0.9847319278</text:p>
          </table:table-cell>
          <table:table-cell table:number-columns-repeated="987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19:.AI19])" office:value-type="float" office:value="133.848484848485" calcext:value-type="float">
            <text:p>133.8484848485</text:p>
          </table:table-cell>
          <table:table-cell table:formula="of:=STDEVPA([.B19:.AI19])" office:value-type="float" office:value="0.957307212056444" calcext:value-type="float">
            <text:p>0.9573072121</text:p>
          </table:table-cell>
          <table:table-cell table:number-columns-repeated="987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20:.AI20])" office:value-type="float" office:value="133.878787878788" calcext:value-type="float">
            <text:p>133.8787878788</text:p>
          </table:table-cell>
          <table:table-cell table:formula="of:=STDEVPA([.B20:.AI20])" office:value-type="float" office:value="0.844144744071765" calcext:value-type="float">
            <text:p>0.8441447441</text:p>
          </table:table-cell>
          <table:table-cell table:number-columns-repeated="987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table:formula="of:=AVERAGE([.B21:.AI21])" office:value-type="float" office:value="133.878787878788" calcext:value-type="float">
            <text:p>133.8787878788</text:p>
          </table:table-cell>
          <table:table-cell table:formula="of:=STDEVPA([.B21:.AI21])" office:value-type="float" office:value="0.913122374140568" calcext:value-type="float">
            <text:p>0.9131223741</text:p>
          </table:table-cell>
          <table:table-cell table:number-columns-repeated="987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22:.AI22])" office:value-type="float" office:value="133.878787878788" calcext:value-type="float">
            <text:p>133.8787878788</text:p>
          </table:table-cell>
          <table:table-cell table:formula="of:=STDEVPA([.B22:.AI22])" office:value-type="float" office:value="1.00777509989793" calcext:value-type="float">
            <text:p>1.0077750999</text:p>
          </table:table-cell>
          <table:table-cell table:number-columns-repeated="987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23:.AI23])" office:value-type="float" office:value="133.030303030303" calcext:value-type="float">
            <text:p>133.0303030303</text:p>
          </table:table-cell>
          <table:table-cell table:formula="of:=STDEVPA([.B23:.AI23])" office:value-type="float" office:value="4.51586327519931" calcext:value-type="float">
            <text:p>4.5158632752</text:p>
          </table:table-cell>
          <table:table-cell table:number-columns-repeated="987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65" calcext:value-type="float">
            <text:p>16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/>
          <table:table-cell table:formula="of:=AVERAGE([.B24:.AI24])" office:value-type="float" office:value="135.212121212121" calcext:value-type="float">
            <text:p>135.2121212121</text:p>
          </table:table-cell>
          <table:table-cell table:formula="of:=STDEVPA([.B24:.AI24])" office:value-type="float" office:value="5.36406435546312" calcext:value-type="float">
            <text:p>5.3640643555</text:p>
          </table:table-cell>
          <table:table-cell table:number-columns-repeated="987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25:.AI25])" office:value-type="float" office:value="133.393939393939" calcext:value-type="float">
            <text:p>133.3939393939</text:p>
          </table:table-cell>
          <table:table-cell table:formula="of:=STDEVPA([.B25:.AI25])" office:value-type="float" office:value="3.72493151402891" calcext:value-type="float">
            <text:p>3.724931514</text:p>
          </table:table-cell>
          <table:table-cell table:number-columns-repeated="987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26:.AI26])" office:value-type="float" office:value="134.636363636364" calcext:value-type="float">
            <text:p>134.6363636364</text:p>
          </table:table-cell>
          <table:table-cell table:formula="of:=STDEVPA([.B26:.AI26])" office:value-type="float" office:value="4.38190619803467" calcext:value-type="float">
            <text:p>4.381906198</text:p>
          </table:table-cell>
          <table:table-cell table:number-columns-repeated="987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/>
          <table:table-cell table:formula="of:=AVERAGE([.B27:.AI27])" office:value-type="float" office:value="133.939393939394" calcext:value-type="float">
            <text:p>133.9393939394</text:p>
          </table:table-cell>
          <table:table-cell table:formula="of:=STDEVPA([.B27:.AI27])" office:value-type="float" office:value="0.919136417460794" calcext:value-type="float">
            <text:p>0.9191364175</text:p>
          </table:table-cell>
          <table:table-cell table:number-columns-repeated="987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28:.AI28])" office:value-type="float" office:value="133.909090909091" calcext:value-type="float">
            <text:p>133.9090909091</text:p>
          </table:table-cell>
          <table:table-cell table:formula="of:=STDEVPA([.B28:.AI28])" office:value-type="float" office:value="0.829882662886615" calcext:value-type="float">
            <text:p>0.8298826629</text:p>
          </table:table-cell>
          <table:table-cell table:number-columns-repeated="987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29:.AI29])" office:value-type="float" office:value="133.969696969697" calcext:value-type="float">
            <text:p>133.9696969697</text:p>
          </table:table-cell>
          <table:table-cell table:formula="of:=STDEVPA([.B29:.AI29])" office:value-type="float" office:value="0.96874953716035" calcext:value-type="float">
            <text:p>0.9687495372</text:p>
          </table:table-cell>
          <table:table-cell table:number-columns-repeated="987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30:.AI30])" office:value-type="float" office:value="133.939393939394" calcext:value-type="float">
            <text:p>133.9393939394</text:p>
          </table:table-cell>
          <table:table-cell table:formula="of:=STDEVPA([.B30:.AI30])" office:value-type="float" office:value="0.982865135771325" calcext:value-type="float">
            <text:p>0.9828651358</text:p>
          </table:table-cell>
          <table:table-cell table:number-columns-repeated="987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31:.AI31])" office:value-type="float" office:value="133.727272727273" calcext:value-type="float">
            <text:p>133.7272727273</text:p>
          </table:table-cell>
          <table:table-cell table:formula="of:=STDEVPA([.B31:.AI31])" office:value-type="float" office:value="1.9112541856026" calcext:value-type="float">
            <text:p>1.9112541856</text:p>
          </table:table-cell>
          <table:table-cell table:number-columns-repeated="987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32:.AI32])" office:value-type="float" office:value="133.69696969697" calcext:value-type="float">
            <text:p>133.696969697</text:p>
          </table:table-cell>
          <table:table-cell table:formula="of:=STDEVPA([.B32:.AI32])" office:value-type="float" office:value="1.26694211881011" calcext:value-type="float">
            <text:p>1.2669421188</text:p>
          </table:table-cell>
          <table:table-cell table:number-columns-repeated="987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/>
          <table:table-cell table:formula="of:=AVERAGE([.B33:.AI33])" office:value-type="float" office:value="134.484848484849" calcext:value-type="float">
            <text:p>134.4848484848</text:p>
          </table:table-cell>
          <table:table-cell table:formula="of:=STDEVPA([.B33:.AI33])" office:value-type="float" office:value="2.75374359099063" calcext:value-type="float">
            <text:p>2.753743591</text:p>
          </table:table-cell>
          <table:table-cell table:number-columns-repeated="987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34:.AI34])" office:value-type="float" office:value="133.272727272727" calcext:value-type="float">
            <text:p>133.2727272727</text:p>
          </table:table-cell>
          <table:table-cell table:formula="of:=STDEVPA([.B34:.AI34])" office:value-type="float" office:value="2.91571216179998" calcext:value-type="float">
            <text:p>2.9157121618</text:p>
          </table:table-cell>
          <table:table-cell table:number-columns-repeated="987"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49" calcext:value-type="float">
            <text:p>149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35:.AI35])" office:value-type="float" office:value="134.757575757576" calcext:value-type="float">
            <text:p>134.7575757576</text:p>
          </table:table-cell>
          <table:table-cell table:formula="of:=STDEVPA([.B35:.AI35])" office:value-type="float" office:value="3.92374514223726" calcext:value-type="float">
            <text:p>3.9237451422</text:p>
          </table:table-cell>
          <table:table-cell table:number-columns-repeated="987"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36:.AI36])" office:value-type="float" office:value="134.181818181818" calcext:value-type="float">
            <text:p>134.1818181818</text:p>
          </table:table-cell>
          <table:table-cell table:formula="of:=STDEVPA([.B36:.AI36])" office:value-type="float" office:value="1.28992706992683" calcext:value-type="float">
            <text:p>1.2899270699</text:p>
          </table:table-cell>
          <table:table-cell table:number-columns-repeated="987"/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37:.AI37])" office:value-type="float" office:value="133.969696969697" calcext:value-type="float">
            <text:p>133.9696969697</text:p>
          </table:table-cell>
          <table:table-cell table:formula="of:=STDEVPA([.B37:.AI37])" office:value-type="float" office:value="1.40313174579275" calcext:value-type="float">
            <text:p>1.4031317458</text:p>
          </table:table-cell>
          <table:table-cell table:number-columns-repeated="987"/>
        </table:table-row>
        <table:table-row table:style-name="ro2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38:.AI38])" office:value-type="float" office:value="133.454545454545" calcext:value-type="float">
            <text:p>133.4545454545</text:p>
          </table:table-cell>
          <table:table-cell table:formula="of:=STDEVPA([.B38:.AI38])" office:value-type="float" office:value="2.5237167046857" calcext:value-type="float">
            <text:p>2.5237167047</text:p>
          </table:table-cell>
          <table:table-cell table:number-columns-repeated="987"/>
        </table:table-row>
        <table:table-row table:style-name="ro2">
          <table:table-cell table:style-name="Default" office:value-type="float" office:value="37" calcext:value-type="float">
            <text:p>37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52" calcext:value-type="float">
            <text:p>152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39:.AI39])" office:value-type="float" office:value="134.545454545455" calcext:value-type="float">
            <text:p>134.5454545455</text:p>
          </table:table-cell>
          <table:table-cell table:formula="of:=STDEVPA([.B39:.AI39])" office:value-type="float" office:value="3.22011583728127" calcext:value-type="float">
            <text:p>3.2201158373</text:p>
          </table:table-cell>
          <table:table-cell table:number-columns-repeated="987"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40:.AI40])" office:value-type="float" office:value="134" calcext:value-type="float">
            <text:p>134</text:p>
          </table:table-cell>
          <table:table-cell table:formula="of:=STDEVPA([.B40:.AI40])" office:value-type="float" office:value="0.953462589245592" calcext:value-type="float">
            <text:p>0.9534625892</text:p>
          </table:table-cell>
          <table:table-cell table:number-columns-repeated="987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41:.AI41])" office:value-type="float" office:value="134.090909090909" calcext:value-type="float">
            <text:p>134.0909090909</text:p>
          </table:table-cell>
          <table:table-cell table:formula="of:=STDEVPA([.B41:.AI41])" office:value-type="float" office:value="0.829882662886615" calcext:value-type="float">
            <text:p>0.8298826629</text:p>
          </table:table-cell>
          <table:table-cell table:number-columns-repeated="987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42:.AI42])" office:value-type="float" office:value="133.666666666667" calcext:value-type="float">
            <text:p>133.6666666667</text:p>
          </table:table-cell>
          <table:table-cell table:formula="of:=STDEVPA([.B42:.AI42])" office:value-type="float" office:value="0.942809041582063" calcext:value-type="float">
            <text:p>0.9428090416</text:p>
          </table:table-cell>
          <table:table-cell table:number-columns-repeated="987"/>
        </table:table-row>
        <table:table-row table:style-name="ro2">
          <table:table-cell table:style-name="Default" office:value-type="float" office:value="41" calcext:value-type="float">
            <text:p>41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43:.AI43])" office:value-type="float" office:value="134.030303030303" calcext:value-type="float">
            <text:p>134.0303030303</text:p>
          </table:table-cell>
          <table:table-cell table:formula="of:=STDEVPA([.B43:.AI43])" office:value-type="float" office:value="0.834296963511285" calcext:value-type="float">
            <text:p>0.8342969635</text:p>
          </table:table-cell>
          <table:table-cell table:number-columns-repeated="987"/>
        </table:table-row>
        <table:table-row table:style-name="ro2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44:.AI44])" office:value-type="float" office:value="133.787878787879" calcext:value-type="float">
            <text:p>133.7878787879</text:p>
          </table:table-cell>
          <table:table-cell table:formula="of:=STDEVPA([.B44:.AI44])" office:value-type="float" office:value="1.06621891428844" calcext:value-type="float">
            <text:p>1.0662189143</text:p>
          </table:table-cell>
          <table:table-cell table:number-columns-repeated="987"/>
        </table:table-row>
        <table:table-row table:style-name="ro2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7" calcext:value-type="float">
            <text:p>137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45:.AI45])" office:value-type="float" office:value="134.545454545455" calcext:value-type="float">
            <text:p>134.5454545455</text:p>
          </table:table-cell>
          <table:table-cell table:formula="of:=STDEVPA([.B45:.AI45])" office:value-type="float" office:value="0.98752549920002" calcext:value-type="float">
            <text:p>0.9875254992</text:p>
          </table:table-cell>
          <table:table-cell table:number-columns-repeated="987"/>
        </table:table-row>
        <table:table-row table:style-name="ro2"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46:.AI46])" office:value-type="float" office:value="133.848484848485" calcext:value-type="float">
            <text:p>133.8484848485</text:p>
          </table:table-cell>
          <table:table-cell table:formula="of:=STDEVPA([.B46:.AI46])" office:value-type="float" office:value="0.988454935169702" calcext:value-type="float">
            <text:p>0.9884549352</text:p>
          </table:table-cell>
          <table:table-cell table:number-columns-repeated="987"/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table:formula="of:=AVERAGE([.B47:.AI47])" office:value-type="float" office:value="134.424242424242" calcext:value-type="float">
            <text:p>134.4242424242</text:p>
          </table:table-cell>
          <table:table-cell table:formula="of:=STDEVPA([.B47:.AI47])" office:value-type="float" office:value="1.07394213010117" calcext:value-type="float">
            <text:p>1.0739421301</text:p>
          </table:table-cell>
          <table:table-cell table:number-columns-repeated="987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48:.AI48])" office:value-type="float" office:value="133.818181818182" calcext:value-type="float">
            <text:p>133.8181818182</text:p>
          </table:table-cell>
          <table:table-cell table:formula="of:=STDEVPA([.B48:.AI48])" office:value-type="float" office:value="0.868804314353421" calcext:value-type="float">
            <text:p>0.8688043144</text:p>
          </table:table-cell>
          <table:table-cell table:number-columns-repeated="987"/>
        </table:table-row>
        <table:table-row table:style-name="ro2">
          <table:table-cell table:style-name="Default" office:value-type="float" office:value="47" calcext:value-type="float">
            <text:p>47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/>
          <table:table-cell table:formula="of:=AVERAGE([.B49:.AI49])" office:value-type="float" office:value="134.181818181818" calcext:value-type="float">
            <text:p>134.1818181818</text:p>
          </table:table-cell>
          <table:table-cell table:formula="of:=STDEVPA([.B49:.AI49])" office:value-type="float" office:value="1.02851895445316" calcext:value-type="float">
            <text:p>1.0285189545</text:p>
          </table:table-cell>
          <table:table-cell table:number-columns-repeated="987"/>
        </table:table-row>
        <table:table-row table:style-name="ro2"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50:.AI50])" office:value-type="float" office:value="133.848484848485" calcext:value-type="float">
            <text:p>133.8484848485</text:p>
          </table:table-cell>
          <table:table-cell table:formula="of:=STDEVPA([.B50:.AI50])" office:value-type="float" office:value="1.13140331530876" calcext:value-type="float">
            <text:p>1.1314033153</text:p>
          </table:table-cell>
          <table:table-cell table:number-columns-repeated="987"/>
        </table:table-row>
        <table:table-row table:style-name="ro2">
          <table:table-cell table:style-name="Default" office:value-type="float" office:value="49" calcext:value-type="float">
            <text:p>49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51:.AI51])" office:value-type="float" office:value="134.181818181818" calcext:value-type="float">
            <text:p>134.1818181818</text:p>
          </table:table-cell>
          <table:table-cell table:formula="of:=STDEVPA([.B51:.AI51])" office:value-type="float" office:value="1.08584684043448" calcext:value-type="float">
            <text:p>1.0858468404</text:p>
          </table:table-cell>
          <table:table-cell table:number-columns-repeated="987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5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52:.AI52])" office:value-type="float" office:value="133.727272727273" calcext:value-type="float">
            <text:p>133.7272727273</text:p>
          </table:table-cell>
          <table:table-cell table:formula="of:=STDEVPA([.B52:.AI52])" office:value-type="float" office:value="0.896887793148408" calcext:value-type="float">
            <text:p>0.8968877931</text:p>
          </table:table-cell>
          <table:table-cell table:number-columns-repeated="987"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5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/>
          <table:table-cell table:formula="of:=AVERAGE([.B53:.AI53])" office:value-type="float" office:value="134.090909090909" calcext:value-type="float">
            <text:p>134.0909090909</text:p>
          </table:table-cell>
          <table:table-cell table:formula="of:=STDEVPA([.B53:.AI53])" office:value-type="float" office:value="2.24774144371548" calcext:value-type="float">
            <text:p>2.2477414437</text:p>
          </table:table-cell>
          <table:table-cell table:number-columns-repeated="987"/>
        </table:table-row>
        <table:table-row table:style-name="ro2"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/>
          <table:table-cell table:formula="of:=AVERAGE([.B54:.AI54])" office:value-type="float" office:value="133.606060606061" calcext:value-type="float">
            <text:p>133.6060606061</text:p>
          </table:table-cell>
          <table:table-cell table:formula="of:=STDEVPA([.B54:.AI54])" office:value-type="float" office:value="0.885553890678937" calcext:value-type="float">
            <text:p>0.8855538907</text:p>
          </table:table-cell>
          <table:table-cell table:number-columns-repeated="987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55:.AI55])" office:value-type="float" office:value="133.787878787879" calcext:value-type="float">
            <text:p>133.7878787879</text:p>
          </table:table-cell>
          <table:table-cell table:formula="of:=STDEVPA([.B55:.AI55])" office:value-type="float" office:value="2.71647694921394" calcext:value-type="float">
            <text:p>2.7164769492</text:p>
          </table:table-cell>
          <table:table-cell table:number-columns-repeated="987"/>
        </table:table-row>
        <table:table-row table:style-name="ro2"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56:.AI56])" office:value-type="float" office:value="133.636363636364" calcext:value-type="float">
            <text:p>133.6363636364</text:p>
          </table:table-cell>
          <table:table-cell table:formula="of:=STDEVPA([.B56:.AI56])" office:value-type="float" office:value="0.846317578410238" calcext:value-type="float">
            <text:p>0.8463175784</text:p>
          </table:table-cell>
          <table:table-cell table:number-columns-repeated="987"/>
        </table:table-row>
        <table:table-row table:style-name="ro2"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/>
          <table:table-cell table:formula="of:=AVERAGE([.B57:.AI57])" office:value-type="float" office:value="134.151515151515" calcext:value-type="float">
            <text:p>134.1515151515</text:p>
          </table:table-cell>
          <table:table-cell table:formula="of:=STDEVPA([.B57:.AI57])" office:value-type="float" office:value="0.857099128710967" calcext:value-type="float">
            <text:p>0.8570991287</text:p>
          </table:table-cell>
          <table:table-cell table:number-columns-repeated="987"/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58:.AI58])" office:value-type="float" office:value="133.818181818182" calcext:value-type="float">
            <text:p>133.8181818182</text:p>
          </table:table-cell>
          <table:table-cell table:formula="of:=STDEVPA([.B58:.AI58])" office:value-type="float" office:value="0.903009965197051" calcext:value-type="float">
            <text:p>0.9030099652</text:p>
          </table:table-cell>
          <table:table-cell table:number-columns-repeated="987"/>
        </table:table-row>
        <table:table-row table:style-name="ro2">
          <table:table-cell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/>
          <table:table-cell table:formula="of:=AVERAGE([.B59:.AI59])" office:value-type="float" office:value="134.121212121212" calcext:value-type="float">
            <text:p>134.1212121212</text:p>
          </table:table-cell>
          <table:table-cell table:formula="of:=STDEVPA([.B59:.AI59])" office:value-type="float" office:value="0.879310189608903" calcext:value-type="float">
            <text:p>0.8793101896</text:p>
          </table:table-cell>
          <table:table-cell table:number-columns-repeated="987"/>
        </table:table-row>
        <table:table-row table:style-name="ro2"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60:.AI60])" office:value-type="float" office:value="133.666666666667" calcext:value-type="float">
            <text:p>133.6666666667</text:p>
          </table:table-cell>
          <table:table-cell table:formula="of:=STDEVPA([.B60:.AI60])" office:value-type="float" office:value="0.974420314594759" calcext:value-type="float">
            <text:p>0.9744203146</text:p>
          </table:table-cell>
          <table:table-cell table:number-columns-repeated="987"/>
        </table:table-row>
        <table:table-row table:style-name="ro2"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5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61:.AI61])" office:value-type="float" office:value="134.181818181818" calcext:value-type="float">
            <text:p>134.1818181818</text:p>
          </table:table-cell>
          <table:table-cell table:formula="of:=STDEVPA([.B61:.AI61])" office:value-type="float" office:value="0.868804314353421" calcext:value-type="float">
            <text:p>0.8688043144</text:p>
          </table:table-cell>
          <table:table-cell table:number-columns-repeated="987"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62:.AI62])" office:value-type="float" office:value="133.606060606061" calcext:value-type="float">
            <text:p>133.6060606061</text:p>
          </table:table-cell>
          <table:table-cell table:formula="of:=STDEVPA([.B62:.AI62])" office:value-type="float" office:value="0.736058048575219" calcext:value-type="float">
            <text:p>0.7360580486</text:p>
          </table:table-cell>
          <table:table-cell table:number-columns-repeated="987"/>
        </table:table-row>
        <table:table-row table:style-name="ro2"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63:.AI63])" office:value-type="float" office:value="134.151515151515" calcext:value-type="float">
            <text:p>134.1515151515</text:p>
          </table:table-cell>
          <table:table-cell table:formula="of:=STDEVPA([.B63:.AI63])" office:value-type="float" office:value="0.925111364998409" calcext:value-type="float">
            <text:p>0.925111365</text:p>
          </table:table-cell>
          <table:table-cell table:number-columns-repeated="987"/>
        </table:table-row>
        <table:table-row table:style-name="ro2"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64:.AI64])" office:value-type="float" office:value="133.333333333333" calcext:value-type="float">
            <text:p>133.3333333333</text:p>
          </table:table-cell>
          <table:table-cell table:formula="of:=STDEVPA([.B64:.AI64])" office:value-type="float" office:value="2.83556062188838" calcext:value-type="float">
            <text:p>2.8355606219</text:p>
          </table:table-cell>
          <table:table-cell table:number-columns-repeated="987"/>
        </table:table-row>
        <table:table-row table:style-name="ro2">
          <table:table-cell table:style-name="Default" office:value-type="float" office:value="63" calcext:value-type="float">
            <text:p>6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65:.AI65])" office:value-type="float" office:value="134.606060606061" calcext:value-type="float">
            <text:p>134.6060606061</text:p>
          </table:table-cell>
          <table:table-cell table:formula="of:=STDEVPA([.B65:.AI65])" office:value-type="float" office:value="2.2688856421012" calcext:value-type="float">
            <text:p>2.2688856421</text:p>
          </table:table-cell>
          <table:table-cell table:number-columns-repeated="987"/>
        </table:table-row>
        <table:table-row table:style-name="ro2">
          <table:table-cell table:style-name="Default" office:value-type="float" office:value="64" calcext:value-type="float">
            <text:p>6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/>
          <table:table-cell table:formula="of:=AVERAGE([.B66:.AI66])" office:value-type="float" office:value="132.878787878788" calcext:value-type="float">
            <text:p>132.8787878788</text:p>
          </table:table-cell>
          <table:table-cell table:formula="of:=STDEVPA([.B66:.AI66])" office:value-type="float" office:value="3.37331395153351" calcext:value-type="float">
            <text:p>3.3733139515</text:p>
          </table:table-cell>
          <table:table-cell table:number-columns-repeated="987"/>
        </table:table-row>
        <table:table-row table:style-name="ro2"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number-columns-repeated="5" table:style-name="Default" office:value-type="float" office:value="133" calcext:value-type="float">
            <text:p>133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67:.AI67])" office:value-type="float" office:value="134.848484848485" calcext:value-type="float">
            <text:p>134.8484848485</text:p>
          </table:table-cell>
          <table:table-cell table:formula="of:=STDEVPA([.B67:.AI67])" office:value-type="float" office:value="3.5600579848973" calcext:value-type="float">
            <text:p>3.5600579849</text:p>
          </table:table-cell>
          <table:table-cell table:number-columns-repeated="987"/>
        </table:table-row>
        <table:table-row table:style-name="ro2"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6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68:.AI68])" office:value-type="float" office:value="133.757575757576" calcext:value-type="float">
            <text:p>133.7575757576</text:p>
          </table:table-cell>
          <table:table-cell table:formula="of:=STDEVPA([.B68:.AI68])" office:value-type="float" office:value="0.779677595773855" calcext:value-type="float">
            <text:p>0.7796775958</text:p>
          </table:table-cell>
          <table:table-cell table:number-columns-repeated="987"/>
        </table:table-row>
        <table:table-row table:style-name="ro2">
          <table:table-cell table:style-name="Default" office:value-type="float" office:value="67" calcext:value-type="float">
            <text:p>67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table:formula="of:=AVERAGE([.B69:.AI69])" office:value-type="float" office:value="134.181818181818" calcext:value-type="float">
            <text:p>134.1818181818</text:p>
          </table:table-cell>
          <table:table-cell table:formula="of:=STDEVPA([.B69:.AI69])" office:value-type="float" office:value="0.998621639592975" calcext:value-type="float">
            <text:p>0.9986216396</text:p>
          </table:table-cell>
          <table:table-cell table:number-columns-repeated="987"/>
        </table:table-row>
        <table:table-row table:style-name="ro2"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70:.AI70])" office:value-type="float" office:value="133.818181818182" calcext:value-type="float">
            <text:p>133.8181818182</text:p>
          </table:table-cell>
          <table:table-cell table:formula="of:=STDEVPA([.B70:.AI70])" office:value-type="float" office:value="0.868804314353421" calcext:value-type="float">
            <text:p>0.8688043144</text:p>
          </table:table-cell>
          <table:table-cell table:number-columns-repeated="987"/>
        </table:table-row>
        <table:table-row table:style-name="ro2"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71:.AI71])" office:value-type="float" office:value="134.151515151515" calcext:value-type="float">
            <text:p>134.1515151515</text:p>
          </table:table-cell>
          <table:table-cell table:formula="of:=STDEVPA([.B71:.AI71])" office:value-type="float" office:value="0.783202908080005" calcext:value-type="float">
            <text:p>0.7832029081</text:p>
          </table:table-cell>
          <table:table-cell table:number-columns-repeated="987"/>
        </table:table-row>
        <table:table-row table:style-name="ro2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/>
          <table:table-cell table:formula="of:=AVERAGE([.B72:.AI72])" office:value-type="float" office:value="133.69696969697" calcext:value-type="float">
            <text:p>133.696969697</text:p>
          </table:table-cell>
          <table:table-cell table:formula="of:=STDEVPA([.B72:.AI72])" office:value-type="float" office:value="0.936946959620625" calcext:value-type="float">
            <text:p>0.9369469596</text:p>
          </table:table-cell>
          <table:table-cell table:number-columns-repeated="987"/>
        </table:table-row>
        <table:table-row table:style-name="ro2"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73:.AI73])" office:value-type="float" office:value="134.060606060606" calcext:value-type="float">
            <text:p>134.0606060606</text:p>
          </table:table-cell>
          <table:table-cell table:formula="of:=STDEVPA([.B73:.AI73])" office:value-type="float" office:value="1.07137391088871" calcext:value-type="float">
            <text:p>1.0713739109</text:p>
          </table:table-cell>
          <table:table-cell table:number-columns-repeated="987"/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74:.AI74])" office:value-type="float" office:value="133.848484848485" calcext:value-type="float">
            <text:p>133.8484848485</text:p>
          </table:table-cell>
          <table:table-cell table:formula="of:=STDEVPA([.B74:.AI74])" office:value-type="float" office:value="0.857099128710967" calcext:value-type="float">
            <text:p>0.8570991287</text:p>
          </table:table-cell>
          <table:table-cell table:number-columns-repeated="987"/>
        </table:table-row>
        <table:table-row table:style-name="ro2"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75:.AI75])" office:value-type="float" office:value="134.030303030303" calcext:value-type="float">
            <text:p>134.0303030303</text:p>
          </table:table-cell>
          <table:table-cell table:formula="of:=STDEVPA([.B75:.AI75])" office:value-type="float" office:value="0.96874953716035" calcext:value-type="float">
            <text:p>0.9687495372</text:p>
          </table:table-cell>
          <table:table-cell table:number-columns-repeated="987"/>
        </table:table-row>
        <table:table-row table:style-name="ro2"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76:.AI76])" office:value-type="float" office:value="133.848484848485" calcext:value-type="float">
            <text:p>133.8484848485</text:p>
          </table:table-cell>
          <table:table-cell table:formula="of:=STDEVPA([.B76:.AI76])" office:value-type="float" office:value="1.328503649502" calcext:value-type="float">
            <text:p>1.3285036495</text:p>
          </table:table-cell>
          <table:table-cell table:number-columns-repeated="987"/>
        </table:table-row>
        <table:table-row table:style-name="ro2"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77:.AI77])" office:value-type="float" office:value="134.151515151515" calcext:value-type="float">
            <text:p>134.1515151515</text:p>
          </table:table-cell>
          <table:table-cell table:formula="of:=STDEVPA([.B77:.AI77])" office:value-type="float" office:value="0.820982859645095" calcext:value-type="float">
            <text:p>0.8209828596</text:p>
          </table:table-cell>
          <table:table-cell table:number-columns-repeated="987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/>
          <table:table-cell table:formula="of:=AVERAGE([.B78:.AI78])" office:value-type="float" office:value="133.909090909091" calcext:value-type="float">
            <text:p>133.9090909091</text:p>
          </table:table-cell>
          <table:table-cell table:formula="of:=STDEVPA([.B78:.AI78])" office:value-type="float" office:value="1.02583702301883" calcext:value-type="float">
            <text:p>1.025837023</text:p>
          </table:table-cell>
          <table:table-cell table:number-columns-repeated="987"/>
        </table:table-row>
        <table:table-row table:style-name="ro2"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79:.AI79])" office:value-type="float" office:value="133.848484848485" calcext:value-type="float">
            <text:p>133.8484848485</text:p>
          </table:table-cell>
          <table:table-cell table:formula="of:=STDEVPA([.B79:.AI79])" office:value-type="float" office:value="0.988454935169703" calcext:value-type="float">
            <text:p>0.9884549352</text:p>
          </table:table-cell>
          <table:table-cell table:number-columns-repeated="987"/>
        </table:table-row>
        <table:table-row table:style-name="ro2"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80:.AI80])" office:value-type="float" office:value="133.909090909091" calcext:value-type="float">
            <text:p>133.9090909091</text:p>
          </table:table-cell>
          <table:table-cell table:formula="of:=STDEVPA([.B80:.AI80])" office:value-type="float" office:value="1.02583702301883" calcext:value-type="float">
            <text:p>1.025837023</text:p>
          </table:table-cell>
          <table:table-cell table:number-columns-repeated="987"/>
        </table:table-row>
        <table:table-row table:style-name="ro2"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81:.AI81])" office:value-type="float" office:value="134.121212121212" calcext:value-type="float">
            <text:p>134.1212121212</text:p>
          </table:table-cell>
          <table:table-cell table:formula="of:=STDEVPA([.B81:.AI81])" office:value-type="float" office:value="1.00777509989793" calcext:value-type="float">
            <text:p>1.0077750999</text:p>
          </table:table-cell>
          <table:table-cell table:number-columns-repeated="987"/>
        </table:table-row>
        <table:table-row table:style-name="ro2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/>
          <table:table-cell table:formula="of:=AVERAGE([.B82:.AI82])" office:value-type="float" office:value="133.969696969697" calcext:value-type="float">
            <text:p>133.9696969697</text:p>
          </table:table-cell>
          <table:table-cell table:formula="of:=STDEVPA([.B82:.AI82])" office:value-type="float" office:value="0.999540757725493" calcext:value-type="float">
            <text:p>0.9995407577</text:p>
          </table:table-cell>
          <table:table-cell table:number-columns-repeated="987"/>
        </table:table-row>
        <table:table-row table:style-name="ro2"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83:.AI83])" office:value-type="float" office:value="133.848484848485" calcext:value-type="float">
            <text:p>133.8484848485</text:p>
          </table:table-cell>
          <table:table-cell table:formula="of:=STDEVPA([.B83:.AI83])" office:value-type="float" office:value="0.957307212056443" calcext:value-type="float">
            <text:p>0.9573072121</text:p>
          </table:table-cell>
          <table:table-cell table:number-columns-repeated="987"/>
        </table:table-row>
        <table:table-row table:style-name="ro2"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5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84:.AI84])" office:value-type="float" office:value="133.878787878788" calcext:value-type="float">
            <text:p>133.8787878788</text:p>
          </table:table-cell>
          <table:table-cell table:formula="of:=STDEVPA([.B84:.AI84])" office:value-type="float" office:value="0.913122374140568" calcext:value-type="float">
            <text:p>0.9131223741</text:p>
          </table:table-cell>
          <table:table-cell table:number-columns-repeated="987"/>
        </table:table-row>
        <table:table-row table:style-name="ro2"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85:.AI85])" office:value-type="float" office:value="134.090909090909" calcext:value-type="float">
            <text:p>134.0909090909</text:p>
          </table:table-cell>
          <table:table-cell table:formula="of:=STDEVPA([.B85:.AI85])" office:value-type="float" office:value="1.11092744120142" calcext:value-type="float">
            <text:p>1.1109274412</text:p>
          </table:table-cell>
          <table:table-cell table:number-columns-repeated="987"/>
        </table:table-row>
        <table:table-row table:style-name="ro2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86:.AI86])" office:value-type="float" office:value="134.090909090909" calcext:value-type="float">
            <text:p>134.0909090909</text:p>
          </table:table-cell>
          <table:table-cell table:formula="of:=STDEVPA([.B86:.AI86])" office:value-type="float" office:value="1.05496334457753" calcext:value-type="float">
            <text:p>1.0549633446</text:p>
          </table:table-cell>
          <table:table-cell table:number-columns-repeated="987"/>
        </table:table-row>
        <table:table-row table:style-name="ro2"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87:.AI87])" office:value-type="float" office:value="133.969696969697" calcext:value-type="float">
            <text:p>133.9696969697</text:p>
          </table:table-cell>
          <table:table-cell table:formula="of:=STDEVPA([.B87:.AI87])" office:value-type="float" office:value="0.869860611782262" calcext:value-type="float">
            <text:p>0.8698606118</text:p>
          </table:table-cell>
          <table:table-cell table:number-columns-repeated="987"/>
        </table:table-row>
        <table:table-row table:style-name="ro2"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/>
          <table:table-cell table:formula="of:=AVERAGE([.B88:.AI88])" office:value-type="float" office:value="134.090909090909" calcext:value-type="float">
            <text:p>134.0909090909</text:p>
          </table:table-cell>
          <table:table-cell table:formula="of:=STDEVPA([.B88:.AI88])" office:value-type="float" office:value="0.899954085146515" calcext:value-type="float">
            <text:p>0.8999540851</text:p>
          </table:table-cell>
          <table:table-cell table:number-columns-repeated="987"/>
        </table:table-row>
        <table:table-row table:style-name="ro2"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5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89:.AI89])" office:value-type="float" office:value="133.909090909091" calcext:value-type="float">
            <text:p>133.9090909091</text:p>
          </table:table-cell>
          <table:table-cell table:formula="of:=STDEVPA([.B89:.AI89])" office:value-type="float" office:value="0.865627688308225" calcext:value-type="float">
            <text:p>0.8656276883</text:p>
          </table:table-cell>
          <table:table-cell table:number-columns-repeated="987"/>
        </table:table-row>
        <table:table-row table:style-name="ro2"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90:.AI90])" office:value-type="float" office:value="133.848484848485" calcext:value-type="float">
            <text:p>133.8484848485</text:p>
          </table:table-cell>
          <table:table-cell table:formula="of:=STDEVPA([.B90:.AI90])" office:value-type="float" office:value="2.41361306081696" calcext:value-type="float">
            <text:p>2.4136130608</text:p>
          </table:table-cell>
          <table:table-cell table:number-columns-repeated="987"/>
        </table:table-row>
        <table:table-row table:style-name="ro2"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91:.AI91])" office:value-type="float" office:value="134.666666666667" calcext:value-type="float">
            <text:p>134.6666666667</text:p>
          </table:table-cell>
          <table:table-cell table:formula="of:=STDEVPA([.B91:.AI91])" office:value-type="float" office:value="2.97124264042552" calcext:value-type="float">
            <text:p>2.9712426404</text:p>
          </table:table-cell>
          <table:table-cell table:number-columns-repeated="987"/>
        </table:table-row>
        <table:table-row table:style-name="ro2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92:.AI92])" office:value-type="float" office:value="133.818181818182" calcext:value-type="float">
            <text:p>133.8181818182</text:p>
          </table:table-cell>
          <table:table-cell table:formula="of:=STDEVPA([.B92:.AI92])" office:value-type="float" office:value="1.05757141615849" calcext:value-type="float">
            <text:p>1.0575714162</text:p>
          </table:table-cell>
          <table:table-cell table:number-columns-repeated="987"/>
        </table:table-row>
        <table:table-row table:style-name="ro2"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93:.AI93])" office:value-type="float" office:value="133.909090909091" calcext:value-type="float">
            <text:p>133.9090909091</text:p>
          </table:table-cell>
          <table:table-cell table:formula="of:=STDEVPA([.B93:.AI93])" office:value-type="float" office:value="0.792527080643759" calcext:value-type="float">
            <text:p>0.7925270806</text:p>
          </table:table-cell>
          <table:table-cell table:number-columns-repeated="987"/>
        </table:table-row>
        <table:table-row table:style-name="ro2">
          <table:table-cell table:style-name="Default" office:value-type="float" office:value="92" calcext:value-type="float">
            <text:p>92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/>
          <table:table-cell table:formula="of:=AVERAGE([.B94:.AI94])" office:value-type="float" office:value="134.121212121212" calcext:value-type="float">
            <text:p>134.1212121212</text:p>
          </table:table-cell>
          <table:table-cell table:formula="of:=STDEVPA([.B94:.AI94])" office:value-type="float" office:value="0.879310189608903" calcext:value-type="float">
            <text:p>0.8793101896</text:p>
          </table:table-cell>
          <table:table-cell table:number-columns-repeated="987"/>
        </table:table-row>
        <table:table-row table:style-name="ro2"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95:.AI95])" office:value-type="float" office:value="133.727272727273" calcext:value-type="float">
            <text:p>133.7272727273</text:p>
          </table:table-cell>
          <table:table-cell table:formula="of:=STDEVPA([.B95:.AI95])" office:value-type="float" office:value="1.13545418152698" calcext:value-type="float">
            <text:p>1.1354541815</text:p>
          </table:table-cell>
          <table:table-cell table:number-columns-repeated="987"/>
        </table:table-row>
        <table:table-row table:style-name="ro2"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96:.AI96])" office:value-type="float" office:value="134.090909090909" calcext:value-type="float">
            <text:p>134.0909090909</text:p>
          </table:table-cell>
          <table:table-cell table:formula="of:=STDEVPA([.B96:.AI96])" office:value-type="float" office:value="1.13787777912234" calcext:value-type="float">
            <text:p>1.1378777791</text:p>
          </table:table-cell>
          <table:table-cell table:number-columns-repeated="987"/>
        </table:table-row>
        <table:table-row table:style-name="ro2"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97:.AI97])" office:value-type="float" office:value="134" calcext:value-type="float">
            <text:p>134</text:p>
          </table:table-cell>
          <table:table-cell table:formula="of:=STDEVPA([.B97:.AI97])" office:value-type="float" office:value="1.04446593573419" calcext:value-type="float">
            <text:p>1.0444659357</text:p>
          </table:table-cell>
          <table:table-cell table:number-columns-repeated="987"/>
        </table:table-row>
        <table:table-row table:style-name="ro2"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98:.AI98])" office:value-type="float" office:value="133.878787878788" calcext:value-type="float">
            <text:p>133.8787878788</text:p>
          </table:table-cell>
          <table:table-cell table:formula="of:=STDEVPA([.B98:.AI98])" office:value-type="float" office:value="1.12162154686798" calcext:value-type="float">
            <text:p>1.1216215469</text:p>
          </table:table-cell>
          <table:table-cell table:number-columns-repeated="987"/>
        </table:table-row>
        <table:table-row table:style-name="ro2">
          <table:table-cell table:style-name="Default" office:value-type="float" office:value="97" calcext:value-type="float">
            <text:p>97</text:p>
          </table:table-cell>
          <table:table-cell table:number-columns-repeated="4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table:formula="of:=AVERAGE([.B99:.AI99])" office:value-type="float" office:value="134.060606060606" calcext:value-type="float">
            <text:p>134.0606060606</text:p>
          </table:table-cell>
          <table:table-cell table:formula="of:=STDEVPA([.B99:.AI99])" office:value-type="float" office:value="0.850646596825346" calcext:value-type="float">
            <text:p>0.8506465968</text:p>
          </table:table-cell>
          <table:table-cell table:number-columns-repeated="987"/>
        </table:table-row>
        <table:table-row table:style-name="ro2">
          <table:table-cell table:style-name="Default" office:value-type="float" office:value="98" calcext:value-type="float">
            <text:p>98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100:.AI100])" office:value-type="float" office:value="133.757575757576" calcext:value-type="float">
            <text:p>133.7575757576</text:p>
          </table:table-cell>
          <table:table-cell table:formula="of:=STDEVPA([.B100:.AI100])" office:value-type="float" office:value="1.47771943518019" calcext:value-type="float">
            <text:p>1.4777194352</text:p>
          </table:table-cell>
          <table:table-cell table:number-columns-repeated="987"/>
        </table:table-row>
        <table:table-row table:style-name="ro2"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101:.AI101])" office:value-type="float" office:value="134.030303030303" calcext:value-type="float">
            <text:p>134.0303030303</text:p>
          </table:table-cell>
          <table:table-cell table:formula="of:=STDEVPA([.B101:.AI101])" office:value-type="float" office:value="2.64557776796571" calcext:value-type="float">
            <text:p>2.645577768</text:p>
          </table:table-cell>
          <table:table-cell table:number-columns-repeated="987"/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102:.AI102])" office:value-type="float" office:value="134.181818181818" calcext:value-type="float">
            <text:p>134.1818181818</text:p>
          </table:table-cell>
          <table:table-cell table:formula="of:=STDEVPA([.B102:.AI102])" office:value-type="float" office:value="1.08584684043448" calcext:value-type="float">
            <text:p>1.0858468404</text:p>
          </table:table-cell>
          <table:table-cell table:number-columns-repeated="987"/>
        </table:table-row>
        <table:table-row table:style-name="ro2"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103:.AI103])" office:value-type="float" office:value="134" calcext:value-type="float">
            <text:p>134</text:p>
          </table:table-cell>
          <table:table-cell table:formula="of:=STDEVPA([.B103:.AI103])" office:value-type="float" office:value="1.07308673997732" calcext:value-type="float">
            <text:p>1.07308674</text:p>
          </table:table-cell>
          <table:table-cell table:number-columns-repeated="987"/>
        </table:table-row>
        <table:table-row table:style-name="ro2">
          <table:table-cell table:style-name="Default" office:value-type="float" office:value="102" calcext:value-type="float">
            <text:p>102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104:.AI104])" office:value-type="float" office:value="133.909090909091" calcext:value-type="float">
            <text:p>133.9090909091</text:p>
          </table:table-cell>
          <table:table-cell table:formula="of:=STDEVPA([.B104:.AI104])" office:value-type="float" office:value="0.995859195463938" calcext:value-type="float">
            <text:p>0.9958591955</text:p>
          </table:table-cell>
          <table:table-cell table:number-columns-repeated="987"/>
        </table:table-row>
        <table:table-row table:style-name="ro2"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3"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105:.AI105])" office:value-type="float" office:value="133.787878787879" calcext:value-type="float">
            <text:p>133.7878787879</text:p>
          </table:table-cell>
          <table:table-cell table:formula="of:=STDEVPA([.B105:.AI105])" office:value-type="float" office:value="0.945726456625893" calcext:value-type="float">
            <text:p>0.9457264566</text:p>
          </table:table-cell>
          <table:table-cell table:number-columns-repeated="987"/>
        </table:table-row>
        <table:table-row table:style-name="ro2">
          <table:table-cell table:style-name="Default" office:value-type="float" office:value="104" calcext:value-type="float">
            <text:p>10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5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formula="of:=AVERAGE([.B106:.AI106])" office:value-type="float" office:value="134.242424242424" calcext:value-type="float">
            <text:p>134.2424242424</text:p>
          </table:table-cell>
          <table:table-cell table:formula="of:=STDEVPA([.B106:.AI106])" office:value-type="float" office:value="0.922128730588057" calcext:value-type="float">
            <text:p>0.9221287306</text:p>
          </table:table-cell>
          <table:table-cell table:number-columns-repeated="987"/>
        </table:table-row>
        <table:table-row table:style-name="ro2"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2" table:style-name="Default" office:value-type="float" office:value="134" calcext:value-type="float">
            <text:p>134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table:formula="of:=AVERAGE([.B107:.AI107])" office:value-type="float" office:value="123.818181818182" calcext:value-type="float">
            <text:p>123.8181818182</text:p>
          </table:table-cell>
          <table:table-cell table:formula="of:=STDEVPA([.B107:.AI107])" office:value-type="float" office:value="23.5249120636679" calcext:value-type="float">
            <text:p>23.5249120637</text:p>
          </table:table-cell>
          <table:table-cell table:number-columns-repeated="987"/>
        </table:table-row>
        <table:table-row table:style-name="ro2"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2" table:style-name="Default" office:value-type="float" office:value="135" calcext:value-type="float">
            <text:p>135</text:p>
          </table:table-cell>
          <table:table-cell/>
          <table:table-cell table:formula="of:=AVERAGE([.B108:.AI108])" office:value-type="float" office:value="110.212121212121" calcext:value-type="float">
            <text:p>110.2121212121</text:p>
          </table:table-cell>
          <table:table-cell table:formula="of:=STDEVPA([.B108:.AI108])" office:value-type="float" office:value="48.7801236072319" calcext:value-type="float">
            <text:p>48.7801236072</text:p>
          </table:table-cell>
          <table:table-cell table:number-columns-repeated="987"/>
        </table:table-row>
        <table:table-row table:style-name="ro2"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AVERAGE([.B109:.AI109])" office:value-type="float" office:value="36.3636363636364" calcext:value-type="float">
            <text:p>36.3636363636</text:p>
          </table:table-cell>
          <table:table-cell table:formula="of:=STDEVPA([.B109:.AI109])" office:value-type="float" office:value="27.6151234167496" calcext:value-type="float">
            <text:p>27.6151234167</text:p>
          </table:table-cell>
          <table:table-cell table:number-columns-repeated="987"/>
        </table:table-row>
        <table:table-row table:style-name="ro2">
          <table:table-cell table:style-name="Default" office:value-type="float" office:value="108" calcext:value-type="float">
            <text:p>108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10:.AI110])" office:value-type="float" office:value="0" calcext:value-type="float">
            <text:p>0</text:p>
          </table:table-cell>
          <table:table-cell table:formula="of:=STDEVPA([.B110:.AI11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9" calcext:value-type="float">
            <text:p>109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11:.AI111])" office:value-type="float" office:value="0" calcext:value-type="float">
            <text:p>0</text:p>
          </table:table-cell>
          <table:table-cell table:formula="of:=STDEVPA([.B111:.AI11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10" calcext:value-type="float">
            <text:p>11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/>
          <table:table-cell table:formula="of:=AVERAGE([.B112:.AI112])" office:value-type="float" office:value="0.303030303030303" calcext:value-type="float">
            <text:p>0.303030303</text:p>
          </table:table-cell>
          <table:table-cell table:formula="of:=STDEVPA([.B112:.AI112])" office:value-type="float" office:value="0.71710057976965" calcext:value-type="float">
            <text:p>0.7171005798</text:p>
          </table:table-cell>
          <table:table-cell table:number-columns-repeated="987"/>
        </table:table-row>
        <table:table-row table:style-name="ro2">
          <table:table-cell table:style-name="Default" office:value-type="float" office:value="111" calcext:value-type="float">
            <text:p>11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/>
          <table:table-cell table:formula="of:=AVERAGE([.B113:.AI113])" office:value-type="float" office:value="0.242424242424242" calcext:value-type="float">
            <text:p>0.2424242424</text:p>
          </table:table-cell>
          <table:table-cell table:formula="of:=STDEVPA([.B113:.AI113])" office:value-type="float" office:value="0.652747249349637" calcext:value-type="float">
            <text:p>0.6527472493</text:p>
          </table:table-cell>
          <table:table-cell table:number-columns-repeated="987"/>
        </table:table-row>
        <table:table-row table:style-name="ro2">
          <table:table-cell table:style-name="Default" office:value-type="float" office:value="112" calcext:value-type="float">
            <text:p>112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/>
          <table:table-cell table:formula="of:=AVERAGE([.B114:.AI114])" office:value-type="float" office:value="1.45454545454545" calcext:value-type="float">
            <text:p>1.4545454545</text:p>
          </table:table-cell>
          <table:table-cell table:formula="of:=STDEVPA([.B114:.AI114])" office:value-type="float" office:value="0.890723542830247" calcext:value-type="float">
            <text:p>0.8907235428</text:p>
          </table:table-cell>
          <table:table-cell table:number-columns-repeated="987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rmal" table:style-name="ta1">
        <table:shapes>
          <draw:frame draw:z-index="0" draw:style-name="gr1" draw:text-style-name="P1" svg:width="159.99mm" svg:height="89.99mm" svg:x="311.41mm" svg:y="43.89mm">
            <loext:p draw:notify-on-update-of-ranges="ANormal.B1:ANormal.B1 ANormal.B2:ANormal.B118 ANormal.C1:ANormal.C1 ANormal.C2:ANormal.C118 ANormal.D1:ANormal.D1 ANormal.D2:ANormal.D118 ANormal.E1:ANormal.E1 ANormal.E2:ANormal.E118 ANormal.F1:ANormal.F1 ANormal.F2:ANormal.F118 ANormal.G1:ANormal.G1 ANormal.G2:ANormal.G118 ANormal.H1:ANormal.H1 ANormal.H2:ANormal.H118 ANormal.I1:ANormal.I1 ANormal.I2:ANormal.I118 ANormal.J1:ANormal.J1 ANormal.J2:ANormal.J118 ANormal.K1:ANormal.K1 ANormal.K2:ANormal.K118 ANormal.L1:ANormal.L1 ANormal.L2:ANormal.L118 ANormal.M1:ANormal.M1 ANormal.M2:ANormal.M118 ANormal.N1:ANormal.N1 ANormal.N2:ANormal.N118 ANormal.O1:ANormal.O1 ANormal.O2:ANormal.O118 ANormal.P1:ANormal.P1 ANormal.P2:ANormal.P118 ANormal.Q1:ANormal.Q1 ANormal.Q2:ANormal.Q118 ANormal.R1:ANormal.R1 ANormal.R2:ANormal.R118 ANormal.S1:ANormal.S1 ANormal.S2:ANormal.S118 ANormal.T1:ANormal.T1 ANormal.T2:ANormal.T118 ANormal.U1:ANormal.U1 ANormal.U2:ANormal.U118 ANormal.V1:ANormal.V1 ANormal.V2:ANormal.V118 ANormal.W1:ANormal.W1 ANormal.W2:ANormal.W118 ANormal.X1:ANormal.X1 ANormal.X2:ANormal.X118 ANormal.Y1:ANormal.Y1 ANormal.Y2:ANormal.Y118 ANormal.Z1:ANormal.Z1 ANormal.Z2:ANormal.Z118 ANormal.AA1:ANormal.AA1 ANormal.AA2:ANormal.AA118 ANormal.AB1:ANormal.AB1 ANormal.AB2:ANormal.AB118 ANormal.AC1:ANormal.AC1 ANormal.AC2:ANormal.AC118 ANormal.AD1:ANormal.AD1 ANormal.AD2:ANormal.AD118 ANormal.AE1:ANormal.AE1 ANormal.AE2:ANormal.AE118 ANormal.AF1:ANormal.AF1 ANormal.AF2:ANormal.AF118 ANormal.AG1:ANormal.AG1 ANormal.AG2:ANormal.AG118 ANormal.AH1:ANormal.AH1 ANormal.AH2:ANormal.AH118 ANormal.AI1:ANormal.AI1 ANormal.AI2:ANormal.AI1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50eth0.pcap0stat0160425002043201.txt</text:p>
          </table:table-cell>
          <table:table-cell office:value-type="string" calcext:value-type="string">
            <text:p>host50eth0.pcap0stat0160425002071602.txt</text:p>
          </table:table-cell>
          <table:table-cell office:value-type="string" calcext:value-type="string">
            <text:p>host50eth0.pcap0stat0160425002100103.txt</text:p>
          </table:table-cell>
          <table:table-cell office:value-type="string" calcext:value-type="string">
            <text:p>host50eth0.pcap0stat0160425002124604.txt</text:p>
          </table:table-cell>
          <table:table-cell office:value-type="string" calcext:value-type="string">
            <text:p>host50eth0.pcap0stat0160425002153005.txt</text:p>
          </table:table-cell>
          <table:table-cell office:value-type="string" calcext:value-type="string">
            <text:p>host50eth0.pcap0stat0160425002181506.txt</text:p>
          </table:table-cell>
          <table:table-cell office:value-type="string" calcext:value-type="string">
            <text:p>host50eth0.pcap0stat0160425002210007.txt</text:p>
          </table:table-cell>
          <table:table-cell office:value-type="string" calcext:value-type="string">
            <text:p>host50eth0.pcap0stat0160425002234508.txt</text:p>
          </table:table-cell>
          <table:table-cell office:value-type="string" calcext:value-type="string">
            <text:p>host50eth0.pcap0stat0160425002263009.txt</text:p>
          </table:table-cell>
          <table:table-cell office:value-type="string" calcext:value-type="string">
            <text:p>host50eth0.pcap0stat01604250022915010.txt</text:p>
          </table:table-cell>
          <table:table-cell office:value-type="string" calcext:value-type="string">
            <text:p>host50eth0.pcap0stat01604250023159011.txt</text:p>
          </table:table-cell>
          <table:table-cell office:value-type="string" calcext:value-type="string">
            <text:p>host50eth0.pcap0stat01604250023445012.txt</text:p>
          </table:table-cell>
          <table:table-cell office:value-type="string" calcext:value-type="string">
            <text:p>host50eth0.pcap0stat01604250023730013.txt</text:p>
          </table:table-cell>
          <table:table-cell office:value-type="string" calcext:value-type="string">
            <text:p>host50eth0.pcap0stat01604250024014014.txt</text:p>
          </table:table-cell>
          <table:table-cell office:value-type="string" calcext:value-type="string">
            <text:p>host50eth0.pcap0stat01604250024258015.txt</text:p>
          </table:table-cell>
          <table:table-cell office:value-type="string" calcext:value-type="string">
            <text:p>host50eth0.pcap0stat01604250024544016.txt</text:p>
          </table:table-cell>
          <table:table-cell office:value-type="string" calcext:value-type="string">
            <text:p>host50eth0.pcap0stat01604250024829017.txt</text:p>
          </table:table-cell>
          <table:table-cell office:value-type="string" calcext:value-type="string">
            <text:p>host50eth0.pcap0stat01604250025114018.txt</text:p>
          </table:table-cell>
          <table:table-cell office:value-type="string" calcext:value-type="string">
            <text:p>host50eth0.pcap0stat01604250025359019.txt</text:p>
          </table:table-cell>
          <table:table-cell office:value-type="string" calcext:value-type="string">
            <text:p>host50eth0.pcap0stat01604250025644020.txt</text:p>
          </table:table-cell>
          <table:table-cell office:value-type="string" calcext:value-type="string">
            <text:p>host50eth0.pcap0stat01604250025928021.txt</text:p>
          </table:table-cell>
          <table:table-cell office:value-type="string" calcext:value-type="string">
            <text:p>host50eth0.pcap0stat01604250030212022.txt</text:p>
          </table:table-cell>
          <table:table-cell office:value-type="string" calcext:value-type="string">
            <text:p>host50eth0.pcap0stat01604250030458023.txt</text:p>
          </table:table-cell>
          <table:table-cell office:value-type="string" calcext:value-type="string">
            <text:p>host50eth0.pcap0stat01604250030742024.txt</text:p>
          </table:table-cell>
          <table:table-cell office:value-type="string" calcext:value-type="string">
            <text:p>host50eth0.pcap0stat01604250031027025.txt</text:p>
          </table:table-cell>
          <table:table-cell office:value-type="string" calcext:value-type="string">
            <text:p>host50eth0.pcap0stat01604250031312026.txt</text:p>
          </table:table-cell>
          <table:table-cell office:value-type="string" calcext:value-type="string">
            <text:p>host50eth0.pcap0stat01604250031557027.txt</text:p>
          </table:table-cell>
          <table:table-cell office:value-type="string" calcext:value-type="string">
            <text:p>host50eth0.pcap0stat01604250031842028.txt</text:p>
          </table:table-cell>
          <table:table-cell office:value-type="string" calcext:value-type="string">
            <text:p>host50eth0.pcap0stat01604250032128029.txt</text:p>
          </table:table-cell>
          <table:table-cell office:value-type="string" calcext:value-type="string">
            <text:p>host50eth0.pcap0stat01604250032413030.txt</text:p>
          </table:table-cell>
          <table:table-cell office:value-type="string" calcext:value-type="string">
            <text:p>host50eth0.pcap0stat01604250032658031.txt</text:p>
          </table:table-cell>
          <table:table-cell office:value-type="string" calcext:value-type="string">
            <text:p>host50eth0.pcap0stat01604250032942032.txt</text:p>
          </table:table-cell>
          <table:table-cell office:value-type="string" calcext:value-type="string">
            <text:p>host50eth0.pcap0stat01604250033227033.txt</text:p>
          </table:table-cell>
          <table:table-cell/>
          <table:table-cell table:style-name="ce6" office:value-type="string" calcext:value-type="string">
            <text:p>mediaANormal</text:p>
          </table:table-cell>
          <table:table-cell table:style-name="ce6" office:value-type="string" calcext:value-type="string">
            <text:p>desvANormal</text:p>
          </table:table-cell>
          <table:table-cell table:style-name="ce8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AVERAGE([.B2:.AI2])" office:value-type="float" office:value="28.3636363636364" calcext:value-type="float">
            <text:p>28.3636363636</text:p>
          </table:table-cell>
          <table:table-cell table:formula="of:=STDEVPA([.B2:.AI2])" office:value-type="float" office:value="58.4386848740384" calcext:value-type="float">
            <text:p>58.438684874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AVERAGE([.B3:.AI3])" office:value-type="float" office:value="62" calcext:value-type="float">
            <text:p>62</text:p>
          </table:table-cell>
          <table:table-cell table:formula="of:=STDEVPA([.B3:.AI3])" office:value-type="float" office:value="50.1101816303863" calcext:value-type="float">
            <text:p>50.1101816304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AVERAGE([.B4:.AI4])" office:value-type="float" office:value="147.363636363636" calcext:value-type="float">
            <text:p>147.3636363636</text:p>
          </table:table-cell>
          <table:table-cell table:formula="of:=STDEVPA([.B4:.AI4])" office:value-type="float" office:value="10.2833144692667" calcext:value-type="float">
            <text:p>10.2833144693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AVERAGE([.B5:.AI5])" office:value-type="float" office:value="140.454545454545" calcext:value-type="float">
            <text:p>140.4545454545</text:p>
          </table:table-cell>
          <table:table-cell table:formula="of:=STDEVPA([.B5:.AI5])" office:value-type="float" office:value="2.0013769364798" calcext:value-type="float">
            <text:p>2.0013769365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AVERAGE([.B6:.AI6])" office:value-type="float" office:value="139.181818181818" calcext:value-type="float">
            <text:p>139.1818181818</text:p>
          </table:table-cell>
          <table:table-cell table:formula="of:=STDEVPA([.B6:.AI6])" office:value-type="float" office:value="1.67792341817056" calcext:value-type="float">
            <text:p>1.6779234182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AVERAGE([.B7:.AI7])" office:value-type="float" office:value="138.515151515152" calcext:value-type="float">
            <text:p>138.5151515152</text:p>
          </table:table-cell>
          <table:table-cell table:formula="of:=STDEVPA([.B7:.AI7])" office:value-type="float" office:value="2.32406660470473" calcext:value-type="float">
            <text:p>2.3240666047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/>
          <table:table-cell table:formula="of:=AVERAGE([.B8:.AI8])" office:value-type="float" office:value="136.212121212121" calcext:value-type="float">
            <text:p>136.2121212121</text:p>
          </table:table-cell>
          <table:table-cell table:formula="of:=STDEVPA([.B8:.AI8])" office:value-type="float" office:value="1.82171374123505" calcext:value-type="float">
            <text:p>1.8217137412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9:.AI9])" office:value-type="float" office:value="133.909090909091" calcext:value-type="float">
            <text:p>133.9090909091</text:p>
          </table:table-cell>
          <table:table-cell table:formula="of:=STDEVPA([.B9:.AI9])" office:value-type="float" office:value="1.11092744120142" calcext:value-type="float">
            <text:p>1.1109274412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10:.AI10])" office:value-type="float" office:value="133.818181818182" calcext:value-type="float">
            <text:p>133.8181818182</text:p>
          </table:table-cell>
          <table:table-cell table:formula="of:=STDEVPA([.B10:.AI10])" office:value-type="float" office:value="1.1402962255895" calcext:value-type="float">
            <text:p>1.1402962256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11:.AI11])" office:value-type="float" office:value="133.727272727273" calcext:value-type="float">
            <text:p>133.7272727273</text:p>
          </table:table-cell>
          <table:table-cell table:formula="of:=STDEVPA([.B11:.AI11])" office:value-type="float" office:value="0.962091385841669" calcext:value-type="float">
            <text:p>0.9620913858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12:.AI12])" office:value-type="float" office:value="134.151515151515" calcext:value-type="float">
            <text:p>134.1515151515</text:p>
          </table:table-cell>
          <table:table-cell table:formula="of:=STDEVPA([.B12:.AI12])" office:value-type="float" office:value="0.988454935169703" calcext:value-type="float">
            <text:p>0.9884549352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13:.AI13])" office:value-type="float" office:value="133.909090909091" calcext:value-type="float">
            <text:p>133.9090909091</text:p>
          </table:table-cell>
          <table:table-cell table:formula="of:=STDEVPA([.B13:.AI13])" office:value-type="float" office:value="0.899954085146515" calcext:value-type="float">
            <text:p>0.8999540851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14:.AI14])" office:value-type="float" office:value="133.939393939394" calcext:value-type="float">
            <text:p>133.9393939394</text:p>
          </table:table-cell>
          <table:table-cell table:formula="of:=STDEVPA([.B14:.AI14])" office:value-type="float" office:value="0.814244172275419" calcext:value-type="float">
            <text:p>0.8142441723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AVERAGE([.B15:.AI15])" office:value-type="float" office:value="133.818181818182" calcext:value-type="float">
            <text:p>133.8181818182</text:p>
          </table:table-cell>
          <table:table-cell table:formula="of:=STDEVPA([.B15:.AI15])" office:value-type="float" office:value="0.935966376453364" calcext:value-type="float">
            <text:p>0.9359663765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16:.AI16])" office:value-type="float" office:value="133.818181818182" calcext:value-type="float">
            <text:p>133.8181818182</text:p>
          </table:table-cell>
          <table:table-cell table:formula="of:=STDEVPA([.B16:.AI16])" office:value-type="float" office:value="0.868804314353421" calcext:value-type="float">
            <text:p>0.8688043144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AVERAGE([.B17:.AI17])" office:value-type="float" office:value="134.121212121212" calcext:value-type="float">
            <text:p>134.1212121212</text:p>
          </table:table-cell>
          <table:table-cell table:formula="of:=STDEVPA([.B17:.AI17])" office:value-type="float" office:value="0.879310189608903" calcext:value-type="float">
            <text:p>0.8793101896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18:.AI18])" office:value-type="float" office:value="133.787878787879" calcext:value-type="float">
            <text:p>133.7878787879</text:p>
          </table:table-cell>
          <table:table-cell table:formula="of:=STDEVPA([.B18:.AI18])" office:value-type="float" office:value="1.03740865264386" calcext:value-type="float">
            <text:p>1.0374086526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19:.AI19])" office:value-type="float" office:value="133.939393939394" calcext:value-type="float">
            <text:p>133.9393939394</text:p>
          </table:table-cell>
          <table:table-cell table:formula="of:=STDEVPA([.B19:.AI19])" office:value-type="float" office:value="0.982865135771325" calcext:value-type="float">
            <text:p>0.9828651358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20:.AI20])" office:value-type="float" office:value="133.909090909091" calcext:value-type="float">
            <text:p>133.9090909091</text:p>
          </table:table-cell>
          <table:table-cell table:formula="of:=STDEVPA([.B20:.AI20])" office:value-type="float" office:value="0.829882662886615" calcext:value-type="float">
            <text:p>0.8298826629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AVERAGE([.B21:.AI21])" office:value-type="float" office:value="133.818181818182" calcext:value-type="float">
            <text:p>133.8181818182</text:p>
          </table:table-cell>
          <table:table-cell table:formula="of:=STDEVPA([.B21:.AI21])" office:value-type="float" office:value="1.05757141615849" calcext:value-type="float">
            <text:p>1.0575714162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22:.AI22])" office:value-type="float" office:value="133.818181818182" calcext:value-type="float">
            <text:p>133.8181818182</text:p>
          </table:table-cell>
          <table:table-cell table:formula="of:=STDEVPA([.B22:.AI22])" office:value-type="float" office:value="0.998621639592975" calcext:value-type="float">
            <text:p>0.9986216396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23:.AI23])" office:value-type="float" office:value="133.242424242424" calcext:value-type="float">
            <text:p>133.2424242424</text:p>
          </table:table-cell>
          <table:table-cell table:formula="of:=STDEVPA([.B23:.AI23])" office:value-type="float" office:value="4.55957403001309" calcext:value-type="float">
            <text:p>4.55957403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/>
          <table:table-cell table:formula="of:=AVERAGE([.B24:.AI24])" office:value-type="float" office:value="135.030303030303" calcext:value-type="float">
            <text:p>135.0303030303</text:p>
          </table:table-cell>
          <table:table-cell table:formula="of:=STDEVPA([.B24:.AI24])" office:value-type="float" office:value="5.40754158271379" calcext:value-type="float">
            <text:p>5.4075415827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25:.AI25])" office:value-type="float" office:value="133.484848484849" calcext:value-type="float">
            <text:p>133.4848484848</text:p>
          </table:table-cell>
          <table:table-cell table:formula="of:=STDEVPA([.B25:.AI25])" office:value-type="float" office:value="3.75072689618565" calcext:value-type="float">
            <text:p>3.7507268962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26:.AI26])" office:value-type="float" office:value="134.606060606061" calcext:value-type="float">
            <text:p>134.6060606061</text:p>
          </table:table-cell>
          <table:table-cell table:formula="of:=STDEVPA([.B26:.AI26])" office:value-type="float" office:value="4.38274435913607" calcext:value-type="float">
            <text:p>4.3827443591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AVERAGE([.B27:.AI27])" office:value-type="float" office:value="133.787878787879" calcext:value-type="float">
            <text:p>133.7878787879</text:p>
          </table:table-cell>
          <table:table-cell table:formula="of:=STDEVPA([.B27:.AI27])" office:value-type="float" office:value="1.00777509989793" calcext:value-type="float">
            <text:p>1.0077750999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28:.AI28])" office:value-type="float" office:value="134.030303030303" calcext:value-type="float">
            <text:p>134.0303030303</text:p>
          </table:table-cell>
          <table:table-cell table:formula="of:=STDEVPA([.B28:.AI28])" office:value-type="float" office:value="0.79714826896763" calcext:value-type="float">
            <text:p>0.797148269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29:.AI29])" office:value-type="float" office:value="134.030303030303" calcext:value-type="float">
            <text:p>134.0303030303</text:p>
          </table:table-cell>
          <table:table-cell table:formula="of:=STDEVPA([.B29:.AI29])" office:value-type="float" office:value="0.96874953716035" calcext:value-type="float">
            <text:p>0.9687495372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30:.AI30])" office:value-type="float" office:value="133.818181818182" calcext:value-type="float">
            <text:p>133.8181818182</text:p>
          </table:table-cell>
          <table:table-cell table:formula="of:=STDEVPA([.B30:.AI30])" office:value-type="float" office:value="0.935966376453364" calcext:value-type="float">
            <text:p>0.9359663765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31:.AI31])" office:value-type="float" office:value="133.848484848485" calcext:value-type="float">
            <text:p>133.8484848485</text:p>
          </table:table-cell>
          <table:table-cell table:formula="of:=STDEVPA([.B31:.AI31])" office:value-type="float" office:value="1.87683182632752" calcext:value-type="float">
            <text:p>1.8768318263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32:.AI32])" office:value-type="float" office:value="133.545454545455" calcext:value-type="float">
            <text:p>133.5454545455</text:p>
          </table:table-cell>
          <table:table-cell table:formula="of:=STDEVPA([.B32:.AI32])" office:value-type="float" office:value="1.30479091767339" calcext:value-type="float">
            <text:p>1.3047909177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/>
          <table:table-cell table:formula="of:=AVERAGE([.B33:.AI33])" office:value-type="float" office:value="134.515151515152" calcext:value-type="float">
            <text:p>134.5151515152</text:p>
          </table:table-cell>
          <table:table-cell table:formula="of:=STDEVPA([.B33:.AI33])" office:value-type="float" office:value="2.74271721187509" calcext:value-type="float">
            <text:p>2.7427172119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34:.AI34])" office:value-type="float" office:value="133.242424242424" calcext:value-type="float">
            <text:p>133.2424242424</text:p>
          </table:table-cell>
          <table:table-cell table:formula="of:=STDEVPA([.B34:.AI34])" office:value-type="float" office:value="2.89231272702788" calcext:value-type="float">
            <text:p>2.892312727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35:.AI35])" office:value-type="float" office:value="134.757575757576" calcext:value-type="float">
            <text:p>134.7575757576</text:p>
          </table:table-cell>
          <table:table-cell table:formula="of:=STDEVPA([.B35:.AI35])" office:value-type="float" office:value="3.88493830558481" calcext:value-type="float">
            <text:p>3.8849383056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36:.AI36])" office:value-type="float" office:value="134.363636363636" calcext:value-type="float">
            <text:p>134.3636363636</text:p>
          </table:table-cell>
          <table:table-cell table:formula="of:=STDEVPA([.B36:.AI36])" office:value-type="float" office:value="1.20146833949085" calcext:value-type="float">
            <text:p>1.2014683395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37:.AI37])" office:value-type="float" office:value="133.939393939394" calcext:value-type="float">
            <text:p>133.9393939394</text:p>
          </table:table-cell>
          <table:table-cell table:formula="of:=STDEVPA([.B37:.AI37])" office:value-type="float" office:value="1.41291433053027" calcext:value-type="float">
            <text:p>1.4129143305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38:.AI38])" office:value-type="float" office:value="133.363636363636" calcext:value-type="float">
            <text:p>133.3636363636</text:p>
          </table:table-cell>
          <table:table-cell table:formula="of:=STDEVPA([.B38:.AI38])" office:value-type="float" office:value="2.49627822140836" calcext:value-type="float">
            <text:p>2.4962782214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39:.AI39])" office:value-type="float" office:value="134.636363636364" calcext:value-type="float">
            <text:p>134.6363636364</text:p>
          </table:table-cell>
          <table:table-cell table:formula="of:=STDEVPA([.B39:.AI39])" office:value-type="float" office:value="3.20811642857359" calcext:value-type="float">
            <text:p>3.2081164286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40:.AI40])" office:value-type="float" office:value="133.939393939394" calcext:value-type="float">
            <text:p>133.9393939394</text:p>
          </table:table-cell>
          <table:table-cell table:formula="of:=STDEVPA([.B40:.AI40])" office:value-type="float" office:value="0.919136417460794" calcext:value-type="float">
            <text:p>0.9191364175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41:.AI41])" office:value-type="float" office:value="134.090909090909" calcext:value-type="float">
            <text:p>134.0909090909</text:p>
          </table:table-cell>
          <table:table-cell table:formula="of:=STDEVPA([.B41:.AI41])" office:value-type="float" office:value="0.829882662886615" calcext:value-type="float">
            <text:p>0.8298826629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42:.AI42])" office:value-type="float" office:value="133.636363636364" calcext:value-type="float">
            <text:p>133.6363636364</text:p>
          </table:table-cell>
          <table:table-cell table:formula="of:=STDEVPA([.B42:.AI42])" office:value-type="float" office:value="0.915131446699485" calcext:value-type="float">
            <text:p>0.9151314467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43:.AI43])" office:value-type="float" office:value="134.060606060606" calcext:value-type="float">
            <text:p>134.0606060606</text:p>
          </table:table-cell>
          <table:table-cell table:formula="of:=STDEVPA([.B43:.AI43])" office:value-type="float" office:value="0.885553890678937" calcext:value-type="float">
            <text:p>0.8855538907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44:.AI44])" office:value-type="float" office:value="133.818181818182" calcext:value-type="float">
            <text:p>133.8181818182</text:p>
          </table:table-cell>
          <table:table-cell table:formula="of:=STDEVPA([.B44:.AI44])" office:value-type="float" office:value="1.02851895445316" calcext:value-type="float">
            <text:p>1.0285189545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45:.AI45])" office:value-type="float" office:value="134.606060606061" calcext:value-type="float">
            <text:p>134.6060606061</text:p>
          </table:table-cell>
          <table:table-cell table:formula="of:=STDEVPA([.B45:.AI45])" office:value-type="float" office:value="0.982865135771325" calcext:value-type="float">
            <text:p>0.9828651358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46:.AI46])" office:value-type="float" office:value="133.787878787879" calcext:value-type="float">
            <text:p>133.7878787879</text:p>
          </table:table-cell>
          <table:table-cell table:formula="of:=STDEVPA([.B46:.AI46])" office:value-type="float" office:value="1.00777509989793" calcext:value-type="float">
            <text:p>1.0077750999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AVERAGE([.B47:.AI47])" office:value-type="float" office:value="134.575757575758" calcext:value-type="float">
            <text:p>134.5757575758</text:p>
          </table:table-cell>
          <table:table-cell table:formula="of:=STDEVPA([.B47:.AI47])" office:value-type="float" office:value="1.23166069290313" calcext:value-type="float">
            <text:p>1.2316606929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48:.AI48])" office:value-type="float" office:value="133.69696969697" calcext:value-type="float">
            <text:p>133.696969697</text:p>
          </table:table-cell>
          <table:table-cell table:formula="of:=STDEVPA([.B48:.AI48])" office:value-type="float" office:value="1.05843934524685" calcext:value-type="float">
            <text:p>1.0584393452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AVERAGE([.B49:.AI49])" office:value-type="float" office:value="134.151515151515" calcext:value-type="float">
            <text:p>134.1515151515</text:p>
          </table:table-cell>
          <table:table-cell table:formula="of:=STDEVPA([.B49:.AI49])" office:value-type="float" office:value="0.891753876943162" calcext:value-type="float">
            <text:p>0.8917538769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50:.AI50])" office:value-type="float" office:value="133.69696969697" calcext:value-type="float">
            <text:p>133.696969697</text:p>
          </table:table-cell>
          <table:table-cell table:formula="of:=STDEVPA([.B50:.AI50])" office:value-type="float" office:value="1.31390808416235" calcext:value-type="float">
            <text:p>1.3139080842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135" calcext:value-type="float">
            <text:p>135</text:p>
          </table:table-cell>
          <table:table-cell/>
          <table:table-cell table:formula="of:=AVERAGE([.B51:.AI51])" office:value-type="float" office:value="134.363636363636" calcext:value-type="float">
            <text:p>134.3636363636</text:p>
          </table:table-cell>
          <table:table-cell table:formula="of:=STDEVPA([.B51:.AI51])" office:value-type="float" office:value="1.06794001131552" calcext:value-type="float">
            <text:p>1.0679400113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9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52:.AI52])" office:value-type="float" office:value="133.636363636364" calcext:value-type="float">
            <text:p>133.6363636364</text:p>
          </table:table-cell>
          <table:table-cell table:formula="of:=STDEVPA([.B52:.AI52])" office:value-type="float" office:value="0.947666410370417" calcext:value-type="float">
            <text:p>0.9476664104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8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/>
          <table:table-cell table:formula="of:=AVERAGE([.B53:.AI53])" office:value-type="float" office:value="134.333333333333" calcext:value-type="float">
            <text:p>134.3333333333</text:p>
          </table:table-cell>
          <table:table-cell table:formula="of:=STDEVPA([.B53:.AI53])" office:value-type="float" office:value="2.23832549243871" calcext:value-type="float">
            <text:p>2.2383254924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AVERAGE([.B54:.AI54])" office:value-type="float" office:value="133.363636363636" calcext:value-type="float">
            <text:p>133.3636363636</text:p>
          </table:table-cell>
          <table:table-cell table:formula="of:=STDEVPA([.B54:.AI54])" office:value-type="float" office:value="0.881396337712059" calcext:value-type="float">
            <text:p>0.8813963377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55:.AI55])" office:value-type="float" office:value="133.757575757576" calcext:value-type="float">
            <text:p>133.7575757576</text:p>
          </table:table-cell>
          <table:table-cell table:formula="of:=STDEVPA([.B55:.AI55])" office:value-type="float" office:value="2.71951759347692" calcext:value-type="float">
            <text:p>2.7195175935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56:.AI56])" office:value-type="float" office:value="133.636363636364" calcext:value-type="float">
            <text:p>133.6363636364</text:p>
          </table:table-cell>
          <table:table-cell table:formula="of:=STDEVPA([.B56:.AI56])" office:value-type="float" office:value="0.915131446699484" calcext:value-type="float">
            <text:p>0.9151314467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/>
          <table:table-cell table:formula="of:=AVERAGE([.B57:.AI57])" office:value-type="float" office:value="134.242424242424" calcext:value-type="float">
            <text:p>134.2424242424</text:p>
          </table:table-cell>
          <table:table-cell table:formula="of:=STDEVPA([.B57:.AI57])" office:value-type="float" office:value="0.817620458377699" calcext:value-type="float">
            <text:p>0.8176204584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58:.AI58])" office:value-type="float" office:value="133.69696969697" calcext:value-type="float">
            <text:p>133.696969697</text:p>
          </table:table-cell>
          <table:table-cell table:formula="of:=STDEVPA([.B58:.AI58])" office:value-type="float" office:value="0.904026296374321" calcext:value-type="float">
            <text:p>0.9040262964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7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/>
          <table:table-cell table:formula="of:=AVERAGE([.B59:.AI59])" office:value-type="float" office:value="134.212121212121" calcext:value-type="float">
            <text:p>134.2121212121</text:p>
          </table:table-cell>
          <table:table-cell table:formula="of:=STDEVPA([.B59:.AI59])" office:value-type="float" office:value="0.879310189608903" calcext:value-type="float">
            <text:p>0.8793101896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60:.AI60])" office:value-type="float" office:value="133.666666666667" calcext:value-type="float">
            <text:p>133.6666666667</text:p>
          </table:table-cell>
          <table:table-cell table:formula="of:=STDEVPA([.B60:.AI60])" office:value-type="float" office:value="0.974420314594759" calcext:value-type="float">
            <text:p>0.9744203146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61:.AI61])" office:value-type="float" office:value="134.151515151515" calcext:value-type="float">
            <text:p>134.1515151515</text:p>
          </table:table-cell>
          <table:table-cell table:formula="of:=STDEVPA([.B61:.AI61])" office:value-type="float" office:value="0.925111364998409" calcext:value-type="float">
            <text:p>0.925111365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62:.AI62])" office:value-type="float" office:value="133.636363636364" calcext:value-type="float">
            <text:p>133.6363636364</text:p>
          </table:table-cell>
          <table:table-cell table:formula="of:=STDEVPA([.B62:.AI62])" office:value-type="float" office:value="0.77138921583987" calcext:value-type="float">
            <text:p>0.7713892158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63:.AI63])" office:value-type="float" office:value="134.090909090909" calcext:value-type="float">
            <text:p>134.0909090909</text:p>
          </table:table-cell>
          <table:table-cell table:formula="of:=STDEVPA([.B63:.AI63])" office:value-type="float" office:value="0.933018443535797" calcext:value-type="float">
            <text:p>0.9330184435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64:.AI64])" office:value-type="float" office:value="133.393939393939" calcext:value-type="float">
            <text:p>133.3939393939</text:p>
          </table:table-cell>
          <table:table-cell table:formula="of:=STDEVPA([.B64:.AI64])" office:value-type="float" office:value="2.85974563331007" calcext:value-type="float">
            <text:p>2.8597456333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65:.AI65])" office:value-type="float" office:value="134.606060606061" calcext:value-type="float">
            <text:p>134.6060606061</text:p>
          </table:table-cell>
          <table:table-cell table:formula="of:=STDEVPA([.B65:.AI65])" office:value-type="float" office:value="2.2688856421012" calcext:value-type="float">
            <text:p>2.2688856421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AVERAGE([.B66:.AI66])" office:value-type="float" office:value="132.909090909091" calcext:value-type="float">
            <text:p>132.9090909091</text:p>
          </table:table-cell>
          <table:table-cell table:formula="of:=STDEVPA([.B66:.AI66])" office:value-type="float" office:value="3.38771073470545" calcext:value-type="float">
            <text:p>3.3877107347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5"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67:.AI67])" office:value-type="float" office:value="134.727272727273" calcext:value-type="float">
            <text:p>134.7272727273</text:p>
          </table:table-cell>
          <table:table-cell table:formula="of:=STDEVPA([.B67:.AI67])" office:value-type="float" office:value="3.25923143266636" calcext:value-type="float">
            <text:p>3.2592314327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68:.AI68])" office:value-type="float" office:value="133.909090909091" calcext:value-type="float">
            <text:p>133.9090909091</text:p>
          </table:table-cell>
          <table:table-cell table:formula="of:=STDEVPA([.B68:.AI68])" office:value-type="float" office:value="0.865627688308224" calcext:value-type="float">
            <text:p>0.8656276883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AVERAGE([.B69:.AI69])" office:value-type="float" office:value="134.121212121212" calcext:value-type="float">
            <text:p>134.1212121212</text:p>
          </table:table-cell>
          <table:table-cell table:formula="of:=STDEVPA([.B69:.AI69])" office:value-type="float" office:value="1.03740865264386" calcext:value-type="float">
            <text:p>1.0374086526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70:.AI70])" office:value-type="float" office:value="133.787878787879" calcext:value-type="float">
            <text:p>133.7878787879</text:p>
          </table:table-cell>
          <table:table-cell table:formula="of:=STDEVPA([.B70:.AI70])" office:value-type="float" office:value="0.913122374140567" calcext:value-type="float">
            <text:p>0.9131223741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71:.AI71])" office:value-type="float" office:value="134.181818181818" calcext:value-type="float">
            <text:p>134.1818181818</text:p>
          </table:table-cell>
          <table:table-cell table:formula="of:=STDEVPA([.B71:.AI71])" office:value-type="float" office:value="0.756969454351321" calcext:value-type="float">
            <text:p>0.7569694544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AVERAGE([.B72:.AI72])" office:value-type="float" office:value="133.727272727273" calcext:value-type="float">
            <text:p>133.7272727273</text:p>
          </table:table-cell>
          <table:table-cell table:formula="of:=STDEVPA([.B72:.AI72])" office:value-type="float" office:value="0.962091385841669" calcext:value-type="float">
            <text:p>0.9620913858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73:.AI73])" office:value-type="float" office:value="134.030303030303" calcext:value-type="float">
            <text:p>134.0303030303</text:p>
          </table:table-cell>
          <table:table-cell table:formula="of:=STDEVPA([.B73:.AI73])" office:value-type="float" office:value="0.936946959620624" calcext:value-type="float">
            <text:p>0.9369469596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74:.AI74])" office:value-type="float" office:value="133.909090909091" calcext:value-type="float">
            <text:p>133.9090909091</text:p>
          </table:table-cell>
          <table:table-cell table:formula="of:=STDEVPA([.B74:.AI74])" office:value-type="float" office:value="0.933018443535797" calcext:value-type="float">
            <text:p>0.9330184435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75:.AI75])" office:value-type="float" office:value="133.939393939394" calcext:value-type="float">
            <text:p>133.9393939394</text:p>
          </table:table-cell>
          <table:table-cell table:formula="of:=STDEVPA([.B75:.AI75])" office:value-type="float" office:value="0.951534452612581" calcext:value-type="float">
            <text:p>0.9515344526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76:.AI76])" office:value-type="float" office:value="134.060606060606" calcext:value-type="float">
            <text:p>134.0606060606</text:p>
          </table:table-cell>
          <table:table-cell table:formula="of:=STDEVPA([.B76:.AI76])" office:value-type="float" office:value="1.20452163117284" calcext:value-type="float">
            <text:p>1.2045216312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77:.AI77])" office:value-type="float" office:value="133.969696969697" calcext:value-type="float">
            <text:p>133.9696969697</text:p>
          </table:table-cell>
          <table:table-cell table:formula="of:=STDEVPA([.B77:.AI77])" office:value-type="float" office:value="0.834296963511285" calcext:value-type="float">
            <text:p>0.8342969635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AVERAGE([.B78:.AI78])" office:value-type="float" office:value="133.939393939394" calcext:value-type="float">
            <text:p>133.9393939394</text:p>
          </table:table-cell>
          <table:table-cell table:formula="of:=STDEVPA([.B78:.AI78])" office:value-type="float" office:value="1.09929437255861" calcext:value-type="float">
            <text:p>1.0992943726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79:.AI79])" office:value-type="float" office:value="133.818181818182" calcext:value-type="float">
            <text:p>133.8181818182</text:p>
          </table:table-cell>
          <table:table-cell table:formula="of:=STDEVPA([.B79:.AI79])" office:value-type="float" office:value="0.998621639592975" calcext:value-type="float">
            <text:p>0.9986216396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80:.AI80])" office:value-type="float" office:value="134.060606060606" calcext:value-type="float">
            <text:p>134.0606060606</text:p>
          </table:table-cell>
          <table:table-cell table:formula="of:=STDEVPA([.B80:.AI80])" office:value-type="float" office:value="0.951534452612581" calcext:value-type="float">
            <text:p>0.9515344526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81:.AI81])" office:value-type="float" office:value="133.969696969697" calcext:value-type="float">
            <text:p>133.9696969697</text:p>
          </table:table-cell>
          <table:table-cell table:formula="of:=STDEVPA([.B81:.AI81])" office:value-type="float" office:value="0.999540757725493" calcext:value-type="float">
            <text:p>0.9995407577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AVERAGE([.B82:.AI82])" office:value-type="float" office:value="134" calcext:value-type="float">
            <text:p>134</text:p>
          </table:table-cell>
          <table:table-cell table:formula="of:=STDEVPA([.B82:.AI82])" office:value-type="float" office:value="1.07308673997732" calcext:value-type="float">
            <text:p>1.07308674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83:.AI83])" office:value-type="float" office:value="133.787878787879" calcext:value-type="float">
            <text:p>133.7878787879</text:p>
          </table:table-cell>
          <table:table-cell table:formula="of:=STDEVPA([.B83:.AI83])" office:value-type="float" office:value="0.945726456625893" calcext:value-type="float">
            <text:p>0.9457264566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84:.AI84])" office:value-type="float" office:value="133.969696969697" calcext:value-type="float">
            <text:p>133.9696969697</text:p>
          </table:table-cell>
          <table:table-cell table:formula="of:=STDEVPA([.B84:.AI84])" office:value-type="float" office:value="0.936946959620624" calcext:value-type="float">
            <text:p>0.9369469596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85:.AI85])" office:value-type="float" office:value="134.060606060606" calcext:value-type="float">
            <text:p>134.0606060606</text:p>
          </table:table-cell>
          <table:table-cell table:formula="of:=STDEVPA([.B85:.AI85])" office:value-type="float" office:value="1.12652304820855" calcext:value-type="float">
            <text:p>1.1265230482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86:.AI86])" office:value-type="float" office:value="134.181818181818" calcext:value-type="float">
            <text:p>134.1818181818</text:p>
          </table:table-cell>
          <table:table-cell table:formula="of:=STDEVPA([.B86:.AI86])" office:value-type="float" office:value="1.02851895445316" calcext:value-type="float">
            <text:p>1.0285189545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87:.AI87])" office:value-type="float" office:value="133.787878787879" calcext:value-type="float">
            <text:p>133.7878787879</text:p>
          </table:table-cell>
          <table:table-cell table:formula="of:=STDEVPA([.B87:.AI87])" office:value-type="float" office:value="0.879310189608903" calcext:value-type="float">
            <text:p>0.8793101896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AVERAGE([.B88:.AI88])" office:value-type="float" office:value="134.181818181818" calcext:value-type="float">
            <text:p>134.1818181818</text:p>
          </table:table-cell>
          <table:table-cell table:formula="of:=STDEVPA([.B88:.AI88])" office:value-type="float" office:value="0.903009965197051" calcext:value-type="float">
            <text:p>0.9030099652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89:.AI89])" office:value-type="float" office:value="133.818181818182" calcext:value-type="float">
            <text:p>133.8181818182</text:p>
          </table:table-cell>
          <table:table-cell table:formula="of:=STDEVPA([.B89:.AI89])" office:value-type="float" office:value="0.903009965197051" calcext:value-type="float">
            <text:p>0.9030099652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/>
          <table:table-cell table:formula="of:=AVERAGE([.B90:.AI90])" office:value-type="float" office:value="133.909090909091" calcext:value-type="float">
            <text:p>133.9090909091</text:p>
          </table:table-cell>
          <table:table-cell table:formula="of:=STDEVPA([.B90:.AI90])" office:value-type="float" office:value="2.27454472785396" calcext:value-type="float">
            <text:p>2.2745447279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91:.AI91])" office:value-type="float" office:value="134.69696969697" calcext:value-type="float">
            <text:p>134.696969697</text:p>
          </table:table-cell>
          <table:table-cell table:formula="of:=STDEVPA([.B91:.AI91])" office:value-type="float" office:value="3.11871038309542" calcext:value-type="float">
            <text:p>3.1187103831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92:.AI92])" office:value-type="float" office:value="133.848484848485" calcext:value-type="float">
            <text:p>133.8484848485</text:p>
          </table:table-cell>
          <table:table-cell table:formula="of:=STDEVPA([.B92:.AI92])" office:value-type="float" office:value="1.04797675550246" calcext:value-type="float">
            <text:p>1.0479767555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93:.AI93])" office:value-type="float" office:value="133.878787878788" calcext:value-type="float">
            <text:p>133.8787878788</text:p>
          </table:table-cell>
          <table:table-cell table:formula="of:=STDEVPA([.B93:.AI93])" office:value-type="float" office:value="0.807449248149953" calcext:value-type="float">
            <text:p>0.8074492481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table:formula="of:=AVERAGE([.B94:.AI94])" office:value-type="float" office:value="134.060606060606" calcext:value-type="float">
            <text:p>134.0606060606</text:p>
          </table:table-cell>
          <table:table-cell table:formula="of:=STDEVPA([.B94:.AI94])" office:value-type="float" office:value="0.919136417460794" calcext:value-type="float">
            <text:p>0.9191364175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95:.AI95])" office:value-type="float" office:value="133.636363636364" calcext:value-type="float">
            <text:p>133.6363636364</text:p>
          </table:table-cell>
          <table:table-cell table:formula="of:=STDEVPA([.B95:.AI95])" office:value-type="float" office:value="1.03917746663529" calcext:value-type="float">
            <text:p>1.0391774666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96:.AI96])" office:value-type="float" office:value="134.181818181818" calcext:value-type="float">
            <text:p>134.1818181818</text:p>
          </table:table-cell>
          <table:table-cell table:formula="of:=STDEVPA([.B96:.AI96])" office:value-type="float" office:value="1.02851895445316" calcext:value-type="float">
            <text:p>1.0285189545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97:.AI97])" office:value-type="float" office:value="134" calcext:value-type="float">
            <text:p>134</text:p>
          </table:table-cell>
          <table:table-cell table:formula="of:=STDEVPA([.B97:.AI97])" office:value-type="float" office:value="1.04446593573419" calcext:value-type="float">
            <text:p>1.0444659357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98:.AI98])" office:value-type="float" office:value="133.939393939394" calcext:value-type="float">
            <text:p>133.9393939394</text:p>
          </table:table-cell>
          <table:table-cell table:formula="of:=STDEVPA([.B98:.AI98])" office:value-type="float" office:value="1.12652304820855" calcext:value-type="float">
            <text:p>1.1265230482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99:.AI99])" office:value-type="float" office:value="134" calcext:value-type="float">
            <text:p>134</text:p>
          </table:table-cell>
          <table:table-cell table:formula="of:=STDEVPA([.B99:.AI99])" office:value-type="float" office:value="0.852802865422442" calcext:value-type="float">
            <text:p>0.8528028654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100:.AI100])" office:value-type="float" office:value="133.757575757576" calcext:value-type="float">
            <text:p>133.7575757576</text:p>
          </table:table-cell>
          <table:table-cell table:formula="of:=STDEVPA([.B100:.AI100])" office:value-type="float" office:value="1.47771943518019" calcext:value-type="float">
            <text:p>1.4777194352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101:.AI101])" office:value-type="float" office:value="134" calcext:value-type="float">
            <text:p>134</text:p>
          </table:table-cell>
          <table:table-cell table:formula="of:=STDEVPA([.B101:.AI101])" office:value-type="float" office:value="2.61696099483444" calcext:value-type="float">
            <text:p>2.6169609948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102:.AI102])" office:value-type="float" office:value="134.242424242424" calcext:value-type="float">
            <text:p>134.2424242424</text:p>
          </table:table-cell>
          <table:table-cell table:formula="of:=STDEVPA([.B102:.AI102])" office:value-type="float" office:value="0.954425196849916" calcext:value-type="float">
            <text:p>0.9544251968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103:.AI103])" office:value-type="float" office:value="133.878787878788" calcext:value-type="float">
            <text:p>133.8787878788</text:p>
          </table:table-cell>
          <table:table-cell table:formula="of:=STDEVPA([.B103:.AI103])" office:value-type="float" office:value="0.913122374140568" calcext:value-type="float">
            <text:p>0.9131223741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104:.AI104])" office:value-type="float" office:value="134.090909090909" calcext:value-type="float">
            <text:p>134.0909090909</text:p>
          </table:table-cell>
          <table:table-cell table:formula="of:=STDEVPA([.B104:.AI104])" office:value-type="float" office:value="1.11092744120142" calcext:value-type="float">
            <text:p>1.1109274412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105:.AI105])" office:value-type="float" office:value="133.69696969697" calcext:value-type="float">
            <text:p>133.696969697</text:p>
          </table:table-cell>
          <table:table-cell table:formula="of:=STDEVPA([.B105:.AI105])" office:value-type="float" office:value="1.02941137887655" calcext:value-type="float">
            <text:p>1.0294113789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AVERAGE([.B106:.AI106])" office:value-type="float" office:value="134.242424242424" calcext:value-type="float">
            <text:p>134.2424242424</text:p>
          </table:table-cell>
          <table:table-cell table:formula="of:=STDEVPA([.B106:.AI106])" office:value-type="float" office:value="0.922128730588057" calcext:value-type="float">
            <text:p>0.9221287306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B107:.AI107])" office:value-type="float" office:value="123.393939393939" calcext:value-type="float">
            <text:p>123.3939393939</text:p>
          </table:table-cell>
          <table:table-cell table:formula="of:=STDEVPA([.B107:.AI107])" office:value-type="float" office:value="24.6132994278215" calcext:value-type="float">
            <text:p>24.6132994278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/>
          <table:table-cell table:formula="of:=AVERAGE([.B108:.AI108])" office:value-type="float" office:value="109.848484848485" calcext:value-type="float">
            <text:p>109.8484848485</text:p>
          </table:table-cell>
          <table:table-cell table:formula="of:=STDEVPA([.B108:.AI108])" office:value-type="float" office:value="48.8436722195018" calcext:value-type="float">
            <text:p>48.8436722195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AVERAGE([.B109:.AI109])" office:value-type="float" office:value="34.3939393939394" calcext:value-type="float">
            <text:p>34.3939393939</text:p>
          </table:table-cell>
          <table:table-cell table:formula="of:=STDEVPA([.B109:.AI109])" office:value-type="float" office:value="26.8271000408614" calcext:value-type="float">
            <text:p>26.8271000409</text:p>
          </table:table-cell>
          <table:table-cell table:number-columns-repeated="987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shapes>
          <draw:frame draw:z-index="0" draw:style-name="gr1" draw:text-style-name="P1" svg:width="159.99mm" svg:height="89.99mm" svg:x="197.03mm" svg:y="42.46mm">
            <loext:p draw:notify-on-update-of-ranges="VAtaque.B1:VAtaque.B1 VAtaque.B2:VAtaque.B47 VAtaque.C1:VAtaque.C1 VAtaque.C2:VAtaque.C47 VAtaque.D1:VAtaque.D1 VAtaque.D2:VAtaque.D47 VAtaque.E1:VAtaque.E1 VAtaque.E2:VAtaque.E47 VAtaque.F1:VAtaque.F1 VAtaque.F2:VAtaque.F47 VAtaque.G1:VAtaque.G1 VAtaque.G2:VAtaque.G47 VAtaque.H1:VAtaque.H1 VAtaque.H2:VAtaque.H47 VAtaque.I1:VAtaque.I1 VAtaque.I2:VAtaque.I47 VAtaque.J1:VAtaque.J1 VAtaque.J2:VAtaque.J47 VAtaque.K1:VAtaque.K1 VAtaque.K2:VAtaque.K47 VAtaque.L1:VAtaque.L1 VAtaque.L2:VAtaque.L47 VAtaque.M1:VAtaque.M1 VAtaque.M2:VAtaque.M47 VAtaque.N1:VAtaque.N1 VAtaque.N2:VAtaque.N47 VAtaque.O1:VAtaque.O1 VAtaque.O2:VAtaque.O47 VAtaque.P1:VAtaque.P1 VAtaque.P2:VAtaque.P47 VAtaque.Q1:VAtaque.Q1 VAtaque.Q2:VAtaque.Q47 VAtaque.R1:VAtaque.R1 VAtaque.R2:VAtaque.R47 VAtaque.S1:VAtaque.S1 VAtaque.S2:VAtaque.S47 VAtaque.T1:VAtaque.T1 VAtaque.T2:VAtaque.T47 VAtaque.U1:VAtaque.U1 VAtaque.U2:VAtaque.U47 VAtaque.V1:VAtaque.V1 VAtaque.V2:VAtaque.V47 VAtaque.W1:VAtaque.W1 VAtaque.W2:VAtaque.W47 VAtaque.X1:VAtaque.X1 VAtaque.X2:VAtaque.X47 VAtaque.Y1:VAtaque.Y1 VAtaque.Y2:VAtaque.Y47 VAtaque.Z1:VAtaque.Z1 VAtaque.Z2:VAtaque.Z47 VAtaque.AA1:VAtaque.AA1 VAtaque.AA2:VAtaque.AA47 VAtaque.AB1:VAtaque.AB1 VAtaque.AB2:VAtaque.AB47 VAtaque.AC1:VAtaque.AC1 VAtaque.AC2:VAtaque.AC47 VAtaque.AD1:VAtaque.AD1 VAtaque.AD2:VAtaque.AD47 VAtaque.AE1:VAtaque.AE1 VAtaque.AE2:VAtaque.AE47 VAtaque.AF1:VAtaque.AF1 VAtaque.AF2:VAtaque.AF47 VAtaque.AG1:VAtaque.AG1 VAtaque.AG2:VAtaque.AG47 VAtaque.AH1:VAtaque.AH1 VAtaque.AH2:VAtaque.AH47 VAtaque.AI1:VAtaque.AI1 VAtaque.AI2:VAtaque.AI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3">
          <table:table-cell table:number-columns-repeated="35"/>
          <table:table-cell table:style-name="ce6" office:value-type="string" calcext:value-type="string">
            <text:p>mediaVAtaque</text:p>
          </table:table-cell>
          <table:table-cell table:style-name="ce6" office:value-type="string" calcext:value-type="string">
            <text:p>desvVAtaque</text:p>
          </table:table-cell>
          <table:table-cell table:style-name="ce8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shapes>
          <draw:frame draw:z-index="0" draw:style-name="gr1" draw:text-style-name="P1" svg:width="159.99mm" svg:height="89.99mm" svg:x="308.3mm" svg:y="41.48mm">
            <loext:p draw:notify-on-update-of-ranges="AAtaque.B1:AAtaque.B1 AAtaque.B2:AAtaque.B120 AAtaque.C1:AAtaque.C1 AAtaque.C2:AAtaque.C120 AAtaque.D1:AAtaque.D1 AAtaque.D2:AAtaque.D120 AAtaque.E1:AAtaque.E1 AAtaque.E2:AAtaque.E120 AAtaque.F1:AAtaque.F1 AAtaque.F2:AAtaque.F120 AAtaque.G1:AAtaque.G1 AAtaque.G2:AAtaque.G120 AAtaque.H1:AAtaque.H1 AAtaque.H2:AAtaque.H120 AAtaque.I1:AAtaque.I1 AAtaque.I2:AAtaque.I120 AAtaque.J1:AAtaque.J1 AAtaque.J2:AAtaque.J120 AAtaque.K1:AAtaque.K1 AAtaque.K2:AAtaque.K120 AAtaque.L1:AAtaque.L1 AAtaque.L2:AAtaque.L120 AAtaque.M1:AAtaque.M1 AAtaque.M2:AAtaque.M120 AAtaque.N1:AAtaque.N1 AAtaque.N2:AAtaque.N120 AAtaque.O1:AAtaque.O1 AAtaque.O2:AAtaque.O120 AAtaque.P1:AAtaque.P1 AAtaque.P2:AAtaque.P120 AAtaque.Q1:AAtaque.Q1 AAtaque.Q2:AAtaque.Q120 AAtaque.R1:AAtaque.R1 AAtaque.R2:AAtaque.R120 AAtaque.S1:AAtaque.S1 AAtaque.S2:AAtaque.S120 AAtaque.T1:AAtaque.T1 AAtaque.T2:AAtaque.T120 AAtaque.U1:AAtaque.U1 AAtaque.U2:AAtaque.U120 AAtaque.V1:AAtaque.V1 AAtaque.V2:AAtaque.V120 AAtaque.W1:AAtaque.W1 AAtaque.W2:AAtaque.W120 AAtaque.X1:AAtaque.X1 AAtaque.X2:AAtaque.X120 AAtaque.Y1:AAtaque.Y1 AAtaque.Y2:AAtaque.Y120 AAtaque.Z1:AAtaque.Z1 AAtaque.Z2:AAtaque.Z120 AAtaque.AA1:AAtaque.AA1 AAtaque.AA2:AAtaque.AA120 AAtaque.AB1:AAtaque.AB1 AAtaque.AB2:AAtaque.AB120 AAtaque.AC1:AAtaque.AC1 AAtaque.AC2:AAtaque.AC120 AAtaque.AD1:AAtaque.AD1 AAtaque.AD2:AAtaque.AD120 AAtaque.AE1:AAtaque.AE1 AAtaque.AE2:AAtaque.AE120 AAtaque.AF1:AAtaque.AF1 AAtaque.AF2:AAtaque.AF120 AAtaque.AG1:AAtaque.AG1 AAtaque.AG2:AAtaque.AG120 AAtaque.AH1:AAtaque.AH1 AAtaque.AH2:AAtaque.AH120 AAtaque.AI1:AAtaque.AI1 AAtaque.AI2:AAtaque.AI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7"/>
        <table:table-column table:style-name="co10" table:default-cell-style-name="ce7"/>
        <table:table-column table:style-name="co4" table:number-columns-repeated="987" table:default-cell-style-name="Default"/>
        <table:table-row table:style-name="ro4">
          <table:table-cell table:number-columns-repeated="35"/>
          <table:table-cell table:style-name="ce6" office:value-type="string" calcext:value-type="string">
            <text:p>mediaAAtaque</text:p>
          </table:table-cell>
          <table:table-cell table:style-name="ce6" office:value-type="string" calcext:value-type="string">
            <text:p>desvAAtaque</text:p>
          </table:table-cell>
          <table:table-cell table:style-name="ce8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8:.AI48])" office:value-type="string" office:string-value="" calcext:value-type="error">
            <text:p>#DIV/0!</text:p>
          </table:table-cell>
          <table:table-cell table:formula="of:=STDEVPA([.B48:.AI4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9:.AI49])" office:value-type="string" office:string-value="" calcext:value-type="error">
            <text:p>#DIV/0!</text:p>
          </table:table-cell>
          <table:table-cell table:formula="of:=STDEVPA([.B49:.AI4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0:.AI50])" office:value-type="string" office:string-value="" calcext:value-type="error">
            <text:p>#DIV/0!</text:p>
          </table:table-cell>
          <table:table-cell table:formula="of:=STDEVPA([.B50:.AI5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1:.AI51])" office:value-type="string" office:string-value="" calcext:value-type="error">
            <text:p>#DIV/0!</text:p>
          </table:table-cell>
          <table:table-cell table:formula="of:=STDEVPA([.B51:.AI5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2:.AI52])" office:value-type="string" office:string-value="" calcext:value-type="error">
            <text:p>#DIV/0!</text:p>
          </table:table-cell>
          <table:table-cell table:formula="of:=STDEVPA([.B52:.AI5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3:.AI53])" office:value-type="string" office:string-value="" calcext:value-type="error">
            <text:p>#DIV/0!</text:p>
          </table:table-cell>
          <table:table-cell table:formula="of:=STDEVPA([.B53:.AI5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4:.AI54])" office:value-type="string" office:string-value="" calcext:value-type="error">
            <text:p>#DIV/0!</text:p>
          </table:table-cell>
          <table:table-cell table:formula="of:=STDEVPA([.B54:.AI5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5:.AI55])" office:value-type="string" office:string-value="" calcext:value-type="error">
            <text:p>#DIV/0!</text:p>
          </table:table-cell>
          <table:table-cell table:formula="of:=STDEVPA([.B55:.AI5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6:.AI56])" office:value-type="string" office:string-value="" calcext:value-type="error">
            <text:p>#DIV/0!</text:p>
          </table:table-cell>
          <table:table-cell table:formula="of:=STDEVPA([.B56:.AI5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7:.AI57])" office:value-type="string" office:string-value="" calcext:value-type="error">
            <text:p>#DIV/0!</text:p>
          </table:table-cell>
          <table:table-cell table:formula="of:=STDEVPA([.B57:.AI5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8:.AI58])" office:value-type="string" office:string-value="" calcext:value-type="error">
            <text:p>#DIV/0!</text:p>
          </table:table-cell>
          <table:table-cell table:formula="of:=STDEVPA([.B58:.AI5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9:.AI59])" office:value-type="string" office:string-value="" calcext:value-type="error">
            <text:p>#DIV/0!</text:p>
          </table:table-cell>
          <table:table-cell table:formula="of:=STDEVPA([.B59:.AI5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0:.AI60])" office:value-type="string" office:string-value="" calcext:value-type="error">
            <text:p>#DIV/0!</text:p>
          </table:table-cell>
          <table:table-cell table:formula="of:=STDEVPA([.B60:.AI6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1:.AI61])" office:value-type="string" office:string-value="" calcext:value-type="error">
            <text:p>#DIV/0!</text:p>
          </table:table-cell>
          <table:table-cell table:formula="of:=STDEVPA([.B61:.AI6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2:.AI62])" office:value-type="string" office:string-value="" calcext:value-type="error">
            <text:p>#DIV/0!</text:p>
          </table:table-cell>
          <table:table-cell table:formula="of:=STDEVPA([.B62:.AI6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3:.AI63])" office:value-type="string" office:string-value="" calcext:value-type="error">
            <text:p>#DIV/0!</text:p>
          </table:table-cell>
          <table:table-cell table:formula="of:=STDEVPA([.B63:.AI6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4:.AI64])" office:value-type="string" office:string-value="" calcext:value-type="error">
            <text:p>#DIV/0!</text:p>
          </table:table-cell>
          <table:table-cell table:formula="of:=STDEVPA([.B64:.AI6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5:.AI65])" office:value-type="string" office:string-value="" calcext:value-type="error">
            <text:p>#DIV/0!</text:p>
          </table:table-cell>
          <table:table-cell table:formula="of:=STDEVPA([.B65:.AI6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6:.AI66])" office:value-type="string" office:string-value="" calcext:value-type="error">
            <text:p>#DIV/0!</text:p>
          </table:table-cell>
          <table:table-cell table:formula="of:=STDEVPA([.B66:.AI6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7:.AI67])" office:value-type="string" office:string-value="" calcext:value-type="error">
            <text:p>#DIV/0!</text:p>
          </table:table-cell>
          <table:table-cell table:formula="of:=STDEVPA([.B67:.AI6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8:.AI68])" office:value-type="string" office:string-value="" calcext:value-type="error">
            <text:p>#DIV/0!</text:p>
          </table:table-cell>
          <table:table-cell table:formula="of:=STDEVPA([.B68:.AI6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9:.AI69])" office:value-type="string" office:string-value="" calcext:value-type="error">
            <text:p>#DIV/0!</text:p>
          </table:table-cell>
          <table:table-cell table:formula="of:=STDEVPA([.B69:.AI6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0:.AI70])" office:value-type="string" office:string-value="" calcext:value-type="error">
            <text:p>#DIV/0!</text:p>
          </table:table-cell>
          <table:table-cell table:formula="of:=STDEVPA([.B70:.AI7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1:.AI71])" office:value-type="string" office:string-value="" calcext:value-type="error">
            <text:p>#DIV/0!</text:p>
          </table:table-cell>
          <table:table-cell table:formula="of:=STDEVPA([.B71:.AI7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2:.AI72])" office:value-type="string" office:string-value="" calcext:value-type="error">
            <text:p>#DIV/0!</text:p>
          </table:table-cell>
          <table:table-cell table:formula="of:=STDEVPA([.B72:.AI7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3:.AI73])" office:value-type="string" office:string-value="" calcext:value-type="error">
            <text:p>#DIV/0!</text:p>
          </table:table-cell>
          <table:table-cell table:formula="of:=STDEVPA([.B73:.AI7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4:.AI74])" office:value-type="string" office:string-value="" calcext:value-type="error">
            <text:p>#DIV/0!</text:p>
          </table:table-cell>
          <table:table-cell table:formula="of:=STDEVPA([.B74:.AI7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5:.AI75])" office:value-type="string" office:string-value="" calcext:value-type="error">
            <text:p>#DIV/0!</text:p>
          </table:table-cell>
          <table:table-cell table:formula="of:=STDEVPA([.B75:.AI7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6:.AI76])" office:value-type="string" office:string-value="" calcext:value-type="error">
            <text:p>#DIV/0!</text:p>
          </table:table-cell>
          <table:table-cell table:formula="of:=STDEVPA([.B76:.AI7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7:.AI77])" office:value-type="string" office:string-value="" calcext:value-type="error">
            <text:p>#DIV/0!</text:p>
          </table:table-cell>
          <table:table-cell table:formula="of:=STDEVPA([.B77:.AI7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8:.AI78])" office:value-type="string" office:string-value="" calcext:value-type="error">
            <text:p>#DIV/0!</text:p>
          </table:table-cell>
          <table:table-cell table:formula="of:=STDEVPA([.B78:.AI7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9:.AI79])" office:value-type="string" office:string-value="" calcext:value-type="error">
            <text:p>#DIV/0!</text:p>
          </table:table-cell>
          <table:table-cell table:formula="of:=STDEVPA([.B79:.AI7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0:.AI80])" office:value-type="string" office:string-value="" calcext:value-type="error">
            <text:p>#DIV/0!</text:p>
          </table:table-cell>
          <table:table-cell table:formula="of:=STDEVPA([.B80:.AI8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1:.AI81])" office:value-type="string" office:string-value="" calcext:value-type="error">
            <text:p>#DIV/0!</text:p>
          </table:table-cell>
          <table:table-cell table:formula="of:=STDEVPA([.B81:.AI8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2:.AI82])" office:value-type="string" office:string-value="" calcext:value-type="error">
            <text:p>#DIV/0!</text:p>
          </table:table-cell>
          <table:table-cell table:formula="of:=STDEVPA([.B82:.AI8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3:.AI83])" office:value-type="string" office:string-value="" calcext:value-type="error">
            <text:p>#DIV/0!</text:p>
          </table:table-cell>
          <table:table-cell table:formula="of:=STDEVPA([.B83:.AI8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4:.AI84])" office:value-type="string" office:string-value="" calcext:value-type="error">
            <text:p>#DIV/0!</text:p>
          </table:table-cell>
          <table:table-cell table:formula="of:=STDEVPA([.B84:.AI8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5:.AI85])" office:value-type="string" office:string-value="" calcext:value-type="error">
            <text:p>#DIV/0!</text:p>
          </table:table-cell>
          <table:table-cell table:formula="of:=STDEVPA([.B85:.AI8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6:.AI86])" office:value-type="string" office:string-value="" calcext:value-type="error">
            <text:p>#DIV/0!</text:p>
          </table:table-cell>
          <table:table-cell table:formula="of:=STDEVPA([.B86:.AI8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7:.AI87])" office:value-type="string" office:string-value="" calcext:value-type="error">
            <text:p>#DIV/0!</text:p>
          </table:table-cell>
          <table:table-cell table:formula="of:=STDEVPA([.B87:.AI8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8:.AI88])" office:value-type="string" office:string-value="" calcext:value-type="error">
            <text:p>#DIV/0!</text:p>
          </table:table-cell>
          <table:table-cell table:formula="of:=STDEVPA([.B88:.AI8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9:.AI89])" office:value-type="string" office:string-value="" calcext:value-type="error">
            <text:p>#DIV/0!</text:p>
          </table:table-cell>
          <table:table-cell table:formula="of:=STDEVPA([.B89:.AI8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0:.AI90])" office:value-type="string" office:string-value="" calcext:value-type="error">
            <text:p>#DIV/0!</text:p>
          </table:table-cell>
          <table:table-cell table:formula="of:=STDEVPA([.B90:.AI9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1:.AI91])" office:value-type="string" office:string-value="" calcext:value-type="error">
            <text:p>#DIV/0!</text:p>
          </table:table-cell>
          <table:table-cell table:formula="of:=STDEVPA([.B91:.AI9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2:.AI92])" office:value-type="string" office:string-value="" calcext:value-type="error">
            <text:p>#DIV/0!</text:p>
          </table:table-cell>
          <table:table-cell table:formula="of:=STDEVPA([.B92:.AI9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3:.AI93])" office:value-type="string" office:string-value="" calcext:value-type="error">
            <text:p>#DIV/0!</text:p>
          </table:table-cell>
          <table:table-cell table:formula="of:=STDEVPA([.B93:.AI9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4:.AI94])" office:value-type="string" office:string-value="" calcext:value-type="error">
            <text:p>#DIV/0!</text:p>
          </table:table-cell>
          <table:table-cell table:formula="of:=STDEVPA([.B94:.AI9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5:.AI95])" office:value-type="string" office:string-value="" calcext:value-type="error">
            <text:p>#DIV/0!</text:p>
          </table:table-cell>
          <table:table-cell table:formula="of:=STDEVPA([.B95:.AI9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6:.AI96])" office:value-type="string" office:string-value="" calcext:value-type="error">
            <text:p>#DIV/0!</text:p>
          </table:table-cell>
          <table:table-cell table:formula="of:=STDEVPA([.B96:.AI9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7:.AI97])" office:value-type="string" office:string-value="" calcext:value-type="error">
            <text:p>#DIV/0!</text:p>
          </table:table-cell>
          <table:table-cell table:formula="of:=STDEVPA([.B97:.AI9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8:.AI98])" office:value-type="string" office:string-value="" calcext:value-type="error">
            <text:p>#DIV/0!</text:p>
          </table:table-cell>
          <table:table-cell table:formula="of:=STDEVPA([.B98:.AI9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9:.AI99])" office:value-type="string" office:string-value="" calcext:value-type="error">
            <text:p>#DIV/0!</text:p>
          </table:table-cell>
          <table:table-cell table:formula="of:=STDEVPA([.B99:.AI9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0:.AI100])" office:value-type="string" office:string-value="" calcext:value-type="error">
            <text:p>#DIV/0!</text:p>
          </table:table-cell>
          <table:table-cell table:formula="of:=STDEVPA([.B100:.AI10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1:.AI101])" office:value-type="string" office:string-value="" calcext:value-type="error">
            <text:p>#DIV/0!</text:p>
          </table:table-cell>
          <table:table-cell table:formula="of:=STDEVPA([.B101:.AI10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2:.AI102])" office:value-type="string" office:string-value="" calcext:value-type="error">
            <text:p>#DIV/0!</text:p>
          </table:table-cell>
          <table:table-cell table:formula="of:=STDEVPA([.B102:.AI10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3:.AI103])" office:value-type="string" office:string-value="" calcext:value-type="error">
            <text:p>#DIV/0!</text:p>
          </table:table-cell>
          <table:table-cell table:formula="of:=STDEVPA([.B103:.AI10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4:.AI104])" office:value-type="string" office:string-value="" calcext:value-type="error">
            <text:p>#DIV/0!</text:p>
          </table:table-cell>
          <table:table-cell table:formula="of:=STDEVPA([.B104:.AI10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5:.AI105])" office:value-type="string" office:string-value="" calcext:value-type="error">
            <text:p>#DIV/0!</text:p>
          </table:table-cell>
          <table:table-cell table:formula="of:=STDEVPA([.B105:.AI10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6:.AI106])" office:value-type="string" office:string-value="" calcext:value-type="error">
            <text:p>#DIV/0!</text:p>
          </table:table-cell>
          <table:table-cell table:formula="of:=STDEVPA([.B106:.AI10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7:.AI107])" office:value-type="string" office:string-value="" calcext:value-type="error">
            <text:p>#DIV/0!</text:p>
          </table:table-cell>
          <table:table-cell table:formula="of:=STDEVPA([.B107:.AI10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8:.AI108])" office:value-type="string" office:string-value="" calcext:value-type="error">
            <text:p>#DIV/0!</text:p>
          </table:table-cell>
          <table:table-cell table:formula="of:=STDEVPA([.B108:.AI10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9:.AI109])" office:value-type="string" office:string-value="" calcext:value-type="error">
            <text:p>#DIV/0!</text:p>
          </table:table-cell>
          <table:table-cell table:formula="of:=STDEVPA([.B109:.AI10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0:.AI110])" office:value-type="string" office:string-value="" calcext:value-type="error">
            <text:p>#DIV/0!</text:p>
          </table:table-cell>
          <table:table-cell table:formula="of:=STDEVPA([.B110:.AI1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1:.AI111])" office:value-type="string" office:string-value="" calcext:value-type="error">
            <text:p>#DIV/0!</text:p>
          </table:table-cell>
          <table:table-cell table:formula="of:=STDEVPA([.B111:.AI1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2:.AI112])" office:value-type="string" office:string-value="" calcext:value-type="error">
            <text:p>#DIV/0!</text:p>
          </table:table-cell>
          <table:table-cell table:formula="of:=STDEVPA([.B112:.AI1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3:.AI113])" office:value-type="string" office:string-value="" calcext:value-type="error">
            <text:p>#DIV/0!</text:p>
          </table:table-cell>
          <table:table-cell table:formula="of:=STDEVPA([.B113:.AI1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4:.AI114])" office:value-type="string" office:string-value="" calcext:value-type="error">
            <text:p>#DIV/0!</text:p>
          </table:table-cell>
          <table:table-cell table:formula="of:=STDEVPA([.B114:.AI1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5:.AI115])" office:value-type="string" office:string-value="" calcext:value-type="error">
            <text:p>#DIV/0!</text:p>
          </table:table-cell>
          <table:table-cell table:formula="of:=STDEVPA([.B115:.AI1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6:.AI116])" office:value-type="string" office:string-value="" calcext:value-type="error">
            <text:p>#DIV/0!</text:p>
          </table:table-cell>
          <table:table-cell table:formula="of:=STDEVPA([.B116:.AI1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7:.AI117])" office:value-type="string" office:string-value="" calcext:value-type="error">
            <text:p>#DIV/0!</text:p>
          </table:table-cell>
          <table:table-cell table:formula="of:=STDEVPA([.B117:.AI1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8:.AI118])" office:value-type="string" office:string-value="" calcext:value-type="error">
            <text:p>#DIV/0!</text:p>
          </table:table-cell>
          <table:table-cell table:formula="of:=STDEVPA([.B118:.AI1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9:.AI119])" office:value-type="string" office:string-value="" calcext:value-type="error">
            <text:p>#DIV/0!</text:p>
          </table:table-cell>
          <table:table-cell table:formula="of:=STDEVPA([.B119:.AI1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0:.AI120])" office:value-type="string" office:string-value="" calcext:value-type="error">
            <text:p>#DIV/0!</text:p>
          </table:table-cell>
          <table:table-cell table:formula="of:=STDEVPA([.B120:.AI1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176.49mm" svg:y="89.05mm">
            <loext:p draw:notify-on-update-of-ranges="medias.A1:medias.A142 medias.B1:medias.B1 medias.B1:medias.B142 medias.D1:medias.D1 medias.D1:medias.D142 medias.F1:medias.F1 medias.F1:medias.F142 medias.H1:medias.H1 medias.H1:medias.H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1" table:number-columns-repeated="4" table:default-cell-style-name="ce10"/>
        <table:table-column table:style-name="co4" table:number-columns-repeated="4" table:default-cell-style-name="ce12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ce9" office:value-type="string" calcext:value-type="string">
            <text:p>mediaVNormal</text:p>
          </table:table-cell>
          <table:table-cell table:style-name="ce9" office:value-type="string" calcext:value-type="string">
            <text:p>desvVNormal</text:p>
          </table:table-cell>
          <table:table-cell table:style-name="ce9" office:value-type="string" calcext:value-type="string">
            <text:p>mediaANormal</text:p>
          </table:table-cell>
          <table:table-cell table:style-name="ce9" office:value-type="string" calcext:value-type="string">
            <text:p>desvANormal</text:p>
          </table:table-cell>
          <table:table-cell table:style-name="ce11" table:number-columns-repeated="4"/>
          <table:table-cell table:style-name="ce14" table:number-columns-repeated="101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28.8787878787879" calcext:value-type="float">
            <text:p>28.88</text:p>
          </table:table-cell>
          <table:table-cell office:value-type="float" office:value="59.540033680306" calcext:value-type="float">
            <text:p>59.54</text:p>
          </table:table-cell>
          <table:table-cell office:value-type="float" office:value="28.3636363636364" calcext:value-type="float">
            <text:p>28.36</text:p>
          </table:table-cell>
          <table:table-cell office:value-type="float" office:value="58.4386848740384" calcext:value-type="float">
            <text:p>58.44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63.8181818181818" calcext:value-type="float">
            <text:p>63.82</text:p>
          </table:table-cell>
          <table:table-cell office:value-type="float" office:value="50.2873286921988" calcext:value-type="float">
            <text:p>50.29</text:p>
          </table:table-cell>
          <table:table-cell office:value-type="float" office:value="62" calcext:value-type="float">
            <text:p>62.00</text:p>
          </table:table-cell>
          <table:table-cell office:value-type="float" office:value="50.1101816303863" calcext:value-type="float">
            <text:p>50.11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148.181818181818" calcext:value-type="float">
            <text:p>148.18</text:p>
          </table:table-cell>
          <table:table-cell office:value-type="float" office:value="11.7691289692235" calcext:value-type="float">
            <text:p>11.77</text:p>
          </table:table-cell>
          <table:table-cell office:value-type="float" office:value="147.363636363636" calcext:value-type="float">
            <text:p>147.36</text:p>
          </table:table-cell>
          <table:table-cell office:value-type="float" office:value="10.2833144692667" calcext:value-type="float">
            <text:p>10.28</text:p>
          </table:table-cell>
          <table:table-cell table:style-name="ce13"/>
          <table:table-cell table:number-columns-repeated="5"/>
          <table:table-cell table:style-name="ce15"/>
          <table:table-cell table:number-columns-repeated="1012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140.454545454545" calcext:value-type="float">
            <text:p>140.45</text:p>
          </table:table-cell>
          <table:table-cell office:value-type="float" office:value="2.0902502255734" calcext:value-type="float">
            <text:p>2.09</text:p>
          </table:table-cell>
          <table:table-cell office:value-type="float" office:value="140.454545454545" calcext:value-type="float">
            <text:p>140.45</text:p>
          </table:table-cell>
          <table:table-cell office:value-type="float" office:value="2.0013769364798" calcext:value-type="float">
            <text:p>2.00</text:p>
          </table:table-cell>
          <table:table-cell table:number-columns-repeated="1019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float" office:value="139.151515151515" calcext:value-type="float">
            <text:p>139.15</text:p>
          </table:table-cell>
          <table:table-cell office:value-type="float" office:value="1.67189263322833" calcext:value-type="float">
            <text:p>1.67</text:p>
          </table:table-cell>
          <table:table-cell office:value-type="float" office:value="139.181818181818" calcext:value-type="float">
            <text:p>139.18</text:p>
          </table:table-cell>
          <table:table-cell office:value-type="float" office:value="1.67792341817056" calcext:value-type="float">
            <text:p>1.68</text:p>
          </table:table-cell>
          <table:table-cell table:number-columns-repeated="1019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float" office:value="138.848484848485" calcext:value-type="float">
            <text:p>138.85</text:p>
          </table:table-cell>
          <table:table-cell office:value-type="float" office:value="1.77731858165033" calcext:value-type="float">
            <text:p>1.78</text:p>
          </table:table-cell>
          <table:table-cell office:value-type="float" office:value="138.515151515152" calcext:value-type="float">
            <text:p>138.52</text:p>
          </table:table-cell>
          <table:table-cell office:value-type="float" office:value="2.32406660470473" calcext:value-type="float">
            <text:p>2.32</text:p>
          </table:table-cell>
          <table:table-cell table:number-columns-repeated="1019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float" office:value="136.666666666667" calcext:value-type="float">
            <text:p>136.67</text:p>
          </table:table-cell>
          <table:table-cell office:value-type="float" office:value="1.8034758807717" calcext:value-type="float">
            <text:p>1.80</text:p>
          </table:table-cell>
          <table:table-cell office:value-type="float" office:value="136.212121212121" calcext:value-type="float">
            <text:p>136.21</text:p>
          </table:table-cell>
          <table:table-cell office:value-type="float" office:value="1.82171374123505" calcext:value-type="float">
            <text:p>1.82</text:p>
          </table:table-cell>
          <table:table-cell table:number-columns-repeated="1019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float" office:value="135.121212121212" calcext:value-type="float">
            <text:p>135.12</text:p>
          </table:table-cell>
          <table:table-cell office:value-type="float" office:value="1.68338720149469" calcext:value-type="float">
            <text:p>1.68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1.11092744120142" calcext:value-type="float">
            <text:p>1.11</text:p>
          </table:table-cell>
          <table:table-cell table:number-columns-repeated="1019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float" office:value="134" calcext:value-type="float">
            <text:p>134.00</text:p>
          </table:table-cell>
          <table:table-cell office:value-type="float" office:value="1.07308673997732" calcext:value-type="float">
            <text:p>1.07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1.1402962255895" calcext:value-type="float">
            <text:p>1.14</text:p>
          </table:table-cell>
          <table:table-cell table:number-columns-repeated="1019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float" office:value="133.575757575758" calcext:value-type="float">
            <text:p>133.58</text:p>
          </table:table-cell>
          <table:table-cell office:value-type="float" office:value="0.888659290825162" calcext:value-type="float">
            <text:p>0.89</text:p>
          </table:table-cell>
          <table:table-cell office:value-type="float" office:value="133.727272727273" calcext:value-type="float">
            <text:p>133.73</text:p>
          </table:table-cell>
          <table:table-cell office:value-type="float" office:value="0.962091385841669" calcext:value-type="float">
            <text:p>0.96</text:p>
          </table:table-cell>
          <table:table-cell table:number-columns-repeated="1019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0.868804314353421" calcext:value-type="float">
            <text:p>0.87</text:p>
          </table:table-cell>
          <table:table-cell office:value-type="float" office:value="134.151515151515" calcext:value-type="float">
            <text:p>134.15</text:p>
          </table:table-cell>
          <table:table-cell office:value-type="float" office:value="0.988454935169703" calcext:value-type="float">
            <text:p>0.99</text:p>
          </table:table-cell>
          <table:table-cell table:number-columns-repeated="1019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0.925111364998409" calcext:value-type="float">
            <text:p>0.93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899954085146515" calcext:value-type="float">
            <text:p>0.90</text:p>
          </table:table-cell>
          <table:table-cell table:number-columns-repeated="1019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0.814244172275419" calcext:value-type="float">
            <text:p>0.81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0.814244172275419" calcext:value-type="float">
            <text:p>0.81</text:p>
          </table:table-cell>
          <table:table-cell table:number-columns-repeated="1019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float" office:value="133.575757575758" calcext:value-type="float">
            <text:p>133.58</text:p>
          </table:table-cell>
          <table:table-cell office:value-type="float" office:value="1.01594270389335" calcext:value-type="float">
            <text:p>1.02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935966376453364" calcext:value-type="float">
            <text:p>0.94</text:p>
          </table:table-cell>
          <table:table-cell table:number-columns-repeated="1019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0.865627688308224" calcext:value-type="float">
            <text:p>0.87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868804314353421" calcext:value-type="float">
            <text:p>0.87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0.879310189608903" calcext:value-type="float">
            <text:p>0.88</text:p>
          </table:table-cell>
          <table:table-cell office:value-type="float" office:value="134.121212121212" calcext:value-type="float">
            <text:p>134.12</text:p>
          </table:table-cell>
          <table:table-cell office:value-type="float" office:value="0.879310189608903" calcext:value-type="float">
            <text:p>0.88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office:value-type="float" office:value="134" calcext:value-type="float">
            <text:p>134.00</text:p>
          </table:table-cell>
          <table:table-cell office:value-type="float" office:value="0.984731927834662" calcext:value-type="float">
            <text:p>0.98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1.03740865264386" calcext:value-type="float">
            <text:p>1.04</text:p>
          </table:table-cell>
          <table:table-cell table:number-columns-repeated="1019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0.957307212056444" calcext:value-type="float">
            <text:p>0.96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0.982865135771325" calcext:value-type="float">
            <text:p>0.98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0.844144744071765" calcext:value-type="float">
            <text:p>0.84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829882662886615" calcext:value-type="float">
            <text:p>0.83</text:p>
          </table:table-cell>
          <table:table-cell table:number-columns-repeated="1019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0.913122374140568" calcext:value-type="float">
            <text:p>0.91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1.05757141615849" calcext:value-type="float">
            <text:p>1.06</text:p>
          </table:table-cell>
          <table:table-cell table:number-columns-repeated="1019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1.00777509989793" calcext:value-type="float">
            <text:p>1.01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998621639592975" calcext:value-type="float">
            <text:p>1.00</text:p>
          </table:table-cell>
          <table:table-cell table:number-columns-repeated="1019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office:value-type="float" office:value="133.030303030303" calcext:value-type="float">
            <text:p>133.03</text:p>
          </table:table-cell>
          <table:table-cell office:value-type="float" office:value="4.51586327519931" calcext:value-type="float">
            <text:p>4.52</text:p>
          </table:table-cell>
          <table:table-cell office:value-type="float" office:value="133.242424242424" calcext:value-type="float">
            <text:p>133.24</text:p>
          </table:table-cell>
          <table:table-cell office:value-type="float" office:value="4.55957403001309" calcext:value-type="float">
            <text:p>4.56</text:p>
          </table:table-cell>
          <table:table-cell table:number-columns-repeated="1019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office:value-type="float" office:value="135.212121212121" calcext:value-type="float">
            <text:p>135.21</text:p>
          </table:table-cell>
          <table:table-cell office:value-type="float" office:value="5.36406435546312" calcext:value-type="float">
            <text:p>5.36</text:p>
          </table:table-cell>
          <table:table-cell office:value-type="float" office:value="135.030303030303" calcext:value-type="float">
            <text:p>135.03</text:p>
          </table:table-cell>
          <table:table-cell office:value-type="float" office:value="5.40754158271379" calcext:value-type="float">
            <text:p>5.41</text:p>
          </table:table-cell>
          <table:table-cell table:number-columns-repeated="1019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float" office:value="133.393939393939" calcext:value-type="float">
            <text:p>133.39</text:p>
          </table:table-cell>
          <table:table-cell office:value-type="float" office:value="3.72493151402891" calcext:value-type="float">
            <text:p>3.72</text:p>
          </table:table-cell>
          <table:table-cell office:value-type="float" office:value="133.484848484849" calcext:value-type="float">
            <text:p>133.48</text:p>
          </table:table-cell>
          <table:table-cell office:value-type="float" office:value="3.75072689618565" calcext:value-type="float">
            <text:p>3.75</text:p>
          </table:table-cell>
          <table:table-cell table:number-columns-repeated="1019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office:value-type="float" office:value="134.636363636364" calcext:value-type="float">
            <text:p>134.64</text:p>
          </table:table-cell>
          <table:table-cell office:value-type="float" office:value="4.38190619803467" calcext:value-type="float">
            <text:p>4.38</text:p>
          </table:table-cell>
          <table:table-cell office:value-type="float" office:value="134.606060606061" calcext:value-type="float">
            <text:p>134.61</text:p>
          </table:table-cell>
          <table:table-cell office:value-type="float" office:value="4.38274435913607" calcext:value-type="float">
            <text:p>4.38</text:p>
          </table:table-cell>
          <table:table-cell table:number-columns-repeated="1019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0.919136417460794" calcext:value-type="float">
            <text:p>0.92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1.00777509989793" calcext:value-type="float">
            <text:p>1.01</text:p>
          </table:table-cell>
          <table:table-cell table:number-columns-repeated="1019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829882662886615" calcext:value-type="float">
            <text:p>0.83</text:p>
          </table:table-cell>
          <table:table-cell office:value-type="float" office:value="134.030303030303" calcext:value-type="float">
            <text:p>134.03</text:p>
          </table:table-cell>
          <table:table-cell office:value-type="float" office:value="0.79714826896763" calcext:value-type="float">
            <text:p>0.80</text:p>
          </table:table-cell>
          <table:table-cell table:number-columns-repeated="1019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office:value-type="float" office:value="133.969696969697" calcext:value-type="float">
            <text:p>133.97</text:p>
          </table:table-cell>
          <table:table-cell office:value-type="float" office:value="0.96874953716035" calcext:value-type="float">
            <text:p>0.97</text:p>
          </table:table-cell>
          <table:table-cell office:value-type="float" office:value="134.030303030303" calcext:value-type="float">
            <text:p>134.03</text:p>
          </table:table-cell>
          <table:table-cell office:value-type="float" office:value="0.96874953716035" calcext:value-type="float">
            <text:p>0.97</text:p>
          </table:table-cell>
          <table:table-cell table:number-columns-repeated="1019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0.982865135771325" calcext:value-type="float">
            <text:p>0.98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935966376453364" calcext:value-type="float">
            <text:p>0.94</text:p>
          </table:table-cell>
          <table:table-cell table:number-columns-repeated="1019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office:value-type="float" office:value="133.727272727273" calcext:value-type="float">
            <text:p>133.73</text:p>
          </table:table-cell>
          <table:table-cell office:value-type="float" office:value="1.9112541856026" calcext:value-type="float">
            <text:p>1.91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1.87683182632752" calcext:value-type="float">
            <text:p>1.88</text:p>
          </table:table-cell>
          <table:table-cell table:number-columns-repeated="1019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office:value-type="float" office:value="133.69696969697" calcext:value-type="float">
            <text:p>133.70</text:p>
          </table:table-cell>
          <table:table-cell office:value-type="float" office:value="1.26694211881011" calcext:value-type="float">
            <text:p>1.27</text:p>
          </table:table-cell>
          <table:table-cell office:value-type="float" office:value="133.545454545455" calcext:value-type="float">
            <text:p>133.55</text:p>
          </table:table-cell>
          <table:table-cell office:value-type="float" office:value="1.30479091767339" calcext:value-type="float">
            <text:p>1.30</text:p>
          </table:table-cell>
          <table:table-cell table:number-columns-repeated="1019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office:value-type="float" office:value="134.484848484849" calcext:value-type="float">
            <text:p>134.48</text:p>
          </table:table-cell>
          <table:table-cell office:value-type="float" office:value="2.75374359099063" calcext:value-type="float">
            <text:p>2.75</text:p>
          </table:table-cell>
          <table:table-cell office:value-type="float" office:value="134.515151515152" calcext:value-type="float">
            <text:p>134.52</text:p>
          </table:table-cell>
          <table:table-cell office:value-type="float" office:value="2.74271721187509" calcext:value-type="float">
            <text:p>2.74</text:p>
          </table:table-cell>
          <table:table-cell table:number-columns-repeated="1019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office:value-type="float" office:value="133.272727272727" calcext:value-type="float">
            <text:p>133.27</text:p>
          </table:table-cell>
          <table:table-cell office:value-type="float" office:value="2.91571216179998" calcext:value-type="float">
            <text:p>2.92</text:p>
          </table:table-cell>
          <table:table-cell office:value-type="float" office:value="133.242424242424" calcext:value-type="float">
            <text:p>133.24</text:p>
          </table:table-cell>
          <table:table-cell office:value-type="float" office:value="2.89231272702788" calcext:value-type="float">
            <text:p>2.89</text:p>
          </table:table-cell>
          <table:table-cell table:number-columns-repeated="1019"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office:value-type="float" office:value="134.757575757576" calcext:value-type="float">
            <text:p>134.76</text:p>
          </table:table-cell>
          <table:table-cell office:value-type="float" office:value="3.92374514223726" calcext:value-type="float">
            <text:p>3.92</text:p>
          </table:table-cell>
          <table:table-cell office:value-type="float" office:value="134.757575757576" calcext:value-type="float">
            <text:p>134.76</text:p>
          </table:table-cell>
          <table:table-cell office:value-type="float" office:value="3.88493830558481" calcext:value-type="float">
            <text:p>3.88</text:p>
          </table:table-cell>
          <table:table-cell table:number-columns-repeated="1019"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1.28992706992683" calcext:value-type="float">
            <text:p>1.29</text:p>
          </table:table-cell>
          <table:table-cell office:value-type="float" office:value="134.363636363636" calcext:value-type="float">
            <text:p>134.36</text:p>
          </table:table-cell>
          <table:table-cell office:value-type="float" office:value="1.20146833949085" calcext:value-type="float">
            <text:p>1.20</text:p>
          </table:table-cell>
          <table:table-cell table:number-columns-repeated="1019"/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office:value-type="float" office:value="133.969696969697" calcext:value-type="float">
            <text:p>133.97</text:p>
          </table:table-cell>
          <table:table-cell office:value-type="float" office:value="1.40313174579275" calcext:value-type="float">
            <text:p>1.40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1.41291433053027" calcext:value-type="float">
            <text:p>1.41</text:p>
          </table:table-cell>
          <table:table-cell table:number-columns-repeated="1019"/>
        </table:table-row>
        <table:table-row table:style-name="ro2">
          <table:table-cell table:style-name="Default" office:value-type="float" office:value="36" calcext:value-type="float">
            <text:p>36</text:p>
          </table:table-cell>
          <table:table-cell office:value-type="float" office:value="133.454545454545" calcext:value-type="float">
            <text:p>133.45</text:p>
          </table:table-cell>
          <table:table-cell office:value-type="float" office:value="2.5237167046857" calcext:value-type="float">
            <text:p>2.52</text:p>
          </table:table-cell>
          <table:table-cell office:value-type="float" office:value="133.363636363636" calcext:value-type="float">
            <text:p>133.36</text:p>
          </table:table-cell>
          <table:table-cell office:value-type="float" office:value="2.49627822140836" calcext:value-type="float">
            <text:p>2.50</text:p>
          </table:table-cell>
          <table:table-cell table:number-columns-repeated="1019"/>
        </table:table-row>
        <table:table-row table:style-name="ro2">
          <table:table-cell table:style-name="Default" office:value-type="float" office:value="37" calcext:value-type="float">
            <text:p>37</text:p>
          </table:table-cell>
          <table:table-cell office:value-type="float" office:value="134.545454545455" calcext:value-type="float">
            <text:p>134.55</text:p>
          </table:table-cell>
          <table:table-cell office:value-type="float" office:value="3.22011583728127" calcext:value-type="float">
            <text:p>3.22</text:p>
          </table:table-cell>
          <table:table-cell office:value-type="float" office:value="134.636363636364" calcext:value-type="float">
            <text:p>134.64</text:p>
          </table:table-cell>
          <table:table-cell office:value-type="float" office:value="3.20811642857359" calcext:value-type="float">
            <text:p>3.21</text:p>
          </table:table-cell>
          <table:table-cell table:number-columns-repeated="1019"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office:value-type="float" office:value="134" calcext:value-type="float">
            <text:p>134.00</text:p>
          </table:table-cell>
          <table:table-cell office:value-type="float" office:value="0.953462589245592" calcext:value-type="float">
            <text:p>0.95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0.919136417460794" calcext:value-type="float">
            <text:p>0.92</text:p>
          </table:table-cell>
          <table:table-cell table:number-columns-repeated="1019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0.829882662886615" calcext:value-type="float">
            <text:p>0.83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0.829882662886615" calcext:value-type="float">
            <text:p>0.83</text:p>
          </table:table-cell>
          <table:table-cell table:number-columns-repeated="1019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office:value-type="float" office:value="133.666666666667" calcext:value-type="float">
            <text:p>133.67</text:p>
          </table:table-cell>
          <table:table-cell office:value-type="float" office:value="0.942809041582063" calcext:value-type="float">
            <text:p>0.94</text:p>
          </table:table-cell>
          <table:table-cell office:value-type="float" office:value="133.636363636364" calcext:value-type="float">
            <text:p>133.64</text:p>
          </table:table-cell>
          <table:table-cell office:value-type="float" office:value="0.915131446699485" calcext:value-type="float">
            <text:p>0.92</text:p>
          </table:table-cell>
          <table:table-cell table:number-columns-repeated="1019"/>
        </table:table-row>
        <table:table-row table:style-name="ro2">
          <table:table-cell table:style-name="Default" office:value-type="float" office:value="41" calcext:value-type="float">
            <text:p>41</text:p>
          </table:table-cell>
          <table:table-cell office:value-type="float" office:value="134.030303030303" calcext:value-type="float">
            <text:p>134.03</text:p>
          </table:table-cell>
          <table:table-cell office:value-type="float" office:value="0.834296963511285" calcext:value-type="float">
            <text:p>0.83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0.885553890678937" calcext:value-type="float">
            <text:p>0.89</text:p>
          </table:table-cell>
          <table:table-cell table:number-columns-repeated="1019"/>
        </table:table-row>
        <table:table-row table:style-name="ro2">
          <table:table-cell table:style-name="Default" office:value-type="float" office:value="42" calcext:value-type="float">
            <text:p>42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1.06621891428844" calcext:value-type="float">
            <text:p>1.07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1.02851895445316" calcext:value-type="float">
            <text:p>1.03</text:p>
          </table:table-cell>
          <table:table-cell table:number-columns-repeated="1019"/>
        </table:table-row>
        <table:table-row table:style-name="ro2">
          <table:table-cell table:style-name="Default" office:value-type="float" office:value="43" calcext:value-type="float">
            <text:p>43</text:p>
          </table:table-cell>
          <table:table-cell office:value-type="float" office:value="134.545454545455" calcext:value-type="float">
            <text:p>134.55</text:p>
          </table:table-cell>
          <table:table-cell office:value-type="float" office:value="0.98752549920002" calcext:value-type="float">
            <text:p>0.99</text:p>
          </table:table-cell>
          <table:table-cell office:value-type="float" office:value="134.606060606061" calcext:value-type="float">
            <text:p>134.61</text:p>
          </table:table-cell>
          <table:table-cell office:value-type="float" office:value="0.982865135771325" calcext:value-type="float">
            <text:p>0.98</text:p>
          </table:table-cell>
          <table:table-cell table:number-columns-repeated="1019"/>
        </table:table-row>
        <table:table-row table:style-name="ro2">
          <table:table-cell table:style-name="Default" office:value-type="float" office:value="44" calcext:value-type="float">
            <text:p>44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0.988454935169702" calcext:value-type="float">
            <text:p>0.99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1.00777509989793" calcext:value-type="float">
            <text:p>1.01</text:p>
          </table:table-cell>
          <table:table-cell table:number-columns-repeated="1019"/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office:value-type="float" office:value="134.424242424242" calcext:value-type="float">
            <text:p>134.42</text:p>
          </table:table-cell>
          <table:table-cell office:value-type="float" office:value="1.07394213010117" calcext:value-type="float">
            <text:p>1.07</text:p>
          </table:table-cell>
          <table:table-cell office:value-type="float" office:value="134.575757575758" calcext:value-type="float">
            <text:p>134.58</text:p>
          </table:table-cell>
          <table:table-cell office:value-type="float" office:value="1.23166069290313" calcext:value-type="float">
            <text:p>1.23</text:p>
          </table:table-cell>
          <table:table-cell table:number-columns-repeated="1019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868804314353421" calcext:value-type="float">
            <text:p>0.87</text:p>
          </table:table-cell>
          <table:table-cell office:value-type="float" office:value="133.69696969697" calcext:value-type="float">
            <text:p>133.70</text:p>
          </table:table-cell>
          <table:table-cell office:value-type="float" office:value="1.05843934524685" calcext:value-type="float">
            <text:p>1.06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47" calcext:value-type="float">
            <text:p>47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1.02851895445316" calcext:value-type="float">
            <text:p>1.03</text:p>
          </table:table-cell>
          <table:table-cell office:value-type="float" office:value="134.151515151515" calcext:value-type="float">
            <text:p>134.15</text:p>
          </table:table-cell>
          <table:table-cell office:value-type="float" office:value="0.891753876943162" calcext:value-type="float">
            <text:p>0.89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48" calcext:value-type="float">
            <text:p>48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1.13140331530876" calcext:value-type="float">
            <text:p>1.13</text:p>
          </table:table-cell>
          <table:table-cell office:value-type="float" office:value="133.69696969697" calcext:value-type="float">
            <text:p>133.70</text:p>
          </table:table-cell>
          <table:table-cell office:value-type="float" office:value="1.31390808416235" calcext:value-type="float">
            <text:p>1.31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49" calcext:value-type="float">
            <text:p>49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1.08584684043448" calcext:value-type="float">
            <text:p>1.09</text:p>
          </table:table-cell>
          <table:table-cell office:value-type="float" office:value="134.363636363636" calcext:value-type="float">
            <text:p>134.36</text:p>
          </table:table-cell>
          <table:table-cell office:value-type="float" office:value="1.06794001131552" calcext:value-type="float">
            <text:p>1.07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office:value-type="float" office:value="133.727272727273" calcext:value-type="float">
            <text:p>133.73</text:p>
          </table:table-cell>
          <table:table-cell office:value-type="float" office:value="0.896887793148408" calcext:value-type="float">
            <text:p>0.90</text:p>
          </table:table-cell>
          <table:table-cell office:value-type="float" office:value="133.636363636364" calcext:value-type="float">
            <text:p>133.64</text:p>
          </table:table-cell>
          <table:table-cell office:value-type="float" office:value="0.947666410370417" calcext:value-type="float">
            <text:p>0.95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2.24774144371548" calcext:value-type="float">
            <text:p>2.25</text:p>
          </table:table-cell>
          <table:table-cell office:value-type="float" office:value="134.333333333333" calcext:value-type="float">
            <text:p>134.33</text:p>
          </table:table-cell>
          <table:table-cell office:value-type="float" office:value="2.23832549243871" calcext:value-type="float">
            <text:p>2.24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2" calcext:value-type="float">
            <text:p>52</text:p>
          </table:table-cell>
          <table:table-cell office:value-type="float" office:value="133.606060606061" calcext:value-type="float">
            <text:p>133.61</text:p>
          </table:table-cell>
          <table:table-cell office:value-type="float" office:value="0.885553890678937" calcext:value-type="float">
            <text:p>0.89</text:p>
          </table:table-cell>
          <table:table-cell office:value-type="float" office:value="133.363636363636" calcext:value-type="float">
            <text:p>133.36</text:p>
          </table:table-cell>
          <table:table-cell office:value-type="float" office:value="0.881396337712059" calcext:value-type="float">
            <text:p>0.88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2.71647694921394" calcext:value-type="float">
            <text:p>2.72</text:p>
          </table:table-cell>
          <table:table-cell office:value-type="float" office:value="133.757575757576" calcext:value-type="float">
            <text:p>133.76</text:p>
          </table:table-cell>
          <table:table-cell office:value-type="float" office:value="2.71951759347692" calcext:value-type="float">
            <text:p>2.72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4" calcext:value-type="float">
            <text:p>54</text:p>
          </table:table-cell>
          <table:table-cell office:value-type="float" office:value="133.636363636364" calcext:value-type="float">
            <text:p>133.64</text:p>
          </table:table-cell>
          <table:table-cell office:value-type="float" office:value="0.846317578410238" calcext:value-type="float">
            <text:p>0.85</text:p>
          </table:table-cell>
          <table:table-cell office:value-type="float" office:value="133.636363636364" calcext:value-type="float">
            <text:p>133.64</text:p>
          </table:table-cell>
          <table:table-cell office:value-type="float" office:value="0.915131446699484" calcext:value-type="float">
            <text:p>0.92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5" calcext:value-type="float">
            <text:p>55</text:p>
          </table:table-cell>
          <table:table-cell office:value-type="float" office:value="134.151515151515" calcext:value-type="float">
            <text:p>134.15</text:p>
          </table:table-cell>
          <table:table-cell office:value-type="float" office:value="0.857099128710967" calcext:value-type="float">
            <text:p>0.86</text:p>
          </table:table-cell>
          <table:table-cell office:value-type="float" office:value="134.242424242424" calcext:value-type="float">
            <text:p>134.24</text:p>
          </table:table-cell>
          <table:table-cell office:value-type="float" office:value="0.817620458377699" calcext:value-type="float">
            <text:p>0.82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903009965197051" calcext:value-type="float">
            <text:p>0.90</text:p>
          </table:table-cell>
          <table:table-cell office:value-type="float" office:value="133.69696969697" calcext:value-type="float">
            <text:p>133.70</text:p>
          </table:table-cell>
          <table:table-cell office:value-type="float" office:value="0.904026296374321" calcext:value-type="float">
            <text:p>0.9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7" calcext:value-type="float">
            <text:p>57</text:p>
          </table:table-cell>
          <table:table-cell office:value-type="float" office:value="134.121212121212" calcext:value-type="float">
            <text:p>134.12</text:p>
          </table:table-cell>
          <table:table-cell office:value-type="float" office:value="0.879310189608903" calcext:value-type="float">
            <text:p>0.88</text:p>
          </table:table-cell>
          <table:table-cell office:value-type="float" office:value="134.212121212121" calcext:value-type="float">
            <text:p>134.21</text:p>
          </table:table-cell>
          <table:table-cell office:value-type="float" office:value="0.879310189608903" calcext:value-type="float">
            <text:p>0.88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8" calcext:value-type="float">
            <text:p>58</text:p>
          </table:table-cell>
          <table:table-cell office:value-type="float" office:value="133.666666666667" calcext:value-type="float">
            <text:p>133.67</text:p>
          </table:table-cell>
          <table:table-cell office:value-type="float" office:value="0.974420314594759" calcext:value-type="float">
            <text:p>0.97</text:p>
          </table:table-cell>
          <table:table-cell office:value-type="float" office:value="133.666666666667" calcext:value-type="float">
            <text:p>133.67</text:p>
          </table:table-cell>
          <table:table-cell office:value-type="float" office:value="0.974420314594759" calcext:value-type="float">
            <text:p>0.97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59" calcext:value-type="float">
            <text:p>59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0.868804314353421" calcext:value-type="float">
            <text:p>0.87</text:p>
          </table:table-cell>
          <table:table-cell office:value-type="float" office:value="134.151515151515" calcext:value-type="float">
            <text:p>134.15</text:p>
          </table:table-cell>
          <table:table-cell office:value-type="float" office:value="0.925111364998409" calcext:value-type="float">
            <text:p>0.9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office:value-type="float" office:value="133.606060606061" calcext:value-type="float">
            <text:p>133.61</text:p>
          </table:table-cell>
          <table:table-cell office:value-type="float" office:value="0.736058048575219" calcext:value-type="float">
            <text:p>0.74</text:p>
          </table:table-cell>
          <table:table-cell office:value-type="float" office:value="133.636363636364" calcext:value-type="float">
            <text:p>133.64</text:p>
          </table:table-cell>
          <table:table-cell office:value-type="float" office:value="0.77138921583987" calcext:value-type="float">
            <text:p>0.77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1" calcext:value-type="float">
            <text:p>61</text:p>
          </table:table-cell>
          <table:table-cell office:value-type="float" office:value="134.151515151515" calcext:value-type="float">
            <text:p>134.15</text:p>
          </table:table-cell>
          <table:table-cell office:value-type="float" office:value="0.925111364998409" calcext:value-type="float">
            <text:p>0.93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0.933018443535797" calcext:value-type="float">
            <text:p>0.9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2" calcext:value-type="float">
            <text:p>62</text:p>
          </table:table-cell>
          <table:table-cell office:value-type="float" office:value="133.333333333333" calcext:value-type="float">
            <text:p>133.33</text:p>
          </table:table-cell>
          <table:table-cell office:value-type="float" office:value="2.83556062188838" calcext:value-type="float">
            <text:p>2.84</text:p>
          </table:table-cell>
          <table:table-cell office:value-type="float" office:value="133.393939393939" calcext:value-type="float">
            <text:p>133.39</text:p>
          </table:table-cell>
          <table:table-cell office:value-type="float" office:value="2.85974563331007" calcext:value-type="float">
            <text:p>2.86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3" calcext:value-type="float">
            <text:p>63</text:p>
          </table:table-cell>
          <table:table-cell office:value-type="float" office:value="134.606060606061" calcext:value-type="float">
            <text:p>134.61</text:p>
          </table:table-cell>
          <table:table-cell office:value-type="float" office:value="2.2688856421012" calcext:value-type="float">
            <text:p>2.27</text:p>
          </table:table-cell>
          <table:table-cell office:value-type="float" office:value="134.606060606061" calcext:value-type="float">
            <text:p>134.61</text:p>
          </table:table-cell>
          <table:table-cell office:value-type="float" office:value="2.2688856421012" calcext:value-type="float">
            <text:p>2.27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4" calcext:value-type="float">
            <text:p>64</text:p>
          </table:table-cell>
          <table:table-cell office:value-type="float" office:value="132.878787878788" calcext:value-type="float">
            <text:p>132.88</text:p>
          </table:table-cell>
          <table:table-cell office:value-type="float" office:value="3.37331395153351" calcext:value-type="float">
            <text:p>3.37</text:p>
          </table:table-cell>
          <table:table-cell office:value-type="float" office:value="132.909090909091" calcext:value-type="float">
            <text:p>132.91</text:p>
          </table:table-cell>
          <table:table-cell office:value-type="float" office:value="3.38771073470545" calcext:value-type="float">
            <text:p>3.39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5" calcext:value-type="float">
            <text:p>65</text:p>
          </table:table-cell>
          <table:table-cell office:value-type="float" office:value="134.848484848485" calcext:value-type="float">
            <text:p>134.85</text:p>
          </table:table-cell>
          <table:table-cell office:value-type="float" office:value="3.5600579848973" calcext:value-type="float">
            <text:p>3.56</text:p>
          </table:table-cell>
          <table:table-cell office:value-type="float" office:value="134.727272727273" calcext:value-type="float">
            <text:p>134.73</text:p>
          </table:table-cell>
          <table:table-cell office:value-type="float" office:value="3.25923143266636" calcext:value-type="float">
            <text:p>3.26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6" calcext:value-type="float">
            <text:p>66</text:p>
          </table:table-cell>
          <table:table-cell office:value-type="float" office:value="133.757575757576" calcext:value-type="float">
            <text:p>133.76</text:p>
          </table:table-cell>
          <table:table-cell office:value-type="float" office:value="0.779677595773855" calcext:value-type="float">
            <text:p>0.78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865627688308224" calcext:value-type="float">
            <text:p>0.87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7" calcext:value-type="float">
            <text:p>67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0.998621639592975" calcext:value-type="float">
            <text:p>1.00</text:p>
          </table:table-cell>
          <table:table-cell office:value-type="float" office:value="134.121212121212" calcext:value-type="float">
            <text:p>134.12</text:p>
          </table:table-cell>
          <table:table-cell office:value-type="float" office:value="1.03740865264386" calcext:value-type="float">
            <text:p>1.04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8" calcext:value-type="float">
            <text:p>68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868804314353421" calcext:value-type="float">
            <text:p>0.87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0.913122374140567" calcext:value-type="float">
            <text:p>0.91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69" calcext:value-type="float">
            <text:p>69</text:p>
          </table:table-cell>
          <table:table-cell office:value-type="float" office:value="134.151515151515" calcext:value-type="float">
            <text:p>134.15</text:p>
          </table:table-cell>
          <table:table-cell office:value-type="float" office:value="0.783202908080005" calcext:value-type="float">
            <text:p>0.78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0.756969454351321" calcext:value-type="float">
            <text:p>0.76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0" calcext:value-type="float">
            <text:p>70</text:p>
          </table:table-cell>
          <table:table-cell office:value-type="float" office:value="133.69696969697" calcext:value-type="float">
            <text:p>133.70</text:p>
          </table:table-cell>
          <table:table-cell office:value-type="float" office:value="0.936946959620625" calcext:value-type="float">
            <text:p>0.94</text:p>
          </table:table-cell>
          <table:table-cell office:value-type="float" office:value="133.727272727273" calcext:value-type="float">
            <text:p>133.73</text:p>
          </table:table-cell>
          <table:table-cell office:value-type="float" office:value="0.962091385841669" calcext:value-type="float">
            <text:p>0.96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1" calcext:value-type="float">
            <text:p>71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1.07137391088871" calcext:value-type="float">
            <text:p>1.07</text:p>
          </table:table-cell>
          <table:table-cell office:value-type="float" office:value="134.030303030303" calcext:value-type="float">
            <text:p>134.03</text:p>
          </table:table-cell>
          <table:table-cell office:value-type="float" office:value="0.936946959620624" calcext:value-type="float">
            <text:p>0.94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0.857099128710967" calcext:value-type="float">
            <text:p>0.86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933018443535797" calcext:value-type="float">
            <text:p>0.9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3" calcext:value-type="float">
            <text:p>73</text:p>
          </table:table-cell>
          <table:table-cell office:value-type="float" office:value="134.030303030303" calcext:value-type="float">
            <text:p>134.03</text:p>
          </table:table-cell>
          <table:table-cell office:value-type="float" office:value="0.96874953716035" calcext:value-type="float">
            <text:p>0.97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0.951534452612581" calcext:value-type="float">
            <text:p>0.95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4" calcext:value-type="float">
            <text:p>74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1.328503649502" calcext:value-type="float">
            <text:p>1.33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1.20452163117284" calcext:value-type="float">
            <text:p>1.2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5" calcext:value-type="float">
            <text:p>75</text:p>
          </table:table-cell>
          <table:table-cell office:value-type="float" office:value="134.151515151515" calcext:value-type="float">
            <text:p>134.15</text:p>
          </table:table-cell>
          <table:table-cell office:value-type="float" office:value="0.820982859645095" calcext:value-type="float">
            <text:p>0.82</text:p>
          </table:table-cell>
          <table:table-cell office:value-type="float" office:value="133.969696969697" calcext:value-type="float">
            <text:p>133.97</text:p>
          </table:table-cell>
          <table:table-cell office:value-type="float" office:value="0.834296963511285" calcext:value-type="float">
            <text:p>0.8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1.02583702301883" calcext:value-type="float">
            <text:p>1.03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1.09929437255861" calcext:value-type="float">
            <text:p>1.1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7" calcext:value-type="float">
            <text:p>77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0.988454935169703" calcext:value-type="float">
            <text:p>0.99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998621639592975" calcext:value-type="float">
            <text:p>1.0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8" calcext:value-type="float">
            <text:p>78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1.02583702301883" calcext:value-type="float">
            <text:p>1.03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0.951534452612581" calcext:value-type="float">
            <text:p>0.95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79" calcext:value-type="float">
            <text:p>79</text:p>
          </table:table-cell>
          <table:table-cell office:value-type="float" office:value="134.121212121212" calcext:value-type="float">
            <text:p>134.12</text:p>
          </table:table-cell>
          <table:table-cell office:value-type="float" office:value="1.00777509989793" calcext:value-type="float">
            <text:p>1.01</text:p>
          </table:table-cell>
          <table:table-cell office:value-type="float" office:value="133.969696969697" calcext:value-type="float">
            <text:p>133.97</text:p>
          </table:table-cell>
          <table:table-cell office:value-type="float" office:value="0.999540757725493" calcext:value-type="float">
            <text:p>1.0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0" calcext:value-type="float">
            <text:p>80</text:p>
          </table:table-cell>
          <table:table-cell office:value-type="float" office:value="133.969696969697" calcext:value-type="float">
            <text:p>133.97</text:p>
          </table:table-cell>
          <table:table-cell office:value-type="float" office:value="0.999540757725493" calcext:value-type="float">
            <text:p>1.00</text:p>
          </table:table-cell>
          <table:table-cell office:value-type="float" office:value="134" calcext:value-type="float">
            <text:p>134.00</text:p>
          </table:table-cell>
          <table:table-cell office:value-type="float" office:value="1.07308673997732" calcext:value-type="float">
            <text:p>1.07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1" calcext:value-type="float">
            <text:p>81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0.957307212056443" calcext:value-type="float">
            <text:p>0.96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0.945726456625893" calcext:value-type="float">
            <text:p>0.95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2" calcext:value-type="float">
            <text:p>82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0.913122374140568" calcext:value-type="float">
            <text:p>0.91</text:p>
          </table:table-cell>
          <table:table-cell office:value-type="float" office:value="133.969696969697" calcext:value-type="float">
            <text:p>133.97</text:p>
          </table:table-cell>
          <table:table-cell office:value-type="float" office:value="0.936946959620624" calcext:value-type="float">
            <text:p>0.94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3" calcext:value-type="float">
            <text:p>83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1.11092744120142" calcext:value-type="float">
            <text:p>1.11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1.12652304820855" calcext:value-type="float">
            <text:p>1.1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4" calcext:value-type="float">
            <text:p>84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1.05496334457753" calcext:value-type="float">
            <text:p>1.05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1.02851895445316" calcext:value-type="float">
            <text:p>1.0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5" calcext:value-type="float">
            <text:p>85</text:p>
          </table:table-cell>
          <table:table-cell office:value-type="float" office:value="133.969696969697" calcext:value-type="float">
            <text:p>133.97</text:p>
          </table:table-cell>
          <table:table-cell office:value-type="float" office:value="0.869860611782262" calcext:value-type="float">
            <text:p>0.87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0.879310189608903" calcext:value-type="float">
            <text:p>0.88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6" calcext:value-type="float">
            <text:p>86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0.899954085146515" calcext:value-type="float">
            <text:p>0.90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0.903009965197051" calcext:value-type="float">
            <text:p>0.9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7" calcext:value-type="float">
            <text:p>87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865627688308225" calcext:value-type="float">
            <text:p>0.87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0.903009965197051" calcext:value-type="float">
            <text:p>0.9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8" calcext:value-type="float">
            <text:p>88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2.41361306081696" calcext:value-type="float">
            <text:p>2.41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2.27454472785396" calcext:value-type="float">
            <text:p>2.27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89" calcext:value-type="float">
            <text:p>89</text:p>
          </table:table-cell>
          <table:table-cell office:value-type="float" office:value="134.666666666667" calcext:value-type="float">
            <text:p>134.67</text:p>
          </table:table-cell>
          <table:table-cell office:value-type="float" office:value="2.97124264042552" calcext:value-type="float">
            <text:p>2.97</text:p>
          </table:table-cell>
          <table:table-cell office:value-type="float" office:value="134.69696969697" calcext:value-type="float">
            <text:p>134.70</text:p>
          </table:table-cell>
          <table:table-cell office:value-type="float" office:value="3.11871038309542" calcext:value-type="float">
            <text:p>3.12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0" calcext:value-type="float">
            <text:p>90</text:p>
          </table:table-cell>
          <table:table-cell office:value-type="float" office:value="133.818181818182" calcext:value-type="float">
            <text:p>133.82</text:p>
          </table:table-cell>
          <table:table-cell office:value-type="float" office:value="1.05757141615849" calcext:value-type="float">
            <text:p>1.06</text:p>
          </table:table-cell>
          <table:table-cell office:value-type="float" office:value="133.848484848485" calcext:value-type="float">
            <text:p>133.85</text:p>
          </table:table-cell>
          <table:table-cell office:value-type="float" office:value="1.04797675550246" calcext:value-type="float">
            <text:p>1.05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1" calcext:value-type="float">
            <text:p>91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792527080643759" calcext:value-type="float">
            <text:p>0.79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0.807449248149953" calcext:value-type="float">
            <text:p>0.81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2" calcext:value-type="float">
            <text:p>92</text:p>
          </table:table-cell>
          <table:table-cell office:value-type="float" office:value="134.121212121212" calcext:value-type="float">
            <text:p>134.12</text:p>
          </table:table-cell>
          <table:table-cell office:value-type="float" office:value="0.879310189608903" calcext:value-type="float">
            <text:p>0.88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0.919136417460794" calcext:value-type="float">
            <text:p>0.92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3" calcext:value-type="float">
            <text:p>93</text:p>
          </table:table-cell>
          <table:table-cell office:value-type="float" office:value="133.727272727273" calcext:value-type="float">
            <text:p>133.73</text:p>
          </table:table-cell>
          <table:table-cell office:value-type="float" office:value="1.13545418152698" calcext:value-type="float">
            <text:p>1.14</text:p>
          </table:table-cell>
          <table:table-cell office:value-type="float" office:value="133.636363636364" calcext:value-type="float">
            <text:p>133.64</text:p>
          </table:table-cell>
          <table:table-cell office:value-type="float" office:value="1.03917746663529" calcext:value-type="float">
            <text:p>1.04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4" calcext:value-type="float">
            <text:p>94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1.13787777912234" calcext:value-type="float">
            <text:p>1.14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1.02851895445316" calcext:value-type="float">
            <text:p>1.0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5" calcext:value-type="float">
            <text:p>95</text:p>
          </table:table-cell>
          <table:table-cell office:value-type="float" office:value="134" calcext:value-type="float">
            <text:p>134.00</text:p>
          </table:table-cell>
          <table:table-cell office:value-type="float" office:value="1.04446593573419" calcext:value-type="float">
            <text:p>1.04</text:p>
          </table:table-cell>
          <table:table-cell office:value-type="float" office:value="134" calcext:value-type="float">
            <text:p>134.00</text:p>
          </table:table-cell>
          <table:table-cell office:value-type="float" office:value="1.04446593573419" calcext:value-type="float">
            <text:p>1.04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6" calcext:value-type="float">
            <text:p>96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1.12162154686798" calcext:value-type="float">
            <text:p>1.12</text:p>
          </table:table-cell>
          <table:table-cell office:value-type="float" office:value="133.939393939394" calcext:value-type="float">
            <text:p>133.94</text:p>
          </table:table-cell>
          <table:table-cell office:value-type="float" office:value="1.12652304820855" calcext:value-type="float">
            <text:p>1.1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7" calcext:value-type="float">
            <text:p>97</text:p>
          </table:table-cell>
          <table:table-cell office:value-type="float" office:value="134.060606060606" calcext:value-type="float">
            <text:p>134.06</text:p>
          </table:table-cell>
          <table:table-cell office:value-type="float" office:value="0.850646596825346" calcext:value-type="float">
            <text:p>0.85</text:p>
          </table:table-cell>
          <table:table-cell office:value-type="float" office:value="134" calcext:value-type="float">
            <text:p>134.00</text:p>
          </table:table-cell>
          <table:table-cell office:value-type="float" office:value="0.852802865422442" calcext:value-type="float">
            <text:p>0.85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8" calcext:value-type="float">
            <text:p>98</text:p>
          </table:table-cell>
          <table:table-cell office:value-type="float" office:value="133.757575757576" calcext:value-type="float">
            <text:p>133.76</text:p>
          </table:table-cell>
          <table:table-cell office:value-type="float" office:value="1.47771943518019" calcext:value-type="float">
            <text:p>1.48</text:p>
          </table:table-cell>
          <table:table-cell office:value-type="float" office:value="133.757575757576" calcext:value-type="float">
            <text:p>133.76</text:p>
          </table:table-cell>
          <table:table-cell office:value-type="float" office:value="1.47771943518019" calcext:value-type="float">
            <text:p>1.48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99" calcext:value-type="float">
            <text:p>99</text:p>
          </table:table-cell>
          <table:table-cell office:value-type="float" office:value="134.030303030303" calcext:value-type="float">
            <text:p>134.03</text:p>
          </table:table-cell>
          <table:table-cell office:value-type="float" office:value="2.64557776796571" calcext:value-type="float">
            <text:p>2.65</text:p>
          </table:table-cell>
          <table:table-cell office:value-type="float" office:value="134" calcext:value-type="float">
            <text:p>134.00</text:p>
          </table:table-cell>
          <table:table-cell office:value-type="float" office:value="2.61696099483444" calcext:value-type="float">
            <text:p>2.62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office:value-type="float" office:value="134.181818181818" calcext:value-type="float">
            <text:p>134.18</text:p>
          </table:table-cell>
          <table:table-cell office:value-type="float" office:value="1.08584684043448" calcext:value-type="float">
            <text:p>1.09</text:p>
          </table:table-cell>
          <table:table-cell office:value-type="float" office:value="134.242424242424" calcext:value-type="float">
            <text:p>134.24</text:p>
          </table:table-cell>
          <table:table-cell office:value-type="float" office:value="0.954425196849916" calcext:value-type="float">
            <text:p>0.95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1" calcext:value-type="float">
            <text:p>101</text:p>
          </table:table-cell>
          <table:table-cell office:value-type="float" office:value="134" calcext:value-type="float">
            <text:p>134.00</text:p>
          </table:table-cell>
          <table:table-cell office:value-type="float" office:value="1.07308673997732" calcext:value-type="float">
            <text:p>1.07</text:p>
          </table:table-cell>
          <table:table-cell office:value-type="float" office:value="133.878787878788" calcext:value-type="float">
            <text:p>133.88</text:p>
          </table:table-cell>
          <table:table-cell office:value-type="float" office:value="0.913122374140568" calcext:value-type="float">
            <text:p>0.91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2" calcext:value-type="float">
            <text:p>102</text:p>
          </table:table-cell>
          <table:table-cell office:value-type="float" office:value="133.909090909091" calcext:value-type="float">
            <text:p>133.91</text:p>
          </table:table-cell>
          <table:table-cell office:value-type="float" office:value="0.995859195463938" calcext:value-type="float">
            <text:p>1.00</text:p>
          </table:table-cell>
          <table:table-cell office:value-type="float" office:value="134.090909090909" calcext:value-type="float">
            <text:p>134.09</text:p>
          </table:table-cell>
          <table:table-cell office:value-type="float" office:value="1.11092744120142" calcext:value-type="float">
            <text:p>1.11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3" calcext:value-type="float">
            <text:p>103</text:p>
          </table:table-cell>
          <table:table-cell office:value-type="float" office:value="133.787878787879" calcext:value-type="float">
            <text:p>133.79</text:p>
          </table:table-cell>
          <table:table-cell office:value-type="float" office:value="0.945726456625893" calcext:value-type="float">
            <text:p>0.95</text:p>
          </table:table-cell>
          <table:table-cell office:value-type="float" office:value="133.69696969697" calcext:value-type="float">
            <text:p>133.70</text:p>
          </table:table-cell>
          <table:table-cell office:value-type="float" office:value="1.02941137887655" calcext:value-type="float">
            <text:p>1.0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4" calcext:value-type="float">
            <text:p>104</text:p>
          </table:table-cell>
          <table:table-cell office:value-type="float" office:value="134.242424242424" calcext:value-type="float">
            <text:p>134.24</text:p>
          </table:table-cell>
          <table:table-cell office:value-type="float" office:value="0.922128730588057" calcext:value-type="float">
            <text:p>0.92</text:p>
          </table:table-cell>
          <table:table-cell office:value-type="float" office:value="134.242424242424" calcext:value-type="float">
            <text:p>134.24</text:p>
          </table:table-cell>
          <table:table-cell office:value-type="float" office:value="0.922128730588057" calcext:value-type="float">
            <text:p>0.92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5" calcext:value-type="float">
            <text:p>105</text:p>
          </table:table-cell>
          <table:table-cell office:value-type="float" office:value="123.818181818182" calcext:value-type="float">
            <text:p>123.82</text:p>
          </table:table-cell>
          <table:table-cell office:value-type="float" office:value="23.5249120636679" calcext:value-type="float">
            <text:p>23.52</text:p>
          </table:table-cell>
          <table:table-cell office:value-type="float" office:value="123.393939393939" calcext:value-type="float">
            <text:p>123.39</text:p>
          </table:table-cell>
          <table:table-cell office:value-type="float" office:value="24.6132994278215" calcext:value-type="float">
            <text:p>24.61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6" calcext:value-type="float">
            <text:p>106</text:p>
          </table:table-cell>
          <table:table-cell office:value-type="float" office:value="110.212121212121" calcext:value-type="float">
            <text:p>110.21</text:p>
          </table:table-cell>
          <table:table-cell office:value-type="float" office:value="48.7801236072319" calcext:value-type="float">
            <text:p>48.78</text:p>
          </table:table-cell>
          <table:table-cell office:value-type="float" office:value="109.848484848485" calcext:value-type="float">
            <text:p>109.85</text:p>
          </table:table-cell>
          <table:table-cell office:value-type="float" office:value="48.8436722195018" calcext:value-type="float">
            <text:p>48.84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7" calcext:value-type="float">
            <text:p>107</text:p>
          </table:table-cell>
          <table:table-cell office:value-type="float" office:value="36.3636363636364" calcext:value-type="float">
            <text:p>36.36</text:p>
          </table:table-cell>
          <table:table-cell office:value-type="float" office:value="27.6151234167496" calcext:value-type="float">
            <text:p>27.62</text:p>
          </table:table-cell>
          <table:table-cell office:value-type="float" office:value="34.3939393939394" calcext:value-type="float">
            <text:p>34.39</text:p>
          </table:table-cell>
          <table:table-cell office:value-type="float" office:value="26.8271000408614" calcext:value-type="float">
            <text:p>26.83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10" calcext:value-type="float">
            <text:p>110</text:p>
          </table:table-cell>
          <table:table-cell office:value-type="float" office:value="0.303030303030303" calcext:value-type="float">
            <text:p>0.30</text:p>
          </table:table-cell>
          <table:table-cell office:value-type="float" office:value="0.71710057976965" calcext:value-type="float">
            <text:p>0.7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11" calcext:value-type="float">
            <text:p>111</text:p>
          </table:table-cell>
          <table:table-cell office:value-type="float" office:value="0.242424242424242" calcext:value-type="float">
            <text:p>0.24</text:p>
          </table:table-cell>
          <table:table-cell office:value-type="float" office:value="0.652747249349637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Default" office:value-type="float" office:value="112" calcext:value-type="float">
            <text:p>112</text:p>
          </table:table-cell>
          <table:table-cell office:value-type="float" office:value="1.45454545454545" calcext:value-type="float">
            <text:p>1.45</text:p>
          </table:table-cell>
          <table:table-cell office:value-type="float" office:value="0.890723542830247" calcext:value-type="float">
            <text:p>0.89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0" table:number-columns-repeated="2"/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10" table:number-columns-repeated="2"/>
          <table:table-cell table:number-columns-repeated="101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4" table:number-columns-repeated="2" table:default-cell-style-name="Default"/>
        <table:table-row table:style-name="ro2">
          <table:table-cell table:style-name="ce16" office:value-type="string" calcext:value-type="string">
            <text:p>Rede</text:p>
          </table:table-cell>
          <table:table-cell table:style-name="ce16" office:value-type="string" calcext:value-type="string">
            <text:p>Fluxo</text:p>
          </table:table-cell>
          <table:table-cell table:style-name="ce16" office:value-type="string" calcext:value-type="string">
            <text:p>Quantidade de Pacotes</text:p>
          </table:table-cell>
          <table:table-cell table:style-name="ce16" office:value-type="string" calcext:value-type="string">
            <text:p>Pacotes por Segundo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4">
            <text:p>\ofidps</text:p>
          </table:table-cell>
          <table:table-cell table:style-name="ce18" office:value-type="string" calcext:value-type="string">
            <text:p>Cliente</text:p>
          </table:table-cell>
          <table:table-cell table:style-name="ce19" table:formula="of:=SUM([medias.D2:.D500])" office:value-type="float" office:value="14188.2121212121" calcext:value-type="float">
            <text:p>14.188</text:p>
          </table:table-cell>
          <table:table-cell table:formula="of:=AVERAGE([medias.D2:.D500])" office:value-type="float" office:value="125.559399302762" calcext:value-type="float">
            <text:p>126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Servidor</text:p>
          </table:table-cell>
          <table:table-cell table:style-name="ce19" table:formula="of:=SUM([medias.B2:.B500])" office:value-type="float" office:value="14198.1818181818" calcext:value-type="float">
            <text:p>14.198</text:p>
          </table:table-cell>
          <table:table-cell table:style-name="ce19" table:formula="of:=AVERAGE([medias.B2:.B500])" office:value-type="float" office:value="125.647626709574" calcext:value-type="float">
            <text:p>126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Atacante</text:p>
          </table:table-cell>
          <table:table-cell table:style-name="ce19" table:formula="of:=SUM([medias.H2:.H500])" office:value-type="float" office:value="0" calcext:value-type="float">
            <text:p>0</text:p>
          </table:table-cell>
          <table:table-cell table:formula="of:=AVERAGE([medias.H2:.H500])" office:value-type="string" office:string-value="" calcext:value-type="error">
            <text:p>#DIV/0!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Vítima</text:p>
          </table:table-cell>
          <table:table-cell table:style-name="ce19" table:formula="of:=SUM([medias.F2:.F500])" office:value-type="float" office:value="0" calcext:value-type="float">
            <text:p>0</text:p>
          </table:table-cell>
          <table:table-cell table:formula="of:=AVERAGE([medias.F2:.F500])" office:value-type="string" office:string-value="" calcext:value-type="error">
            <text:p>#DIV/0!</text:p>
          </table:table-cell>
          <table:table-cell table:style-name="ce15"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22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9:23:32.8256618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4-25T19:26:48.631278805</dc:date>
    <meta:editing-duration>PT11H44M14S</meta:editing-duration>
    <meta:editing-cycles>46</meta:editing-cycles>
    <meta:generator>LibreOffice/5.1.1.3$Linux_X86_64 LibreOffice_project/89f508ef3ecebd2cfb8e1def0f0ba9a803b88a6d</meta:generator>
    <meta:document-statistic meta:table-count="6" meta:cell-count="894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Ataque.B1:VAtaque.AI47" chart:data-source-has-labels="row" svg:x="0.32cm" svg:y="0.18cm" svg:width="15.36cm" svg:height="8.64cm">
          <chartooo:coordinate-region svg:x="0.941cm" svg:y="0.379cm" svg:width="14.739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Ataque.B2:VAtaque.B47" chart:label-cell-address="VAtaque.B1:VAtaque.B1" chart:class="chart:line">
            <chart:data-point chart:repeated="46"/>
          </chart:series>
          <chart:series chart:style-name="ch6" chart:values-cell-range-address="VAtaque.C2:VAtaque.C47" chart:label-cell-address="VAtaque.C1:VAtaque.C1" chart:class="chart:line">
            <chart:data-point chart:repeated="46"/>
          </chart:series>
          <chart:series chart:style-name="ch7" chart:values-cell-range-address="VAtaque.D2:VAtaque.D47" chart:label-cell-address="VAtaque.D1:VAtaque.D1" chart:class="chart:line">
            <chart:data-point chart:repeated="46"/>
          </chart:series>
          <chart:series chart:style-name="ch8" chart:values-cell-range-address="VAtaque.E2:VAtaque.E47" chart:label-cell-address="VAtaque.E1:VAtaque.E1" chart:class="chart:line">
            <chart:data-point chart:repeated="46"/>
          </chart:series>
          <chart:series chart:style-name="ch9" chart:values-cell-range-address="VAtaque.F2:VAtaque.F47" chart:label-cell-address="VAtaque.F1:VAtaque.F1" chart:class="chart:line">
            <chart:data-point chart:repeated="46"/>
          </chart:series>
          <chart:series chart:style-name="ch10" chart:values-cell-range-address="VAtaque.G2:VAtaque.G47" chart:label-cell-address="VAtaque.G1:VAtaque.G1" chart:class="chart:line">
            <chart:data-point chart:repeated="46"/>
          </chart:series>
          <chart:series chart:style-name="ch11" chart:values-cell-range-address="VAtaque.H2:VAtaque.H47" chart:label-cell-address="VAtaque.H1:VAtaque.H1" chart:class="chart:line">
            <chart:data-point chart:repeated="46"/>
          </chart:series>
          <chart:series chart:style-name="ch12" chart:values-cell-range-address="VAtaque.I2:VAtaque.I47" chart:label-cell-address="VAtaque.I1:VAtaque.I1" chart:class="chart:line">
            <chart:data-point chart:repeated="46"/>
          </chart:series>
          <chart:series chart:style-name="ch13" chart:values-cell-range-address="VAtaque.J2:VAtaque.J47" chart:label-cell-address="VAtaque.J1:VAtaque.J1" chart:class="chart:line">
            <chart:data-point chart:repeated="46"/>
          </chart:series>
          <chart:series chart:style-name="ch14" chart:values-cell-range-address="VAtaque.K2:VAtaque.K47" chart:label-cell-address="VAtaque.K1:VAtaque.K1" chart:class="chart:line">
            <chart:data-point chart:repeated="46"/>
          </chart:series>
          <chart:series chart:style-name="ch15" chart:values-cell-range-address="VAtaque.L2:VAtaque.L47" chart:label-cell-address="VAtaque.L1:VAtaque.L1" chart:class="chart:line">
            <chart:data-point chart:repeated="46"/>
          </chart:series>
          <chart:series chart:style-name="ch16" chart:values-cell-range-address="VAtaque.M2:VAtaque.M47" chart:label-cell-address="VAtaque.M1:VAtaque.M1" chart:class="chart:line">
            <chart:data-point chart:repeated="46"/>
          </chart:series>
          <chart:series chart:style-name="ch17" chart:values-cell-range-address="VAtaque.N2:VAtaque.N47" chart:label-cell-address="VAtaque.N1:VAtaque.N1" chart:class="chart:line">
            <chart:data-point chart:repeated="46"/>
          </chart:series>
          <chart:series chart:style-name="ch18" chart:values-cell-range-address="VAtaque.O2:VAtaque.O47" chart:label-cell-address="VAtaque.O1:VAtaque.O1" chart:class="chart:line">
            <chart:data-point chart:repeated="46"/>
          </chart:series>
          <chart:series chart:style-name="ch19" chart:values-cell-range-address="VAtaque.P2:VAtaque.P47" chart:label-cell-address="VAtaque.P1:VAtaque.P1" chart:class="chart:line">
            <chart:data-point chart:repeated="46"/>
          </chart:series>
          <chart:series chart:style-name="ch8" chart:values-cell-range-address="VAtaque.Q2:VAtaque.Q47" chart:label-cell-address="VAtaque.Q1:VAtaque.Q1" chart:class="chart:line">
            <chart:data-point chart:repeated="46"/>
          </chart:series>
          <chart:series chart:style-name="ch9" chart:values-cell-range-address="VAtaque.R2:VAtaque.R47" chart:label-cell-address="VAtaque.R1:VAtaque.R1" chart:class="chart:line">
            <chart:data-point chart:repeated="46"/>
          </chart:series>
          <chart:series chart:style-name="ch10" chart:values-cell-range-address="VAtaque.S2:VAtaque.S47" chart:label-cell-address="VAtaque.S1:VAtaque.S1" chart:class="chart:line">
            <chart:data-point chart:repeated="46"/>
          </chart:series>
          <chart:series chart:style-name="ch11" chart:values-cell-range-address="VAtaque.T2:VAtaque.T47" chart:label-cell-address="VAtaque.T1:VAtaque.T1" chart:class="chart:line">
            <chart:data-point chart:repeated="46"/>
          </chart:series>
          <chart:series chart:style-name="ch12" chart:values-cell-range-address="VAtaque.U2:VAtaque.U47" chart:label-cell-address="VAtaque.U1:VAtaque.U1" chart:class="chart:line">
            <chart:data-point chart:repeated="46"/>
          </chart:series>
          <chart:series chart:style-name="ch13" chart:values-cell-range-address="VAtaque.V2:VAtaque.V47" chart:label-cell-address="VAtaque.V1:VAtaque.V1" chart:class="chart:line">
            <chart:data-point chart:repeated="46"/>
          </chart:series>
          <chart:series chart:style-name="ch14" chart:values-cell-range-address="VAtaque.W2:VAtaque.W47" chart:label-cell-address="VAtaque.W1:VAtaque.W1" chart:class="chart:line">
            <chart:data-point chart:repeated="46"/>
          </chart:series>
          <chart:series chart:style-name="ch15" chart:values-cell-range-address="VAtaque.X2:VAtaque.X47" chart:label-cell-address="VAtaque.X1:VAtaque.X1" chart:class="chart:line">
            <chart:data-point chart:repeated="46"/>
          </chart:series>
          <chart:series chart:style-name="ch16" chart:values-cell-range-address="VAtaque.Y2:VAtaque.Y47" chart:label-cell-address="VAtaque.Y1:VAtaque.Y1" chart:class="chart:line">
            <chart:data-point chart:repeated="46"/>
          </chart:series>
          <chart:series chart:style-name="ch17" chart:values-cell-range-address="VAtaque.Z2:VAtaque.Z47" chart:label-cell-address="VAtaque.Z1:VAtaque.Z1" chart:class="chart:line">
            <chart:data-point chart:repeated="46"/>
          </chart:series>
          <chart:series chart:style-name="ch18" chart:values-cell-range-address="VAtaque.AA2:VAtaque.AA47" chart:label-cell-address="VAtaque.AA1:VAtaque.AA1" chart:class="chart:line">
            <chart:data-point chart:repeated="46"/>
          </chart:series>
          <chart:series chart:style-name="ch19" chart:values-cell-range-address="VAtaque.AB2:VAtaque.AB47" chart:label-cell-address="VAtaque.AB1:VAtaque.AB1" chart:class="chart:line">
            <chart:data-point chart:repeated="46"/>
          </chart:series>
          <chart:series chart:style-name="ch8" chart:values-cell-range-address="VAtaque.AC2:VAtaque.AC47" chart:label-cell-address="VAtaque.AC1:VAtaque.AC1" chart:class="chart:line">
            <chart:data-point chart:repeated="46"/>
          </chart:series>
          <chart:series chart:style-name="ch9" chart:values-cell-range-address="VAtaque.AD2:VAtaque.AD47" chart:label-cell-address="VAtaque.AD1:VAtaque.AD1" chart:class="chart:line">
            <chart:data-point chart:repeated="46"/>
          </chart:series>
          <chart:series chart:style-name="ch10" chart:values-cell-range-address="VAtaque.AE2:VAtaque.AE47" chart:label-cell-address="VAtaque.AE1:VAtaque.AE1" chart:class="chart:line">
            <chart:data-point chart:repeated="46"/>
          </chart:series>
          <chart:series chart:style-name="ch11" chart:values-cell-range-address="VAtaque.AF2:VAtaque.AF47" chart:label-cell-address="VAtaque.AF1:VAtaque.AF1" chart:class="chart:line">
            <chart:data-point chart:repeated="46"/>
          </chart:series>
          <chart:series chart:style-name="ch12" chart:values-cell-range-address="VAtaque.AG2:VAtaque.AG47" chart:label-cell-address="VAtaque.AG1:VAtaque.AG1" chart:class="chart:line">
            <chart:data-point chart:repeated="46"/>
          </chart:series>
          <chart:series chart:style-name="ch13" chart:values-cell-range-address="VAtaque.AH2:VAtaque.AH47" chart:label-cell-address="VAtaque.AH1:VAtaque.AH1" chart:class="chart:line">
            <chart:data-point chart:repeated="46"/>
          </chart:series>
          <chart:series chart:style-name="ch14" chart:values-cell-range-address="VAtaque.AI2:VAtaque.AI47" chart:label-cell-address="VAtaque.AI1:VAtaque.AI1" chart:class="chart:line">
            <chart:data-point chart:repeated="4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Ataque.B1:VAtaque.B1</svg:desc>
                </draw:g>
              </table:table-cell>
              <table:table-cell office:value-type="string">
                <text:p/>
                <draw:g>
                  <svg:desc>VAtaque.C1:VAtaque.C1</svg:desc>
                </draw:g>
              </table:table-cell>
              <table:table-cell office:value-type="string">
                <text:p/>
                <draw:g>
                  <svg:desc>VAtaque.D1:VAtaque.D1</svg:desc>
                </draw:g>
              </table:table-cell>
              <table:table-cell office:value-type="string">
                <text:p/>
                <draw:g>
                  <svg:desc>VAtaque.E1:VAtaque.E1</svg:desc>
                </draw:g>
              </table:table-cell>
              <table:table-cell office:value-type="string">
                <text:p/>
                <draw:g>
                  <svg:desc>VAtaque.F1:VAtaque.F1</svg:desc>
                </draw:g>
              </table:table-cell>
              <table:table-cell office:value-type="string">
                <text:p/>
                <draw:g>
                  <svg:desc>VAtaque.G1:VAtaque.G1</svg:desc>
                </draw:g>
              </table:table-cell>
              <table:table-cell office:value-type="string">
                <text:p/>
                <draw:g>
                  <svg:desc>VAtaque.H1:VAtaque.H1</svg:desc>
                </draw:g>
              </table:table-cell>
              <table:table-cell office:value-type="string">
                <text:p/>
                <draw:g>
                  <svg:desc>VAtaque.I1:VAtaque.I1</svg:desc>
                </draw:g>
              </table:table-cell>
              <table:table-cell office:value-type="string">
                <text:p/>
                <draw:g>
                  <svg:desc>VAtaque.J1:VAtaque.J1</svg:desc>
                </draw:g>
              </table:table-cell>
              <table:table-cell office:value-type="string">
                <text:p/>
                <draw:g>
                  <svg:desc>VAtaque.K1:VAtaque.K1</svg:desc>
                </draw:g>
              </table:table-cell>
              <table:table-cell office:value-type="string">
                <text:p/>
                <draw:g>
                  <svg:desc>VAtaque.L1:VAtaque.L1</svg:desc>
                </draw:g>
              </table:table-cell>
              <table:table-cell office:value-type="string">
                <text:p/>
                <draw:g>
                  <svg:desc>VAtaque.M1:VAtaque.M1</svg:desc>
                </draw:g>
              </table:table-cell>
              <table:table-cell office:value-type="string">
                <text:p/>
                <draw:g>
                  <svg:desc>VAtaque.N1:VAtaque.N1</svg:desc>
                </draw:g>
              </table:table-cell>
              <table:table-cell office:value-type="string">
                <text:p/>
                <draw:g>
                  <svg:desc>VAtaque.O1:VAtaque.O1</svg:desc>
                </draw:g>
              </table:table-cell>
              <table:table-cell office:value-type="string">
                <text:p/>
                <draw:g>
                  <svg:desc>VAtaque.P1:VAtaque.P1</svg:desc>
                </draw:g>
              </table:table-cell>
              <table:table-cell office:value-type="string">
                <text:p/>
                <draw:g>
                  <svg:desc>VAtaque.Q1:VAtaque.Q1</svg:desc>
                </draw:g>
              </table:table-cell>
              <table:table-cell office:value-type="string">
                <text:p/>
                <draw:g>
                  <svg:desc>VAtaque.R1:VAtaque.R1</svg:desc>
                </draw:g>
              </table:table-cell>
              <table:table-cell office:value-type="string">
                <text:p/>
                <draw:g>
                  <svg:desc>VAtaque.S1:VAtaque.S1</svg:desc>
                </draw:g>
              </table:table-cell>
              <table:table-cell office:value-type="string">
                <text:p/>
                <draw:g>
                  <svg:desc>VAtaque.T1:VAtaque.T1</svg:desc>
                </draw:g>
              </table:table-cell>
              <table:table-cell office:value-type="string">
                <text:p/>
                <draw:g>
                  <svg:desc>VAtaque.U1:VAtaque.U1</svg:desc>
                </draw:g>
              </table:table-cell>
              <table:table-cell office:value-type="string">
                <text:p/>
                <draw:g>
                  <svg:desc>VAtaque.V1:VAtaque.V1</svg:desc>
                </draw:g>
              </table:table-cell>
              <table:table-cell office:value-type="string">
                <text:p/>
                <draw:g>
                  <svg:desc>VAtaque.W1:VAtaque.W1</svg:desc>
                </draw:g>
              </table:table-cell>
              <table:table-cell office:value-type="string">
                <text:p/>
                <draw:g>
                  <svg:desc>VAtaque.X1:VAtaque.X1</svg:desc>
                </draw:g>
              </table:table-cell>
              <table:table-cell office:value-type="string">
                <text:p/>
                <draw:g>
                  <svg:desc>VAtaque.Y1:VAtaque.Y1</svg:desc>
                </draw:g>
              </table:table-cell>
              <table:table-cell office:value-type="string">
                <text:p/>
                <draw:g>
                  <svg:desc>VAtaque.Z1:VAtaque.Z1</svg:desc>
                </draw:g>
              </table:table-cell>
              <table:table-cell office:value-type="string">
                <text:p/>
                <draw:g>
                  <svg:desc>VAtaque.AA1:VAtaque.AA1</svg:desc>
                </draw:g>
              </table:table-cell>
              <table:table-cell office:value-type="string">
                <text:p/>
                <draw:g>
                  <svg:desc>VAtaque.AB1:VAtaque.AB1</svg:desc>
                </draw:g>
              </table:table-cell>
              <table:table-cell office:value-type="string">
                <text:p/>
                <draw:g>
                  <svg:desc>VAtaque.AC1:VAtaque.AC1</svg:desc>
                </draw:g>
              </table:table-cell>
              <table:table-cell office:value-type="string">
                <text:p/>
                <draw:g>
                  <svg:desc>VAtaque.AD1:VAtaque.AD1</svg:desc>
                </draw:g>
              </table:table-cell>
              <table:table-cell office:value-type="string">
                <text:p/>
                <draw:g>
                  <svg:desc>VAtaque.AE1:VAtaque.AE1</svg:desc>
                </draw:g>
              </table:table-cell>
              <table:table-cell office:value-type="string">
                <text:p/>
                <draw:g>
                  <svg:desc>VAtaque.AF1:VAtaque.AF1</svg:desc>
                </draw:g>
              </table:table-cell>
              <table:table-cell office:value-type="string">
                <text:p/>
                <draw:g>
                  <svg:desc>VAtaque.AG1:VAtaque.AG1</svg:desc>
                </draw:g>
              </table:table-cell>
              <table:table-cell office:value-type="string">
                <text:p/>
                <draw:g>
                  <svg:desc>VAtaque.AH1:VAtaque.AH1</svg:desc>
                </draw:g>
              </table:table-cell>
              <table:table-cell office:value-type="string">
                <text:p/>
                <draw:g>
                  <svg:desc>VAtaque.AI1:V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Ataque.B2:VAtaque.B47</svg:desc>
                </draw:g>
              </table:table-cell>
              <table:table-cell office:value-type="float" office:value="NaN">
                <text:p>NaN</text:p>
                <draw:g>
                  <svg:desc>VAtaque.C2:VAtaque.C47</svg:desc>
                </draw:g>
              </table:table-cell>
              <table:table-cell office:value-type="float" office:value="NaN">
                <text:p>NaN</text:p>
                <draw:g>
                  <svg:desc>VAtaque.D2:VAtaque.D47</svg:desc>
                </draw:g>
              </table:table-cell>
              <table:table-cell office:value-type="float" office:value="NaN">
                <text:p>NaN</text:p>
                <draw:g>
                  <svg:desc>VAtaque.E2:VAtaque.E47</svg:desc>
                </draw:g>
              </table:table-cell>
              <table:table-cell office:value-type="float" office:value="NaN">
                <text:p>NaN</text:p>
                <draw:g>
                  <svg:desc>VAtaque.F2:VAtaque.F47</svg:desc>
                </draw:g>
              </table:table-cell>
              <table:table-cell office:value-type="float" office:value="NaN">
                <text:p>NaN</text:p>
                <draw:g>
                  <svg:desc>VAtaque.G2:VAtaque.G47</svg:desc>
                </draw:g>
              </table:table-cell>
              <table:table-cell office:value-type="float" office:value="NaN">
                <text:p>NaN</text:p>
                <draw:g>
                  <svg:desc>VAtaque.H2:VAtaque.H47</svg:desc>
                </draw:g>
              </table:table-cell>
              <table:table-cell office:value-type="float" office:value="NaN">
                <text:p>NaN</text:p>
                <draw:g>
                  <svg:desc>VAtaque.I2:VAtaque.I47</svg:desc>
                </draw:g>
              </table:table-cell>
              <table:table-cell office:value-type="float" office:value="NaN">
                <text:p>NaN</text:p>
                <draw:g>
                  <svg:desc>VAtaque.J2:VAtaque.J47</svg:desc>
                </draw:g>
              </table:table-cell>
              <table:table-cell office:value-type="float" office:value="NaN">
                <text:p>NaN</text:p>
                <draw:g>
                  <svg:desc>VAtaque.K2:VAtaque.K47</svg:desc>
                </draw:g>
              </table:table-cell>
              <table:table-cell office:value-type="float" office:value="NaN">
                <text:p>NaN</text:p>
                <draw:g>
                  <svg:desc>VAtaque.L2:VAtaque.L47</svg:desc>
                </draw:g>
              </table:table-cell>
              <table:table-cell office:value-type="float" office:value="NaN">
                <text:p>NaN</text:p>
                <draw:g>
                  <svg:desc>VAtaque.M2:VAtaque.M47</svg:desc>
                </draw:g>
              </table:table-cell>
              <table:table-cell office:value-type="float" office:value="NaN">
                <text:p>NaN</text:p>
                <draw:g>
                  <svg:desc>VAtaque.N2:VAtaque.N47</svg:desc>
                </draw:g>
              </table:table-cell>
              <table:table-cell office:value-type="float" office:value="NaN">
                <text:p>NaN</text:p>
                <draw:g>
                  <svg:desc>VAtaque.O2:VAtaque.O47</svg:desc>
                </draw:g>
              </table:table-cell>
              <table:table-cell office:value-type="float" office:value="NaN">
                <text:p>NaN</text:p>
                <draw:g>
                  <svg:desc>VAtaque.P2:VAtaque.P47</svg:desc>
                </draw:g>
              </table:table-cell>
              <table:table-cell office:value-type="float" office:value="NaN">
                <text:p>NaN</text:p>
                <draw:g>
                  <svg:desc>VAtaque.Q2:VAtaque.Q47</svg:desc>
                </draw:g>
              </table:table-cell>
              <table:table-cell office:value-type="float" office:value="NaN">
                <text:p>NaN</text:p>
                <draw:g>
                  <svg:desc>VAtaque.R2:VAtaque.R47</svg:desc>
                </draw:g>
              </table:table-cell>
              <table:table-cell office:value-type="float" office:value="NaN">
                <text:p>NaN</text:p>
                <draw:g>
                  <svg:desc>VAtaque.S2:VAtaque.S47</svg:desc>
                </draw:g>
              </table:table-cell>
              <table:table-cell office:value-type="float" office:value="NaN">
                <text:p>NaN</text:p>
                <draw:g>
                  <svg:desc>VAtaque.T2:VAtaque.T47</svg:desc>
                </draw:g>
              </table:table-cell>
              <table:table-cell office:value-type="float" office:value="NaN">
                <text:p>NaN</text:p>
                <draw:g>
                  <svg:desc>VAtaque.U2:VAtaque.U47</svg:desc>
                </draw:g>
              </table:table-cell>
              <table:table-cell office:value-type="float" office:value="NaN">
                <text:p>NaN</text:p>
                <draw:g>
                  <svg:desc>VAtaque.V2:VAtaque.V47</svg:desc>
                </draw:g>
              </table:table-cell>
              <table:table-cell office:value-type="float" office:value="NaN">
                <text:p>NaN</text:p>
                <draw:g>
                  <svg:desc>VAtaque.W2:VAtaque.W47</svg:desc>
                </draw:g>
              </table:table-cell>
              <table:table-cell office:value-type="float" office:value="NaN">
                <text:p>NaN</text:p>
                <draw:g>
                  <svg:desc>VAtaque.X2:VAtaque.X47</svg:desc>
                </draw:g>
              </table:table-cell>
              <table:table-cell office:value-type="float" office:value="NaN">
                <text:p>NaN</text:p>
                <draw:g>
                  <svg:desc>VAtaque.Y2:VAtaque.Y47</svg:desc>
                </draw:g>
              </table:table-cell>
              <table:table-cell office:value-type="float" office:value="NaN">
                <text:p>NaN</text:p>
                <draw:g>
                  <svg:desc>VAtaque.Z2:VAtaque.Z47</svg:desc>
                </draw:g>
              </table:table-cell>
              <table:table-cell office:value-type="float" office:value="NaN">
                <text:p>NaN</text:p>
                <draw:g>
                  <svg:desc>VAtaque.AA2:VAtaque.AA47</svg:desc>
                </draw:g>
              </table:table-cell>
              <table:table-cell office:value-type="float" office:value="NaN">
                <text:p>NaN</text:p>
                <draw:g>
                  <svg:desc>VAtaque.AB2:VAtaque.AB47</svg:desc>
                </draw:g>
              </table:table-cell>
              <table:table-cell office:value-type="float" office:value="NaN">
                <text:p>NaN</text:p>
                <draw:g>
                  <svg:desc>VAtaque.AC2:VAtaque.AC47</svg:desc>
                </draw:g>
              </table:table-cell>
              <table:table-cell office:value-type="float" office:value="NaN">
                <text:p>NaN</text:p>
                <draw:g>
                  <svg:desc>VAtaque.AD2:VAtaque.AD47</svg:desc>
                </draw:g>
              </table:table-cell>
              <table:table-cell office:value-type="float" office:value="NaN">
                <text:p>NaN</text:p>
                <draw:g>
                  <svg:desc>VAtaque.AE2:VAtaque.AE47</svg:desc>
                </draw:g>
              </table:table-cell>
              <table:table-cell office:value-type="float" office:value="NaN">
                <text:p>NaN</text:p>
                <draw:g>
                  <svg:desc>VAtaque.AF2:VAtaque.AF47</svg:desc>
                </draw:g>
              </table:table-cell>
              <table:table-cell office:value-type="float" office:value="NaN">
                <text:p>NaN</text:p>
                <draw:g>
                  <svg:desc>VAtaque.AG2:VAtaque.AG47</svg:desc>
                </draw:g>
              </table:table-cell>
              <table:table-cell office:value-type="float" office:value="NaN">
                <text:p>NaN</text:p>
                <draw:g>
                  <svg:desc>VAtaque.AH2:VAtaque.AH47</svg:desc>
                </draw:g>
              </table:table-cell>
              <table:table-cell office:value-type="float" office:value="NaN">
                <text:p>NaN</text:p>
                <draw:g>
                  <svg:desc>VAtaque.AI2:VAtaque.A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cm" svg:y="3.462cm" style:legend-expansion="high" chart:style-name="ch2"/>
        <chart:plot-area chart:style-name="ch3" table:cell-range-address="medias.A1:medias.B142 medias.D1:medias.D142 medias.F1:medias.F142 medias.H1:medias.H142" chart:data-source-has-labels="both" svg:x="0.32cm" svg:y="0.18cm" svg:width="11.79cm" svg:height="8.64cm">
          <chartooo:coordinate-region svg:x="1.121cm" svg:y="0.368cm" svg:width="10.989cm" svg:height="7.415cm"/>
          <chart:axis chart:dimension="x" chart:name="primary-x" chart:style-name="ch4" chartooo:axis-type="auto">
            <chartooo:date-scale/>
            <chart:categories table:cell-range-address="medias.A1:medias.A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dias.B1:medias.B142" chart:label-cell-address="medias.B1:medias.B1" chart:class="chart:line">
            <chart:data-point chart:repeated="142"/>
          </chart:series>
          <chart:series chart:style-name="ch7" chart:values-cell-range-address="medias.D1:medias.D142" chart:label-cell-address="medias.D1:medias.D1" chart:class="chart:line">
            <chart:data-point chart:repeated="142"/>
          </chart:series>
          <chart:series chart:style-name="ch8" chart:values-cell-range-address="medias.F1:medias.F142" chart:label-cell-address="medias.F1:medias.F1" chart:class="chart:line">
            <chart:data-point chart:repeated="142"/>
          </chart:series>
          <chart:series chart:style-name="ch9" chart:values-cell-range-address="medias.H1:medias.H142" chart:label-cell-address="medias.H1:medias.H1" chart:class="chart:line">
            <chart:data-point chart:repeated="1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VNormal</text:p>
                <draw:g>
                  <svg:desc>medias.B1:medias.B1</svg:desc>
                </draw:g>
              </table:table-cell>
              <table:table-cell office:value-type="string">
                <text:p>mediaANormal</text:p>
                <draw:g>
                  <svg:desc>medias.D1:medias.D1</svg:desc>
                </draw:g>
              </table:table-cell>
              <table:table-cell office:value-type="string">
                <text:p/>
                <draw:g>
                  <svg:desc>medias.F1:medias.F1</svg:desc>
                </draw:g>
              </table:table-cell>
              <table:table-cell office:value-type="string">
                <text:p/>
                <draw:g>
                  <svg:desc>medias.H1:media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medias.A1:medias.A142</svg:desc>
                </draw:g>
              </table:table-cell>
              <table:table-cell office:value-type="float" office:value="NaN">
                <text:p>NaN</text:p>
                <draw:g>
                  <svg:desc>medias.B1:medias.B142</svg:desc>
                </draw:g>
              </table:table-cell>
              <table:table-cell office:value-type="float" office:value="NaN">
                <text:p>NaN</text:p>
                <draw:g>
                  <svg:desc>medias.D1:medias.D142</svg:desc>
                </draw:g>
              </table:table-cell>
              <table:table-cell office:value-type="float" office:value="NaN">
                <text:p>NaN</text:p>
                <draw:g>
                  <svg:desc>medias.F1:medias.F142</svg:desc>
                </draw:g>
              </table:table-cell>
              <table:table-cell office:value-type="float" office:value="NaN">
                <text:p>NaN</text:p>
                <draw:g>
                  <svg:desc>medias.H1:medias.H1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8.8787878787879">
                <text:p>28.8787878787879</text:p>
              </table:table-cell>
              <table:table-cell office:value-type="float" office:value="28.3636363636364">
                <text:p>28.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.8181818181818">
                <text:p>63.818181818181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8.181818181818">
                <text:p>148.181818181818</text:p>
              </table:table-cell>
              <table:table-cell office:value-type="float" office:value="147.363636363636">
                <text:p>147.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0.454545454545">
                <text:p>140.454545454545</text:p>
              </table:table-cell>
              <table:table-cell office:value-type="float" office:value="140.454545454545">
                <text:p>140.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9.151515151515">
                <text:p>139.151515151515</text:p>
              </table:table-cell>
              <table:table-cell office:value-type="float" office:value="139.181818181818">
                <text:p>139.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8.848484848485">
                <text:p>138.848484848485</text:p>
              </table:table-cell>
              <table:table-cell office:value-type="float" office:value="138.515151515152">
                <text:p>138.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136.212121212121">
                <text:p>136.21212121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5.121212121212">
                <text:p>135.121212121212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4">
                <text:p>134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3.575757575758">
                <text:p>133.575757575758</text:p>
              </table:table-cell>
              <table:table-cell office:value-type="float" office:value="133.727272727273">
                <text:p>133.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134.151515151515">
                <text:p>134.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3.575757575758">
                <text:p>133.575757575758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134.121212121212">
                <text:p>134.12121212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3.030303030303">
                <text:p>133.030303030303</text:p>
              </table:table-cell>
              <table:table-cell office:value-type="float" office:value="133.242424242424">
                <text:p>133.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5.212121212121">
                <text:p>135.212121212121</text:p>
              </table:table-cell>
              <table:table-cell office:value-type="float" office:value="135.030303030303">
                <text:p>135.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3.393939393939">
                <text:p>133.393939393939</text:p>
              </table:table-cell>
              <table:table-cell office:value-type="float" office:value="133.484848484849">
                <text:p>133.48484848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4.636363636364">
                <text:p>134.636363636364</text:p>
              </table:table-cell>
              <table:table-cell office:value-type="float" office:value="134.606060606061">
                <text:p>134.60606060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134.030303030303">
                <text:p>134.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3.969696969697">
                <text:p>133.969696969697</text:p>
              </table:table-cell>
              <table:table-cell office:value-type="float" office:value="134.030303030303">
                <text:p>134.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3.727272727273">
                <text:p>133.727272727273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3.69696969697">
                <text:p>133.69696969697</text:p>
              </table:table-cell>
              <table:table-cell office:value-type="float" office:value="133.545454545455">
                <text:p>133.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34.484848484849">
                <text:p>134.484848484849</text:p>
              </table:table-cell>
              <table:table-cell office:value-type="float" office:value="134.515151515152">
                <text:p>134.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3.272727272727">
                <text:p>133.272727272727</text:p>
              </table:table-cell>
              <table:table-cell office:value-type="float" office:value="133.242424242424">
                <text:p>133.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4.757575757576">
                <text:p>134.757575757576</text:p>
              </table:table-cell>
              <table:table-cell office:value-type="float" office:value="134.757575757576">
                <text:p>134.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134.363636363636">
                <text:p>134.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3.969696969697">
                <text:p>133.969696969697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3.454545454545">
                <text:p>133.454545454545</text:p>
              </table:table-cell>
              <table:table-cell office:value-type="float" office:value="133.363636363636">
                <text:p>133.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4.545454545455">
                <text:p>134.545454545455</text:p>
              </table:table-cell>
              <table:table-cell office:value-type="float" office:value="134.636363636364">
                <text:p>134.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34">
                <text:p>134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133.636363636364">
                <text:p>133.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4.030303030303">
                <text:p>134.030303030303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34.545454545455">
                <text:p>134.545454545455</text:p>
              </table:table-cell>
              <table:table-cell office:value-type="float" office:value="134.606060606061">
                <text:p>134.60606060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4.424242424242">
                <text:p>134.424242424242</text:p>
              </table:table-cell>
              <table:table-cell office:value-type="float" office:value="134.575757575758">
                <text:p>134.57575757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133.69696969697">
                <text:p>133.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134.151515151515">
                <text:p>134.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69696969697">
                <text:p>133.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134.363636363636">
                <text:p>134.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3.727272727273">
                <text:p>133.727272727273</text:p>
              </table:table-cell>
              <table:table-cell office:value-type="float" office:value="133.636363636364">
                <text:p>133.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3.606060606061">
                <text:p>133.606060606061</text:p>
              </table:table-cell>
              <table:table-cell office:value-type="float" office:value="133.363636363636">
                <text:p>133.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133.757575757576">
                <text:p>133.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3.636363636364">
                <text:p>133.636363636364</text:p>
              </table:table-cell>
              <table:table-cell office:value-type="float" office:value="133.636363636364">
                <text:p>133.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4.151515151515">
                <text:p>134.151515151515</text:p>
              </table:table-cell>
              <table:table-cell office:value-type="float" office:value="134.242424242424">
                <text:p>134.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133.69696969697">
                <text:p>133.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4.121212121212">
                <text:p>134.121212121212</text:p>
              </table:table-cell>
              <table:table-cell office:value-type="float" office:value="134.212121212121">
                <text:p>134.21212121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134.151515151515">
                <text:p>134.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3.606060606061">
                <text:p>133.606060606061</text:p>
              </table:table-cell>
              <table:table-cell office:value-type="float" office:value="133.636363636364">
                <text:p>133.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34.151515151515">
                <text:p>134.151515151515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93939393939">
                <text:p>133.39393939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34.606060606061">
                <text:p>134.606060606061</text:p>
              </table:table-cell>
              <table:table-cell office:value-type="float" office:value="134.606060606061">
                <text:p>134.60606060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2.878787878788">
                <text:p>132.878787878788</text:p>
              </table:table-cell>
              <table:table-cell office:value-type="float" office:value="132.909090909091">
                <text:p>132.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4.848484848485">
                <text:p>134.848484848485</text:p>
              </table:table-cell>
              <table:table-cell office:value-type="float" office:value="134.727272727273">
                <text:p>134.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33.757575757576">
                <text:p>133.757575757576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134.121212121212">
                <text:p>134.12121212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34.151515151515">
                <text:p>134.151515151515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3.69696969697">
                <text:p>133.69696969697</text:p>
              </table:table-cell>
              <table:table-cell office:value-type="float" office:value="133.727272727273">
                <text:p>133.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134.030303030303">
                <text:p>134.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34.030303030303">
                <text:p>134.030303030303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4.151515151515">
                <text:p>134.151515151515</text:p>
              </table:table-cell>
              <table:table-cell office:value-type="float" office:value="133.969696969697">
                <text:p>133.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34.121212121212">
                <text:p>134.121212121212</text:p>
              </table:table-cell>
              <table:table-cell office:value-type="float" office:value="133.969696969697">
                <text:p>133.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3.969696969697">
                <text:p>133.969696969697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133.969696969697">
                <text:p>133.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33.969696969697">
                <text:p>133.969696969697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134.69696969697">
                <text:p>134.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3.818181818182">
                <text:p>133.818181818182</text:p>
              </table:table-cell>
              <table:table-cell office:value-type="float" office:value="133.848484848485">
                <text:p>133.84848484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34.121212121212">
                <text:p>134.121212121212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33.727272727273">
                <text:p>133.727272727273</text:p>
              </table:table-cell>
              <table:table-cell office:value-type="float" office:value="133.636363636364">
                <text:p>133.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133.939393939394">
                <text:p>133.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34.060606060606">
                <text:p>134.060606060606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33.757575757576">
                <text:p>133.757575757576</text:p>
              </table:table-cell>
              <table:table-cell office:value-type="float" office:value="133.757575757576">
                <text:p>133.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4.030303030303">
                <text:p>134.03030303030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4.181818181818">
                <text:p>134.181818181818</text:p>
              </table:table-cell>
              <table:table-cell office:value-type="float" office:value="134.242424242424">
                <text:p>134.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34">
                <text:p>134</text:p>
              </table:table-cell>
              <table:table-cell office:value-type="float" office:value="133.878787878788">
                <text:p>133.87878787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33.909090909091">
                <text:p>133.909090909091</text:p>
              </table:table-cell>
              <table:table-cell office:value-type="float" office:value="134.090909090909">
                <text:p>134.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33.787878787879">
                <text:p>133.787878787879</text:p>
              </table:table-cell>
              <table:table-cell office:value-type="float" office:value="133.69696969697">
                <text:p>133.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34.242424242424">
                <text:p>134.242424242424</text:p>
              </table:table-cell>
              <table:table-cell office:value-type="float" office:value="134.242424242424">
                <text:p>134.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3.818181818182">
                <text:p>123.818181818182</text:p>
              </table:table-cell>
              <table:table-cell office:value-type="float" office:value="123.393939393939">
                <text:p>123.39393939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10.212121212121">
                <text:p>110.212121212121</text:p>
              </table:table-cell>
              <table:table-cell office:value-type="float" office:value="109.848484848485">
                <text:p>109.84848484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34.3939393939394">
                <text:p>34.393939393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Normal.B1:VNormal.AI113" chart:data-source-has-labels="row" svg:x="0.32cm" svg:y="0.18cm" svg:width="15.36cm" svg:height="8.64cm">
          <chartooo:coordinate-region svg:x="0.938cm" svg:y="0.3cm" svg:width="14.553cm" svg:height="7.5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Normal.B2:VNormal.B113" chart:label-cell-address="VNormal.B1:VNormal.B1" chart:class="chart:line">
            <chart:data-point chart:repeated="112"/>
          </chart:series>
          <chart:series chart:style-name="ch6" chart:values-cell-range-address="VNormal.C2:VNormal.C113" chart:label-cell-address="VNormal.C1:VNormal.C1" chart:class="chart:line">
            <chart:data-point chart:repeated="112"/>
          </chart:series>
          <chart:series chart:style-name="ch7" chart:values-cell-range-address="VNormal.D2:VNormal.D113" chart:label-cell-address="VNormal.D1:VNormal.D1" chart:class="chart:line">
            <chart:data-point chart:repeated="112"/>
          </chart:series>
          <chart:series chart:style-name="ch8" chart:values-cell-range-address="VNormal.E2:VNormal.E113" chart:label-cell-address="VNormal.E1:VNormal.E1" chart:class="chart:line">
            <chart:data-point chart:repeated="112"/>
          </chart:series>
          <chart:series chart:style-name="ch9" chart:values-cell-range-address="VNormal.F2:VNormal.F113" chart:label-cell-address="VNormal.F1:VNormal.F1" chart:class="chart:line">
            <chart:data-point chart:repeated="112"/>
          </chart:series>
          <chart:series chart:style-name="ch10" chart:values-cell-range-address="VNormal.G2:VNormal.G113" chart:label-cell-address="VNormal.G1:VNormal.G1" chart:class="chart:line">
            <chart:data-point chart:repeated="112"/>
          </chart:series>
          <chart:series chart:style-name="ch11" chart:values-cell-range-address="VNormal.H2:VNormal.H113" chart:label-cell-address="VNormal.H1:VNormal.H1" chart:class="chart:line">
            <chart:data-point chart:repeated="112"/>
          </chart:series>
          <chart:series chart:style-name="ch12" chart:values-cell-range-address="VNormal.I2:VNormal.I113" chart:label-cell-address="VNormal.I1:VNormal.I1" chart:class="chart:line">
            <chart:data-point chart:repeated="112"/>
          </chart:series>
          <chart:series chart:style-name="ch13" chart:values-cell-range-address="VNormal.J2:VNormal.J113" chart:label-cell-address="VNormal.J1:VNormal.J1" chart:class="chart:line">
            <chart:data-point chart:repeated="112"/>
          </chart:series>
          <chart:series chart:style-name="ch14" chart:values-cell-range-address="VNormal.K2:VNormal.K113" chart:label-cell-address="VNormal.K1:VNormal.K1" chart:class="chart:line">
            <chart:data-point chart:repeated="112"/>
          </chart:series>
          <chart:series chart:style-name="ch15" chart:values-cell-range-address="VNormal.L2:VNormal.L113" chart:label-cell-address="VNormal.L1:VNormal.L1" chart:class="chart:line">
            <chart:data-point chart:repeated="112"/>
          </chart:series>
          <chart:series chart:style-name="ch16" chart:values-cell-range-address="VNormal.M2:VNormal.M113" chart:label-cell-address="VNormal.M1:VNormal.M1" chart:class="chart:line">
            <chart:data-point chart:repeated="112"/>
          </chart:series>
          <chart:series chart:style-name="ch17" chart:values-cell-range-address="VNormal.N2:VNormal.N113" chart:label-cell-address="VNormal.N1:VNormal.N1" chart:class="chart:line">
            <chart:data-point chart:repeated="112"/>
          </chart:series>
          <chart:series chart:style-name="ch18" chart:values-cell-range-address="VNormal.O2:VNormal.O113" chart:label-cell-address="VNormal.O1:VNormal.O1" chart:class="chart:line">
            <chart:data-point chart:repeated="112"/>
          </chart:series>
          <chart:series chart:style-name="ch19" chart:values-cell-range-address="VNormal.P2:VNormal.P113" chart:label-cell-address="VNormal.P1:VNormal.P1" chart:class="chart:line">
            <chart:data-point chart:repeated="112"/>
          </chart:series>
          <chart:series chart:style-name="ch8" chart:values-cell-range-address="VNormal.Q2:VNormal.Q113" chart:label-cell-address="VNormal.Q1:VNormal.Q1" chart:class="chart:line">
            <chart:data-point chart:repeated="112"/>
          </chart:series>
          <chart:series chart:style-name="ch9" chart:values-cell-range-address="VNormal.R2:VNormal.R113" chart:label-cell-address="VNormal.R1:VNormal.R1" chart:class="chart:line">
            <chart:data-point chart:repeated="112"/>
          </chart:series>
          <chart:series chart:style-name="ch10" chart:values-cell-range-address="VNormal.S2:VNormal.S113" chart:label-cell-address="VNormal.S1:VNormal.S1" chart:class="chart:line">
            <chart:data-point chart:repeated="112"/>
          </chart:series>
          <chart:series chart:style-name="ch11" chart:values-cell-range-address="VNormal.T2:VNormal.T113" chart:label-cell-address="VNormal.T1:VNormal.T1" chart:class="chart:line">
            <chart:data-point chart:repeated="112"/>
          </chart:series>
          <chart:series chart:style-name="ch12" chart:values-cell-range-address="VNormal.U2:VNormal.U113" chart:label-cell-address="VNormal.U1:VNormal.U1" chart:class="chart:line">
            <chart:data-point chart:repeated="112"/>
          </chart:series>
          <chart:series chart:style-name="ch13" chart:values-cell-range-address="VNormal.V2:VNormal.V113" chart:label-cell-address="VNormal.V1:VNormal.V1" chart:class="chart:line">
            <chart:data-point chart:repeated="112"/>
          </chart:series>
          <chart:series chart:style-name="ch14" chart:values-cell-range-address="VNormal.W2:VNormal.W113" chart:label-cell-address="VNormal.W1:VNormal.W1" chart:class="chart:line">
            <chart:data-point chart:repeated="112"/>
          </chart:series>
          <chart:series chart:style-name="ch15" chart:values-cell-range-address="VNormal.X2:VNormal.X113" chart:label-cell-address="VNormal.X1:VNormal.X1" chart:class="chart:line">
            <chart:data-point chart:repeated="112"/>
          </chart:series>
          <chart:series chart:style-name="ch16" chart:values-cell-range-address="VNormal.Y2:VNormal.Y113" chart:label-cell-address="VNormal.Y1:VNormal.Y1" chart:class="chart:line">
            <chart:data-point chart:repeated="112"/>
          </chart:series>
          <chart:series chart:style-name="ch17" chart:values-cell-range-address="VNormal.Z2:VNormal.Z113" chart:label-cell-address="VNormal.Z1:VNormal.Z1" chart:class="chart:line">
            <chart:data-point chart:repeated="112"/>
          </chart:series>
          <chart:series chart:style-name="ch18" chart:values-cell-range-address="VNormal.AA2:VNormal.AA113" chart:label-cell-address="VNormal.AA1:VNormal.AA1" chart:class="chart:line">
            <chart:data-point chart:repeated="112"/>
          </chart:series>
          <chart:series chart:style-name="ch19" chart:values-cell-range-address="VNormal.AB2:VNormal.AB113" chart:label-cell-address="VNormal.AB1:VNormal.AB1" chart:class="chart:line">
            <chart:data-point chart:repeated="112"/>
          </chart:series>
          <chart:series chart:style-name="ch8" chart:values-cell-range-address="VNormal.AC2:VNormal.AC113" chart:label-cell-address="VNormal.AC1:VNormal.AC1" chart:class="chart:line">
            <chart:data-point chart:repeated="112"/>
          </chart:series>
          <chart:series chart:style-name="ch9" chart:values-cell-range-address="VNormal.AD2:VNormal.AD113" chart:label-cell-address="VNormal.AD1:VNormal.AD1" chart:class="chart:line">
            <chart:data-point chart:repeated="112"/>
          </chart:series>
          <chart:series chart:style-name="ch10" chart:values-cell-range-address="VNormal.AE2:VNormal.AE113" chart:label-cell-address="VNormal.AE1:VNormal.AE1" chart:class="chart:line">
            <chart:data-point chart:repeated="112"/>
          </chart:series>
          <chart:series chart:style-name="ch11" chart:values-cell-range-address="VNormal.AF2:VNormal.AF113" chart:label-cell-address="VNormal.AF1:VNormal.AF1" chart:class="chart:line">
            <chart:data-point chart:repeated="112"/>
          </chart:series>
          <chart:series chart:style-name="ch12" chart:values-cell-range-address="VNormal.AG2:VNormal.AG113" chart:label-cell-address="VNormal.AG1:VNormal.AG1" chart:class="chart:line">
            <chart:data-point chart:repeated="112"/>
          </chart:series>
          <chart:series chart:style-name="ch13" chart:values-cell-range-address="VNormal.AH2:VNormal.AH113" chart:label-cell-address="VNormal.AH1:VNormal.AH1" chart:class="chart:line">
            <chart:data-point chart:repeated="112"/>
          </chart:series>
          <chart:series chart:style-name="ch14" chart:values-cell-range-address="VNormal.AI2:VNormal.AI113" chart:label-cell-address="VNormal.AI1:VNormal.AI1" chart:class="chart:line">
            <chart:data-point chart:repeated="1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10eth0.pcap0stat0160425002043201.txt</text:p>
                <draw:g>
                  <svg:desc>VNormal.B1:VNormal.B1</svg:desc>
                </draw:g>
              </table:table-cell>
              <table:table-cell office:value-type="string">
                <text:p>host10eth0.pcap0stat0160425002071602.txt</text:p>
                <draw:g>
                  <svg:desc>VNormal.C1:VNormal.C1</svg:desc>
                </draw:g>
              </table:table-cell>
              <table:table-cell office:value-type="string">
                <text:p>host10eth0.pcap0stat0160425002100103.txt</text:p>
                <draw:g>
                  <svg:desc>VNormal.D1:VNormal.D1</svg:desc>
                </draw:g>
              </table:table-cell>
              <table:table-cell office:value-type="string">
                <text:p>host10eth0.pcap0stat0160425002124604.txt</text:p>
                <draw:g>
                  <svg:desc>VNormal.E1:VNormal.E1</svg:desc>
                </draw:g>
              </table:table-cell>
              <table:table-cell office:value-type="string">
                <text:p>host10eth0.pcap0stat0160425002153005.txt</text:p>
                <draw:g>
                  <svg:desc>VNormal.F1:VNormal.F1</svg:desc>
                </draw:g>
              </table:table-cell>
              <table:table-cell office:value-type="string">
                <text:p>host10eth0.pcap0stat0160425002181506.txt</text:p>
                <draw:g>
                  <svg:desc>VNormal.G1:VNormal.G1</svg:desc>
                </draw:g>
              </table:table-cell>
              <table:table-cell office:value-type="string">
                <text:p>host10eth0.pcap0stat0160425002210007.txt</text:p>
                <draw:g>
                  <svg:desc>VNormal.H1:VNormal.H1</svg:desc>
                </draw:g>
              </table:table-cell>
              <table:table-cell office:value-type="string">
                <text:p>host10eth0.pcap0stat0160425002234508.txt</text:p>
                <draw:g>
                  <svg:desc>VNormal.I1:VNormal.I1</svg:desc>
                </draw:g>
              </table:table-cell>
              <table:table-cell office:value-type="string">
                <text:p>host10eth0.pcap0stat0160425002263009.txt</text:p>
                <draw:g>
                  <svg:desc>VNormal.J1:VNormal.J1</svg:desc>
                </draw:g>
              </table:table-cell>
              <table:table-cell office:value-type="string">
                <text:p>host10eth0.pcap0stat01604250022915010.txt</text:p>
                <draw:g>
                  <svg:desc>VNormal.K1:VNormal.K1</svg:desc>
                </draw:g>
              </table:table-cell>
              <table:table-cell office:value-type="string">
                <text:p>host10eth0.pcap0stat01604250023159011.txt</text:p>
                <draw:g>
                  <svg:desc>VNormal.L1:VNormal.L1</svg:desc>
                </draw:g>
              </table:table-cell>
              <table:table-cell office:value-type="string">
                <text:p>host10eth0.pcap0stat01604250023445012.txt</text:p>
                <draw:g>
                  <svg:desc>VNormal.M1:VNormal.M1</svg:desc>
                </draw:g>
              </table:table-cell>
              <table:table-cell office:value-type="string">
                <text:p>host10eth0.pcap0stat01604250023730013.txt</text:p>
                <draw:g>
                  <svg:desc>VNormal.N1:VNormal.N1</svg:desc>
                </draw:g>
              </table:table-cell>
              <table:table-cell office:value-type="string">
                <text:p>host10eth0.pcap0stat01604250024014014.txt</text:p>
                <draw:g>
                  <svg:desc>VNormal.O1:VNormal.O1</svg:desc>
                </draw:g>
              </table:table-cell>
              <table:table-cell office:value-type="string">
                <text:p>host10eth0.pcap0stat01604250024258015.txt</text:p>
                <draw:g>
                  <svg:desc>VNormal.P1:VNormal.P1</svg:desc>
                </draw:g>
              </table:table-cell>
              <table:table-cell office:value-type="string">
                <text:p>host10eth0.pcap0stat01604250024544016.txt</text:p>
                <draw:g>
                  <svg:desc>VNormal.Q1:VNormal.Q1</svg:desc>
                </draw:g>
              </table:table-cell>
              <table:table-cell office:value-type="string">
                <text:p>host10eth0.pcap0stat01604250024829017.txt</text:p>
                <draw:g>
                  <svg:desc>VNormal.R1:VNormal.R1</svg:desc>
                </draw:g>
              </table:table-cell>
              <table:table-cell office:value-type="string">
                <text:p>host10eth0.pcap0stat01604250025114018.txt</text:p>
                <draw:g>
                  <svg:desc>VNormal.S1:VNormal.S1</svg:desc>
                </draw:g>
              </table:table-cell>
              <table:table-cell office:value-type="string">
                <text:p>host10eth0.pcap0stat01604250025359019.txt</text:p>
                <draw:g>
                  <svg:desc>VNormal.T1:VNormal.T1</svg:desc>
                </draw:g>
              </table:table-cell>
              <table:table-cell office:value-type="string">
                <text:p>host10eth0.pcap0stat01604250025644020.txt</text:p>
                <draw:g>
                  <svg:desc>VNormal.U1:VNormal.U1</svg:desc>
                </draw:g>
              </table:table-cell>
              <table:table-cell office:value-type="string">
                <text:p>host10eth0.pcap0stat01604250025928021.txt</text:p>
                <draw:g>
                  <svg:desc>VNormal.V1:VNormal.V1</svg:desc>
                </draw:g>
              </table:table-cell>
              <table:table-cell office:value-type="string">
                <text:p>host10eth0.pcap0stat01604250030212022.txt</text:p>
                <draw:g>
                  <svg:desc>VNormal.W1:VNormal.W1</svg:desc>
                </draw:g>
              </table:table-cell>
              <table:table-cell office:value-type="string">
                <text:p>host10eth0.pcap0stat01604250030458023.txt</text:p>
                <draw:g>
                  <svg:desc>VNormal.X1:VNormal.X1</svg:desc>
                </draw:g>
              </table:table-cell>
              <table:table-cell office:value-type="string">
                <text:p>host10eth0.pcap0stat01604250030742024.txt</text:p>
                <draw:g>
                  <svg:desc>VNormal.Y1:VNormal.Y1</svg:desc>
                </draw:g>
              </table:table-cell>
              <table:table-cell office:value-type="string">
                <text:p>host10eth0.pcap0stat01604250031027025.txt</text:p>
                <draw:g>
                  <svg:desc>VNormal.Z1:VNormal.Z1</svg:desc>
                </draw:g>
              </table:table-cell>
              <table:table-cell office:value-type="string">
                <text:p>host10eth0.pcap0stat01604250031312026.txt</text:p>
                <draw:g>
                  <svg:desc>VNormal.AA1:VNormal.AA1</svg:desc>
                </draw:g>
              </table:table-cell>
              <table:table-cell office:value-type="string">
                <text:p>host10eth0.pcap0stat01604250031557027.txt</text:p>
                <draw:g>
                  <svg:desc>VNormal.AB1:VNormal.AB1</svg:desc>
                </draw:g>
              </table:table-cell>
              <table:table-cell office:value-type="string">
                <text:p>host10eth0.pcap0stat01604250031842028.txt</text:p>
                <draw:g>
                  <svg:desc>VNormal.AC1:VNormal.AC1</svg:desc>
                </draw:g>
              </table:table-cell>
              <table:table-cell office:value-type="string">
                <text:p>host10eth0.pcap0stat01604250032128029.txt</text:p>
                <draw:g>
                  <svg:desc>VNormal.AD1:VNormal.AD1</svg:desc>
                </draw:g>
              </table:table-cell>
              <table:table-cell office:value-type="string">
                <text:p>host10eth0.pcap0stat01604250032413030.txt</text:p>
                <draw:g>
                  <svg:desc>VNormal.AE1:VNormal.AE1</svg:desc>
                </draw:g>
              </table:table-cell>
              <table:table-cell office:value-type="string">
                <text:p>host10eth0.pcap0stat01604250032658031.txt</text:p>
                <draw:g>
                  <svg:desc>VNormal.AF1:VNormal.AF1</svg:desc>
                </draw:g>
              </table:table-cell>
              <table:table-cell office:value-type="string">
                <text:p>host10eth0.pcap0stat01604250032942032.txt</text:p>
                <draw:g>
                  <svg:desc>VNormal.AG1:VNormal.AG1</svg:desc>
                </draw:g>
              </table:table-cell>
              <table:table-cell office:value-type="string">
                <text:p>host10eth0.pcap0stat01604250033227033.txt</text:p>
                <draw:g>
                  <svg:desc>VNormal.AH1:VNormal.AH1</svg:desc>
                </draw:g>
              </table:table-cell>
              <table:table-cell office:value-type="string">
                <text:p/>
                <draw:g>
                  <svg:desc>VNormal.AI1:VNormal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VNormal.B2:VNormal.B113</svg:desc>
                </draw:g>
              </table:table-cell>
              <table:table-cell office:value-type="float" office:value="4">
                <text:p>4</text:p>
                <draw:g>
                  <svg:desc>VNormal.C2:VNormal.C113</svg:desc>
                </draw:g>
              </table:table-cell>
              <table:table-cell office:value-type="float" office:value="3">
                <text:p>3</text:p>
                <draw:g>
                  <svg:desc>VNormal.D2:VNormal.D113</svg:desc>
                </draw:g>
              </table:table-cell>
              <table:table-cell office:value-type="float" office:value="1">
                <text:p>1</text:p>
                <draw:g>
                  <svg:desc>VNormal.E2:VNormal.E113</svg:desc>
                </draw:g>
              </table:table-cell>
              <table:table-cell office:value-type="float" office:value="1">
                <text:p>1</text:p>
                <draw:g>
                  <svg:desc>VNormal.F2:VNormal.F113</svg:desc>
                </draw:g>
              </table:table-cell>
              <table:table-cell office:value-type="float" office:value="2">
                <text:p>2</text:p>
                <draw:g>
                  <svg:desc>VNormal.G2:VNormal.G113</svg:desc>
                </draw:g>
              </table:table-cell>
              <table:table-cell office:value-type="float" office:value="2">
                <text:p>2</text:p>
                <draw:g>
                  <svg:desc>VNormal.H2:VNormal.H113</svg:desc>
                </draw:g>
              </table:table-cell>
              <table:table-cell office:value-type="float" office:value="171">
                <text:p>171</text:p>
                <draw:g>
                  <svg:desc>VNormal.I2:VNormal.I113</svg:desc>
                </draw:g>
              </table:table-cell>
              <table:table-cell office:value-type="float" office:value="3">
                <text:p>3</text:p>
                <draw:g>
                  <svg:desc>VNormal.J2:VNormal.J113</svg:desc>
                </draw:g>
              </table:table-cell>
              <table:table-cell office:value-type="float" office:value="2">
                <text:p>2</text:p>
                <draw:g>
                  <svg:desc>VNormal.K2:VNormal.K113</svg:desc>
                </draw:g>
              </table:table-cell>
              <table:table-cell office:value-type="float" office:value="2">
                <text:p>2</text:p>
                <draw:g>
                  <svg:desc>VNormal.L2:VNormal.L113</svg:desc>
                </draw:g>
              </table:table-cell>
              <table:table-cell office:value-type="float" office:value="3">
                <text:p>3</text:p>
                <draw:g>
                  <svg:desc>VNormal.M2:VNormal.M113</svg:desc>
                </draw:g>
              </table:table-cell>
              <table:table-cell office:value-type="float" office:value="2">
                <text:p>2</text:p>
                <draw:g>
                  <svg:desc>VNormal.N2:VNormal.N113</svg:desc>
                </draw:g>
              </table:table-cell>
              <table:table-cell office:value-type="float" office:value="4">
                <text:p>4</text:p>
                <draw:g>
                  <svg:desc>VNormal.O2:VNormal.O113</svg:desc>
                </draw:g>
              </table:table-cell>
              <table:table-cell office:value-type="float" office:value="2">
                <text:p>2</text:p>
                <draw:g>
                  <svg:desc>VNormal.P2:VNormal.P113</svg:desc>
                </draw:g>
              </table:table-cell>
              <table:table-cell office:value-type="float" office:value="168">
                <text:p>168</text:p>
                <draw:g>
                  <svg:desc>VNormal.Q2:VNormal.Q113</svg:desc>
                </draw:g>
              </table:table-cell>
              <table:table-cell office:value-type="float" office:value="1">
                <text:p>1</text:p>
                <draw:g>
                  <svg:desc>VNormal.R2:VNormal.R113</svg:desc>
                </draw:g>
              </table:table-cell>
              <table:table-cell office:value-type="float" office:value="3">
                <text:p>3</text:p>
                <draw:g>
                  <svg:desc>VNormal.S2:VNormal.S113</svg:desc>
                </draw:g>
              </table:table-cell>
              <table:table-cell office:value-type="float" office:value="3">
                <text:p>3</text:p>
                <draw:g>
                  <svg:desc>VNormal.T2:VNormal.T113</svg:desc>
                </draw:g>
              </table:table-cell>
              <table:table-cell office:value-type="float" office:value="1">
                <text:p>1</text:p>
                <draw:g>
                  <svg:desc>VNormal.U2:VNormal.U113</svg:desc>
                </draw:g>
              </table:table-cell>
              <table:table-cell office:value-type="float" office:value="3">
                <text:p>3</text:p>
                <draw:g>
                  <svg:desc>VNormal.V2:VNormal.V113</svg:desc>
                </draw:g>
              </table:table-cell>
              <table:table-cell office:value-type="float" office:value="168">
                <text:p>168</text:p>
                <draw:g>
                  <svg:desc>VNormal.W2:VNormal.W113</svg:desc>
                </draw:g>
              </table:table-cell>
              <table:table-cell office:value-type="float" office:value="4">
                <text:p>4</text:p>
                <draw:g>
                  <svg:desc>VNormal.X2:VNormal.X113</svg:desc>
                </draw:g>
              </table:table-cell>
              <table:table-cell office:value-type="float" office:value="2">
                <text:p>2</text:p>
                <draw:g>
                  <svg:desc>VNormal.Y2:VNormal.Y113</svg:desc>
                </draw:g>
              </table:table-cell>
              <table:table-cell office:value-type="float" office:value="43">
                <text:p>43</text:p>
                <draw:g>
                  <svg:desc>VNormal.Z2:VNormal.Z113</svg:desc>
                </draw:g>
              </table:table-cell>
              <table:table-cell office:value-type="float" office:value="168">
                <text:p>168</text:p>
                <draw:g>
                  <svg:desc>VNormal.AA2:VNormal.AA113</svg:desc>
                </draw:g>
              </table:table-cell>
              <table:table-cell office:value-type="float" office:value="1">
                <text:p>1</text:p>
                <draw:g>
                  <svg:desc>VNormal.AB2:VNormal.AB113</svg:desc>
                </draw:g>
              </table:table-cell>
              <table:table-cell office:value-type="float" office:value="169">
                <text:p>169</text:p>
                <draw:g>
                  <svg:desc>VNormal.AC2:VNormal.AC113</svg:desc>
                </draw:g>
              </table:table-cell>
              <table:table-cell office:value-type="float" office:value="2">
                <text:p>2</text:p>
                <draw:g>
                  <svg:desc>VNormal.AD2:VNormal.AD113</svg:desc>
                </draw:g>
              </table:table-cell>
              <table:table-cell office:value-type="float" office:value="3">
                <text:p>3</text:p>
                <draw:g>
                  <svg:desc>VNormal.AE2:VNormal.AE113</svg:desc>
                </draw:g>
              </table:table-cell>
              <table:table-cell office:value-type="float" office:value="3">
                <text:p>3</text:p>
                <draw:g>
                  <svg:desc>VNormal.AF2:VNormal.AF113</svg:desc>
                </draw:g>
              </table:table-cell>
              <table:table-cell office:value-type="float" office:value="3">
                <text:p>3</text:p>
                <draw:g>
                  <svg:desc>VNormal.AG2:VNormal.AG113</svg:desc>
                </draw:g>
              </table:table-cell>
              <table:table-cell office:value-type="float" office:value="3">
                <text:p>3</text:p>
                <draw:g>
                  <svg:desc>VNormal.AH2:VNormal.AH113</svg:desc>
                </draw:g>
              </table:table-cell>
              <table:table-cell office:value-type="float" office:value="NaN">
                <text:p>NaN</text:p>
                <draw:g>
                  <svg:desc>VNormal.AI2:VNormal.AI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40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70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38">
                <text:p>138</text:p>
              </table:table-cell>
              <table:table-cell office:value-type="float" office:value="145">
                <text:p>145</text:p>
              </table:table-cell>
              <table:table-cell office:value-type="float" office:value="165">
                <text:p>165</text:p>
              </table:table-cell>
              <table:table-cell office:value-type="float" office:value="139">
                <text:p>139</text:p>
              </table:table-cell>
              <table:table-cell office:value-type="float" office:value="166">
                <text:p>166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32">
                <text:p>132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8">
                <text:p>10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65">
                <text:p>16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13">
                <text:p>11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59">
                <text:p>159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50">
                <text:p>15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18">
                <text:p>118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22">
                <text:p>12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50">
                <text:p>15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68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21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taque.B1:AAtaque.AI120" chart:data-source-has-labels="row" svg:x="0.32cm" svg:y="0.18cm" svg:width="15.36cm" svg:height="8.64cm">
          <chartooo:coordinate-region svg:x="0.941cm" svg:y="0.301cm" svg:width="14.739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taque.B2:AAtaque.B120" chart:label-cell-address="AAtaque.B1:AAtaque.B1" chart:class="chart:line">
            <chart:data-point chart:repeated="119"/>
          </chart:series>
          <chart:series chart:style-name="ch6" chart:values-cell-range-address="AAtaque.C2:AAtaque.C120" chart:label-cell-address="AAtaque.C1:AAtaque.C1" chart:class="chart:line">
            <chart:data-point chart:repeated="119"/>
          </chart:series>
          <chart:series chart:style-name="ch7" chart:values-cell-range-address="AAtaque.D2:AAtaque.D120" chart:label-cell-address="AAtaque.D1:AAtaque.D1" chart:class="chart:line">
            <chart:data-point chart:repeated="119"/>
          </chart:series>
          <chart:series chart:style-name="ch8" chart:values-cell-range-address="AAtaque.E2:AAtaque.E120" chart:label-cell-address="AAtaque.E1:AAtaque.E1" chart:class="chart:line">
            <chart:data-point chart:repeated="119"/>
          </chart:series>
          <chart:series chart:style-name="ch9" chart:values-cell-range-address="AAtaque.F2:AAtaque.F120" chart:label-cell-address="AAtaque.F1:AAtaque.F1" chart:class="chart:line">
            <chart:data-point chart:repeated="119"/>
          </chart:series>
          <chart:series chart:style-name="ch10" chart:values-cell-range-address="AAtaque.G2:AAtaque.G120" chart:label-cell-address="AAtaque.G1:AAtaque.G1" chart:class="chart:line">
            <chart:data-point chart:repeated="119"/>
          </chart:series>
          <chart:series chart:style-name="ch11" chart:values-cell-range-address="AAtaque.H2:AAtaque.H120" chart:label-cell-address="AAtaque.H1:AAtaque.H1" chart:class="chart:line">
            <chart:data-point chart:repeated="119"/>
          </chart:series>
          <chart:series chart:style-name="ch12" chart:values-cell-range-address="AAtaque.I2:AAtaque.I120" chart:label-cell-address="AAtaque.I1:AAtaque.I1" chart:class="chart:line">
            <chart:data-point chart:repeated="119"/>
          </chart:series>
          <chart:series chart:style-name="ch13" chart:values-cell-range-address="AAtaque.J2:AAtaque.J120" chart:label-cell-address="AAtaque.J1:AAtaque.J1" chart:class="chart:line">
            <chart:data-point chart:repeated="119"/>
          </chart:series>
          <chart:series chart:style-name="ch14" chart:values-cell-range-address="AAtaque.K2:AAtaque.K120" chart:label-cell-address="AAtaque.K1:AAtaque.K1" chart:class="chart:line">
            <chart:data-point chart:repeated="119"/>
          </chart:series>
          <chart:series chart:style-name="ch15" chart:values-cell-range-address="AAtaque.L2:AAtaque.L120" chart:label-cell-address="AAtaque.L1:AAtaque.L1" chart:class="chart:line">
            <chart:data-point chart:repeated="119"/>
          </chart:series>
          <chart:series chart:style-name="ch16" chart:values-cell-range-address="AAtaque.M2:AAtaque.M120" chart:label-cell-address="AAtaque.M1:AAtaque.M1" chart:class="chart:line">
            <chart:data-point chart:repeated="119"/>
          </chart:series>
          <chart:series chart:style-name="ch17" chart:values-cell-range-address="AAtaque.N2:AAtaque.N120" chart:label-cell-address="AAtaque.N1:AAtaque.N1" chart:class="chart:line">
            <chart:data-point chart:repeated="119"/>
          </chart:series>
          <chart:series chart:style-name="ch18" chart:values-cell-range-address="AAtaque.O2:AAtaque.O120" chart:label-cell-address="AAtaque.O1:AAtaque.O1" chart:class="chart:line">
            <chart:data-point chart:repeated="119"/>
          </chart:series>
          <chart:series chart:style-name="ch19" chart:values-cell-range-address="AAtaque.P2:AAtaque.P120" chart:label-cell-address="AAtaque.P1:AAtaque.P1" chart:class="chart:line">
            <chart:data-point chart:repeated="119"/>
          </chart:series>
          <chart:series chart:style-name="ch8" chart:values-cell-range-address="AAtaque.Q2:AAtaque.Q120" chart:label-cell-address="AAtaque.Q1:AAtaque.Q1" chart:class="chart:line">
            <chart:data-point chart:repeated="119"/>
          </chart:series>
          <chart:series chart:style-name="ch9" chart:values-cell-range-address="AAtaque.R2:AAtaque.R120" chart:label-cell-address="AAtaque.R1:AAtaque.R1" chart:class="chart:line">
            <chart:data-point chart:repeated="119"/>
          </chart:series>
          <chart:series chart:style-name="ch10" chart:values-cell-range-address="AAtaque.S2:AAtaque.S120" chart:label-cell-address="AAtaque.S1:AAtaque.S1" chart:class="chart:line">
            <chart:data-point chart:repeated="119"/>
          </chart:series>
          <chart:series chart:style-name="ch11" chart:values-cell-range-address="AAtaque.T2:AAtaque.T120" chart:label-cell-address="AAtaque.T1:AAtaque.T1" chart:class="chart:line">
            <chart:data-point chart:repeated="119"/>
          </chart:series>
          <chart:series chart:style-name="ch12" chart:values-cell-range-address="AAtaque.U2:AAtaque.U120" chart:label-cell-address="AAtaque.U1:AAtaque.U1" chart:class="chart:line">
            <chart:data-point chart:repeated="119"/>
          </chart:series>
          <chart:series chart:style-name="ch13" chart:values-cell-range-address="AAtaque.V2:AAtaque.V120" chart:label-cell-address="AAtaque.V1:AAtaque.V1" chart:class="chart:line">
            <chart:data-point chart:repeated="119"/>
          </chart:series>
          <chart:series chart:style-name="ch14" chart:values-cell-range-address="AAtaque.W2:AAtaque.W120" chart:label-cell-address="AAtaque.W1:AAtaque.W1" chart:class="chart:line">
            <chart:data-point chart:repeated="119"/>
          </chart:series>
          <chart:series chart:style-name="ch15" chart:values-cell-range-address="AAtaque.X2:AAtaque.X120" chart:label-cell-address="AAtaque.X1:AAtaque.X1" chart:class="chart:line">
            <chart:data-point chart:repeated="119"/>
          </chart:series>
          <chart:series chart:style-name="ch16" chart:values-cell-range-address="AAtaque.Y2:AAtaque.Y120" chart:label-cell-address="AAtaque.Y1:AAtaque.Y1" chart:class="chart:line">
            <chart:data-point chart:repeated="119"/>
          </chart:series>
          <chart:series chart:style-name="ch17" chart:values-cell-range-address="AAtaque.Z2:AAtaque.Z120" chart:label-cell-address="AAtaque.Z1:AAtaque.Z1" chart:class="chart:line">
            <chart:data-point chart:repeated="119"/>
          </chart:series>
          <chart:series chart:style-name="ch18" chart:values-cell-range-address="AAtaque.AA2:AAtaque.AA120" chart:label-cell-address="AAtaque.AA1:AAtaque.AA1" chart:class="chart:line">
            <chart:data-point chart:repeated="119"/>
          </chart:series>
          <chart:series chart:style-name="ch19" chart:values-cell-range-address="AAtaque.AB2:AAtaque.AB120" chart:label-cell-address="AAtaque.AB1:AAtaque.AB1" chart:class="chart:line">
            <chart:data-point chart:repeated="119"/>
          </chart:series>
          <chart:series chart:style-name="ch8" chart:values-cell-range-address="AAtaque.AC2:AAtaque.AC120" chart:label-cell-address="AAtaque.AC1:AAtaque.AC1" chart:class="chart:line">
            <chart:data-point chart:repeated="119"/>
          </chart:series>
          <chart:series chart:style-name="ch9" chart:values-cell-range-address="AAtaque.AD2:AAtaque.AD120" chart:label-cell-address="AAtaque.AD1:AAtaque.AD1" chart:class="chart:line">
            <chart:data-point chart:repeated="119"/>
          </chart:series>
          <chart:series chart:style-name="ch10" chart:values-cell-range-address="AAtaque.AE2:AAtaque.AE120" chart:label-cell-address="AAtaque.AE1:AAtaque.AE1" chart:class="chart:line">
            <chart:data-point chart:repeated="119"/>
          </chart:series>
          <chart:series chart:style-name="ch11" chart:values-cell-range-address="AAtaque.AF2:AAtaque.AF120" chart:label-cell-address="AAtaque.AF1:AAtaque.AF1" chart:class="chart:line">
            <chart:data-point chart:repeated="119"/>
          </chart:series>
          <chart:series chart:style-name="ch12" chart:values-cell-range-address="AAtaque.AG2:AAtaque.AG120" chart:label-cell-address="AAtaque.AG1:AAtaque.AG1" chart:class="chart:line">
            <chart:data-point chart:repeated="119"/>
          </chart:series>
          <chart:series chart:style-name="ch13" chart:values-cell-range-address="AAtaque.AH2:AAtaque.AH120" chart:label-cell-address="AAtaque.AH1:AAtaque.AH1" chart:class="chart:line">
            <chart:data-point chart:repeated="119"/>
          </chart:series>
          <chart:series chart:style-name="ch14" chart:values-cell-range-address="AAtaque.AI2:AAtaque.AI120" chart:label-cell-address="AAtaque.AI1:AAtaque.AI1" chart:class="chart:line">
            <chart:data-point chart:repeated="1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Ataque.B1:AAtaque.B1</svg:desc>
                </draw:g>
              </table:table-cell>
              <table:table-cell office:value-type="string">
                <text:p/>
                <draw:g>
                  <svg:desc>AAtaque.C1:AAtaque.C1</svg:desc>
                </draw:g>
              </table:table-cell>
              <table:table-cell office:value-type="string">
                <text:p/>
                <draw:g>
                  <svg:desc>AAtaque.D1:AAtaque.D1</svg:desc>
                </draw:g>
              </table:table-cell>
              <table:table-cell office:value-type="string">
                <text:p/>
                <draw:g>
                  <svg:desc>AAtaque.E1:AAtaque.E1</svg:desc>
                </draw:g>
              </table:table-cell>
              <table:table-cell office:value-type="string">
                <text:p/>
                <draw:g>
                  <svg:desc>AAtaque.F1:AAtaque.F1</svg:desc>
                </draw:g>
              </table:table-cell>
              <table:table-cell office:value-type="string">
                <text:p/>
                <draw:g>
                  <svg:desc>AAtaque.G1:AAtaque.G1</svg:desc>
                </draw:g>
              </table:table-cell>
              <table:table-cell office:value-type="string">
                <text:p/>
                <draw:g>
                  <svg:desc>AAtaque.H1:AAtaque.H1</svg:desc>
                </draw:g>
              </table:table-cell>
              <table:table-cell office:value-type="string">
                <text:p/>
                <draw:g>
                  <svg:desc>AAtaque.I1:AAtaque.I1</svg:desc>
                </draw:g>
              </table:table-cell>
              <table:table-cell office:value-type="string">
                <text:p/>
                <draw:g>
                  <svg:desc>AAtaque.J1:AAtaque.J1</svg:desc>
                </draw:g>
              </table:table-cell>
              <table:table-cell office:value-type="string">
                <text:p/>
                <draw:g>
                  <svg:desc>AAtaque.K1:AAtaque.K1</svg:desc>
                </draw:g>
              </table:table-cell>
              <table:table-cell office:value-type="string">
                <text:p/>
                <draw:g>
                  <svg:desc>AAtaque.L1:AAtaque.L1</svg:desc>
                </draw:g>
              </table:table-cell>
              <table:table-cell office:value-type="string">
                <text:p/>
                <draw:g>
                  <svg:desc>AAtaque.M1:AAtaque.M1</svg:desc>
                </draw:g>
              </table:table-cell>
              <table:table-cell office:value-type="string">
                <text:p/>
                <draw:g>
                  <svg:desc>AAtaque.N1:AAtaque.N1</svg:desc>
                </draw:g>
              </table:table-cell>
              <table:table-cell office:value-type="string">
                <text:p/>
                <draw:g>
                  <svg:desc>AAtaque.O1:AAtaque.O1</svg:desc>
                </draw:g>
              </table:table-cell>
              <table:table-cell office:value-type="string">
                <text:p/>
                <draw:g>
                  <svg:desc>AAtaque.P1:AAtaque.P1</svg:desc>
                </draw:g>
              </table:table-cell>
              <table:table-cell office:value-type="string">
                <text:p/>
                <draw:g>
                  <svg:desc>AAtaque.Q1:AAtaque.Q1</svg:desc>
                </draw:g>
              </table:table-cell>
              <table:table-cell office:value-type="string">
                <text:p/>
                <draw:g>
                  <svg:desc>AAtaque.R1:AAtaque.R1</svg:desc>
                </draw:g>
              </table:table-cell>
              <table:table-cell office:value-type="string">
                <text:p/>
                <draw:g>
                  <svg:desc>AAtaque.S1:AAtaque.S1</svg:desc>
                </draw:g>
              </table:table-cell>
              <table:table-cell office:value-type="string">
                <text:p/>
                <draw:g>
                  <svg:desc>AAtaque.T1:AAtaque.T1</svg:desc>
                </draw:g>
              </table:table-cell>
              <table:table-cell office:value-type="string">
                <text:p/>
                <draw:g>
                  <svg:desc>AAtaque.U1:AAtaque.U1</svg:desc>
                </draw:g>
              </table:table-cell>
              <table:table-cell office:value-type="string">
                <text:p/>
                <draw:g>
                  <svg:desc>AAtaque.V1:AAtaque.V1</svg:desc>
                </draw:g>
              </table:table-cell>
              <table:table-cell office:value-type="string">
                <text:p/>
                <draw:g>
                  <svg:desc>AAtaque.W1:AAtaque.W1</svg:desc>
                </draw:g>
              </table:table-cell>
              <table:table-cell office:value-type="string">
                <text:p/>
                <draw:g>
                  <svg:desc>AAtaque.X1:AAtaque.X1</svg:desc>
                </draw:g>
              </table:table-cell>
              <table:table-cell office:value-type="string">
                <text:p/>
                <draw:g>
                  <svg:desc>AAtaque.Y1:AAtaque.Y1</svg:desc>
                </draw:g>
              </table:table-cell>
              <table:table-cell office:value-type="string">
                <text:p/>
                <draw:g>
                  <svg:desc>AAtaque.Z1:AAtaque.Z1</svg:desc>
                </draw:g>
              </table:table-cell>
              <table:table-cell office:value-type="string">
                <text:p/>
                <draw:g>
                  <svg:desc>AAtaque.AA1:AAtaque.AA1</svg:desc>
                </draw:g>
              </table:table-cell>
              <table:table-cell office:value-type="string">
                <text:p/>
                <draw:g>
                  <svg:desc>AAtaque.AB1:AAtaque.AB1</svg:desc>
                </draw:g>
              </table:table-cell>
              <table:table-cell office:value-type="string">
                <text:p/>
                <draw:g>
                  <svg:desc>AAtaque.AC1:AAtaque.AC1</svg:desc>
                </draw:g>
              </table:table-cell>
              <table:table-cell office:value-type="string">
                <text:p/>
                <draw:g>
                  <svg:desc>AAtaque.AD1:AAtaque.AD1</svg:desc>
                </draw:g>
              </table:table-cell>
              <table:table-cell office:value-type="string">
                <text:p/>
                <draw:g>
                  <svg:desc>AAtaque.AE1:AAtaque.AE1</svg:desc>
                </draw:g>
              </table:table-cell>
              <table:table-cell office:value-type="string">
                <text:p/>
                <draw:g>
                  <svg:desc>AAtaque.AF1:AAtaque.AF1</svg:desc>
                </draw:g>
              </table:table-cell>
              <table:table-cell office:value-type="string">
                <text:p/>
                <draw:g>
                  <svg:desc>AAtaque.AG1:AAtaque.AG1</svg:desc>
                </draw:g>
              </table:table-cell>
              <table:table-cell office:value-type="string">
                <text:p/>
                <draw:g>
                  <svg:desc>AAtaque.AH1:AAtaque.AH1</svg:desc>
                </draw:g>
              </table:table-cell>
              <table:table-cell office:value-type="string">
                <text:p/>
                <draw:g>
                  <svg:desc>AAtaque.AI1:A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Ataque.B2:AAtaque.B120</svg:desc>
                </draw:g>
              </table:table-cell>
              <table:table-cell office:value-type="float" office:value="NaN">
                <text:p>NaN</text:p>
                <draw:g>
                  <svg:desc>AAtaque.C2:AAtaque.C120</svg:desc>
                </draw:g>
              </table:table-cell>
              <table:table-cell office:value-type="float" office:value="NaN">
                <text:p>NaN</text:p>
                <draw:g>
                  <svg:desc>AAtaque.D2:AAtaque.D120</svg:desc>
                </draw:g>
              </table:table-cell>
              <table:table-cell office:value-type="float" office:value="NaN">
                <text:p>NaN</text:p>
                <draw:g>
                  <svg:desc>AAtaque.E2:AAtaque.E120</svg:desc>
                </draw:g>
              </table:table-cell>
              <table:table-cell office:value-type="float" office:value="NaN">
                <text:p>NaN</text:p>
                <draw:g>
                  <svg:desc>AAtaque.F2:AAtaque.F120</svg:desc>
                </draw:g>
              </table:table-cell>
              <table:table-cell office:value-type="float" office:value="NaN">
                <text:p>NaN</text:p>
                <draw:g>
                  <svg:desc>AAtaque.G2:AAtaque.G120</svg:desc>
                </draw:g>
              </table:table-cell>
              <table:table-cell office:value-type="float" office:value="NaN">
                <text:p>NaN</text:p>
                <draw:g>
                  <svg:desc>AAtaque.H2:AAtaque.H120</svg:desc>
                </draw:g>
              </table:table-cell>
              <table:table-cell office:value-type="float" office:value="NaN">
                <text:p>NaN</text:p>
                <draw:g>
                  <svg:desc>AAtaque.I2:AAtaque.I120</svg:desc>
                </draw:g>
              </table:table-cell>
              <table:table-cell office:value-type="float" office:value="NaN">
                <text:p>NaN</text:p>
                <draw:g>
                  <svg:desc>AAtaque.J2:AAtaque.J120</svg:desc>
                </draw:g>
              </table:table-cell>
              <table:table-cell office:value-type="float" office:value="NaN">
                <text:p>NaN</text:p>
                <draw:g>
                  <svg:desc>AAtaque.K2:AAtaque.K120</svg:desc>
                </draw:g>
              </table:table-cell>
              <table:table-cell office:value-type="float" office:value="NaN">
                <text:p>NaN</text:p>
                <draw:g>
                  <svg:desc>AAtaque.L2:AAtaque.L120</svg:desc>
                </draw:g>
              </table:table-cell>
              <table:table-cell office:value-type="float" office:value="NaN">
                <text:p>NaN</text:p>
                <draw:g>
                  <svg:desc>AAtaque.M2:AAtaque.M120</svg:desc>
                </draw:g>
              </table:table-cell>
              <table:table-cell office:value-type="float" office:value="NaN">
                <text:p>NaN</text:p>
                <draw:g>
                  <svg:desc>AAtaque.N2:AAtaque.N120</svg:desc>
                </draw:g>
              </table:table-cell>
              <table:table-cell office:value-type="float" office:value="NaN">
                <text:p>NaN</text:p>
                <draw:g>
                  <svg:desc>AAtaque.O2:AAtaque.O120</svg:desc>
                </draw:g>
              </table:table-cell>
              <table:table-cell office:value-type="float" office:value="NaN">
                <text:p>NaN</text:p>
                <draw:g>
                  <svg:desc>AAtaque.P2:AAtaque.P120</svg:desc>
                </draw:g>
              </table:table-cell>
              <table:table-cell office:value-type="float" office:value="NaN">
                <text:p>NaN</text:p>
                <draw:g>
                  <svg:desc>AAtaque.Q2:AAtaque.Q120</svg:desc>
                </draw:g>
              </table:table-cell>
              <table:table-cell office:value-type="float" office:value="NaN">
                <text:p>NaN</text:p>
                <draw:g>
                  <svg:desc>AAtaque.R2:AAtaque.R120</svg:desc>
                </draw:g>
              </table:table-cell>
              <table:table-cell office:value-type="float" office:value="NaN">
                <text:p>NaN</text:p>
                <draw:g>
                  <svg:desc>AAtaque.S2:AAtaque.S120</svg:desc>
                </draw:g>
              </table:table-cell>
              <table:table-cell office:value-type="float" office:value="NaN">
                <text:p>NaN</text:p>
                <draw:g>
                  <svg:desc>AAtaque.T2:AAtaque.T120</svg:desc>
                </draw:g>
              </table:table-cell>
              <table:table-cell office:value-type="float" office:value="NaN">
                <text:p>NaN</text:p>
                <draw:g>
                  <svg:desc>AAtaque.U2:AAtaque.U120</svg:desc>
                </draw:g>
              </table:table-cell>
              <table:table-cell office:value-type="float" office:value="NaN">
                <text:p>NaN</text:p>
                <draw:g>
                  <svg:desc>AAtaque.V2:AAtaque.V120</svg:desc>
                </draw:g>
              </table:table-cell>
              <table:table-cell office:value-type="float" office:value="NaN">
                <text:p>NaN</text:p>
                <draw:g>
                  <svg:desc>AAtaque.W2:AAtaque.W120</svg:desc>
                </draw:g>
              </table:table-cell>
              <table:table-cell office:value-type="float" office:value="NaN">
                <text:p>NaN</text:p>
                <draw:g>
                  <svg:desc>AAtaque.X2:AAtaque.X120</svg:desc>
                </draw:g>
              </table:table-cell>
              <table:table-cell office:value-type="float" office:value="NaN">
                <text:p>NaN</text:p>
                <draw:g>
                  <svg:desc>AAtaque.Y2:AAtaque.Y120</svg:desc>
                </draw:g>
              </table:table-cell>
              <table:table-cell office:value-type="float" office:value="NaN">
                <text:p>NaN</text:p>
                <draw:g>
                  <svg:desc>AAtaque.Z2:AAtaque.Z120</svg:desc>
                </draw:g>
              </table:table-cell>
              <table:table-cell office:value-type="float" office:value="NaN">
                <text:p>NaN</text:p>
                <draw:g>
                  <svg:desc>AAtaque.AA2:AAtaque.AA120</svg:desc>
                </draw:g>
              </table:table-cell>
              <table:table-cell office:value-type="float" office:value="NaN">
                <text:p>NaN</text:p>
                <draw:g>
                  <svg:desc>AAtaque.AB2:AAtaque.AB120</svg:desc>
                </draw:g>
              </table:table-cell>
              <table:table-cell office:value-type="float" office:value="NaN">
                <text:p>NaN</text:p>
                <draw:g>
                  <svg:desc>AAtaque.AC2:AAtaque.AC120</svg:desc>
                </draw:g>
              </table:table-cell>
              <table:table-cell office:value-type="float" office:value="NaN">
                <text:p>NaN</text:p>
                <draw:g>
                  <svg:desc>AAtaque.AD2:AAtaque.AD120</svg:desc>
                </draw:g>
              </table:table-cell>
              <table:table-cell office:value-type="float" office:value="NaN">
                <text:p>NaN</text:p>
                <draw:g>
                  <svg:desc>AAtaque.AE2:AAtaque.AE120</svg:desc>
                </draw:g>
              </table:table-cell>
              <table:table-cell office:value-type="float" office:value="NaN">
                <text:p>NaN</text:p>
                <draw:g>
                  <svg:desc>AAtaque.AF2:AAtaque.AF120</svg:desc>
                </draw:g>
              </table:table-cell>
              <table:table-cell office:value-type="float" office:value="NaN">
                <text:p>NaN</text:p>
                <draw:g>
                  <svg:desc>AAtaque.AG2:AAtaque.AG120</svg:desc>
                </draw:g>
              </table:table-cell>
              <table:table-cell office:value-type="float" office:value="NaN">
                <text:p>NaN</text:p>
                <draw:g>
                  <svg:desc>AAtaque.AH2:AAtaque.AH120</svg:desc>
                </draw:g>
              </table:table-cell>
              <table:table-cell office:value-type="float" office:value="NaN">
                <text:p>NaN</text:p>
                <draw:g>
                  <svg:desc>AAtaque.AI2:AAtaque.AI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Normal.B1:ANormal.AI118" chart:data-source-has-labels="row" svg:x="0.32cm" svg:y="0.18cm" svg:width="15.36cm" svg:height="8.64cm">
          <chartooo:coordinate-region svg:x="0.938cm" svg:y="0.3cm" svg:width="14.547cm" svg:height="7.5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Normal.B2:ANormal.B118" chart:label-cell-address="ANormal.B1:ANormal.B1" chart:class="chart:line">
            <chart:data-point chart:repeated="117"/>
          </chart:series>
          <chart:series chart:style-name="ch6" chart:values-cell-range-address="ANormal.C2:ANormal.C118" chart:label-cell-address="ANormal.C1:ANormal.C1" chart:class="chart:line">
            <chart:data-point chart:repeated="117"/>
          </chart:series>
          <chart:series chart:style-name="ch7" chart:values-cell-range-address="ANormal.D2:ANormal.D118" chart:label-cell-address="ANormal.D1:ANormal.D1" chart:class="chart:line">
            <chart:data-point chart:repeated="117"/>
          </chart:series>
          <chart:series chart:style-name="ch8" chart:values-cell-range-address="ANormal.E2:ANormal.E118" chart:label-cell-address="ANormal.E1:ANormal.E1" chart:class="chart:line">
            <chart:data-point chart:repeated="117"/>
          </chart:series>
          <chart:series chart:style-name="ch9" chart:values-cell-range-address="ANormal.F2:ANormal.F118" chart:label-cell-address="ANormal.F1:ANormal.F1" chart:class="chart:line">
            <chart:data-point chart:repeated="117"/>
          </chart:series>
          <chart:series chart:style-name="ch10" chart:values-cell-range-address="ANormal.G2:ANormal.G118" chart:label-cell-address="ANormal.G1:ANormal.G1" chart:class="chart:line">
            <chart:data-point chart:repeated="117"/>
          </chart:series>
          <chart:series chart:style-name="ch11" chart:values-cell-range-address="ANormal.H2:ANormal.H118" chart:label-cell-address="ANormal.H1:ANormal.H1" chart:class="chart:line">
            <chart:data-point chart:repeated="117"/>
          </chart:series>
          <chart:series chart:style-name="ch12" chart:values-cell-range-address="ANormal.I2:ANormal.I118" chart:label-cell-address="ANormal.I1:ANormal.I1" chart:class="chart:line">
            <chart:data-point chart:repeated="117"/>
          </chart:series>
          <chart:series chart:style-name="ch13" chart:values-cell-range-address="ANormal.J2:ANormal.J118" chart:label-cell-address="ANormal.J1:ANormal.J1" chart:class="chart:line">
            <chart:data-point chart:repeated="117"/>
          </chart:series>
          <chart:series chart:style-name="ch14" chart:values-cell-range-address="ANormal.K2:ANormal.K118" chart:label-cell-address="ANormal.K1:ANormal.K1" chart:class="chart:line">
            <chart:data-point chart:repeated="117"/>
          </chart:series>
          <chart:series chart:style-name="ch15" chart:values-cell-range-address="ANormal.L2:ANormal.L118" chart:label-cell-address="ANormal.L1:ANormal.L1" chart:class="chart:line">
            <chart:data-point chart:repeated="117"/>
          </chart:series>
          <chart:series chart:style-name="ch16" chart:values-cell-range-address="ANormal.M2:ANormal.M118" chart:label-cell-address="ANormal.M1:ANormal.M1" chart:class="chart:line">
            <chart:data-point chart:repeated="117"/>
          </chart:series>
          <chart:series chart:style-name="ch17" chart:values-cell-range-address="ANormal.N2:ANormal.N118" chart:label-cell-address="ANormal.N1:ANormal.N1" chart:class="chart:line">
            <chart:data-point chart:repeated="117"/>
          </chart:series>
          <chart:series chart:style-name="ch18" chart:values-cell-range-address="ANormal.O2:ANormal.O118" chart:label-cell-address="ANormal.O1:ANormal.O1" chart:class="chart:line">
            <chart:data-point chart:repeated="117"/>
          </chart:series>
          <chart:series chart:style-name="ch19" chart:values-cell-range-address="ANormal.P2:ANormal.P118" chart:label-cell-address="ANormal.P1:ANormal.P1" chart:class="chart:line">
            <chart:data-point chart:repeated="117"/>
          </chart:series>
          <chart:series chart:style-name="ch8" chart:values-cell-range-address="ANormal.Q2:ANormal.Q118" chart:label-cell-address="ANormal.Q1:ANormal.Q1" chart:class="chart:line">
            <chart:data-point chart:repeated="117"/>
          </chart:series>
          <chart:series chart:style-name="ch9" chart:values-cell-range-address="ANormal.R2:ANormal.R118" chart:label-cell-address="ANormal.R1:ANormal.R1" chart:class="chart:line">
            <chart:data-point chart:repeated="117"/>
          </chart:series>
          <chart:series chart:style-name="ch10" chart:values-cell-range-address="ANormal.S2:ANormal.S118" chart:label-cell-address="ANormal.S1:ANormal.S1" chart:class="chart:line">
            <chart:data-point chart:repeated="117"/>
          </chart:series>
          <chart:series chart:style-name="ch11" chart:values-cell-range-address="ANormal.T2:ANormal.T118" chart:label-cell-address="ANormal.T1:ANormal.T1" chart:class="chart:line">
            <chart:data-point chart:repeated="117"/>
          </chart:series>
          <chart:series chart:style-name="ch12" chart:values-cell-range-address="ANormal.U2:ANormal.U118" chart:label-cell-address="ANormal.U1:ANormal.U1" chart:class="chart:line">
            <chart:data-point chart:repeated="117"/>
          </chart:series>
          <chart:series chart:style-name="ch13" chart:values-cell-range-address="ANormal.V2:ANormal.V118" chart:label-cell-address="ANormal.V1:ANormal.V1" chart:class="chart:line">
            <chart:data-point chart:repeated="117"/>
          </chart:series>
          <chart:series chart:style-name="ch14" chart:values-cell-range-address="ANormal.W2:ANormal.W118" chart:label-cell-address="ANormal.W1:ANormal.W1" chart:class="chart:line">
            <chart:data-point chart:repeated="117"/>
          </chart:series>
          <chart:series chart:style-name="ch15" chart:values-cell-range-address="ANormal.X2:ANormal.X118" chart:label-cell-address="ANormal.X1:ANormal.X1" chart:class="chart:line">
            <chart:data-point chart:repeated="117"/>
          </chart:series>
          <chart:series chart:style-name="ch16" chart:values-cell-range-address="ANormal.Y2:ANormal.Y118" chart:label-cell-address="ANormal.Y1:ANormal.Y1" chart:class="chart:line">
            <chart:data-point chart:repeated="117"/>
          </chart:series>
          <chart:series chart:style-name="ch17" chart:values-cell-range-address="ANormal.Z2:ANormal.Z118" chart:label-cell-address="ANormal.Z1:ANormal.Z1" chart:class="chart:line">
            <chart:data-point chart:repeated="117"/>
          </chart:series>
          <chart:series chart:style-name="ch18" chart:values-cell-range-address="ANormal.AA2:ANormal.AA118" chart:label-cell-address="ANormal.AA1:ANormal.AA1" chart:class="chart:line">
            <chart:data-point chart:repeated="117"/>
          </chart:series>
          <chart:series chart:style-name="ch19" chart:values-cell-range-address="ANormal.AB2:ANormal.AB118" chart:label-cell-address="ANormal.AB1:ANormal.AB1" chart:class="chart:line">
            <chart:data-point chart:repeated="117"/>
          </chart:series>
          <chart:series chart:style-name="ch8" chart:values-cell-range-address="ANormal.AC2:ANormal.AC118" chart:label-cell-address="ANormal.AC1:ANormal.AC1" chart:class="chart:line">
            <chart:data-point chart:repeated="117"/>
          </chart:series>
          <chart:series chart:style-name="ch9" chart:values-cell-range-address="ANormal.AD2:ANormal.AD118" chart:label-cell-address="ANormal.AD1:ANormal.AD1" chart:class="chart:line">
            <chart:data-point chart:repeated="117"/>
          </chart:series>
          <chart:series chart:style-name="ch10" chart:values-cell-range-address="ANormal.AE2:ANormal.AE118" chart:label-cell-address="ANormal.AE1:ANormal.AE1" chart:class="chart:line">
            <chart:data-point chart:repeated="117"/>
          </chart:series>
          <chart:series chart:style-name="ch11" chart:values-cell-range-address="ANormal.AF2:ANormal.AF118" chart:label-cell-address="ANormal.AF1:ANormal.AF1" chart:class="chart:line">
            <chart:data-point chart:repeated="117"/>
          </chart:series>
          <chart:series chart:style-name="ch12" chart:values-cell-range-address="ANormal.AG2:ANormal.AG118" chart:label-cell-address="ANormal.AG1:ANormal.AG1" chart:class="chart:line">
            <chart:data-point chart:repeated="117"/>
          </chart:series>
          <chart:series chart:style-name="ch13" chart:values-cell-range-address="ANormal.AH2:ANormal.AH118" chart:label-cell-address="ANormal.AH1:ANormal.AH1" chart:class="chart:line">
            <chart:data-point chart:repeated="117"/>
          </chart:series>
          <chart:series chart:style-name="ch14" chart:values-cell-range-address="ANormal.AI2:ANormal.AI118" chart:label-cell-address="ANormal.AI1:ANormal.AI1" chart:class="chart:line">
            <chart:data-point chart:repeated="11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50eth0.pcap0stat0160425002043201.txt</text:p>
                <draw:g>
                  <svg:desc>ANormal.B1:ANormal.B1</svg:desc>
                </draw:g>
              </table:table-cell>
              <table:table-cell office:value-type="string">
                <text:p>host50eth0.pcap0stat0160425002071602.txt</text:p>
                <draw:g>
                  <svg:desc>ANormal.C1:ANormal.C1</svg:desc>
                </draw:g>
              </table:table-cell>
              <table:table-cell office:value-type="string">
                <text:p>host50eth0.pcap0stat0160425002100103.txt</text:p>
                <draw:g>
                  <svg:desc>ANormal.D1:ANormal.D1</svg:desc>
                </draw:g>
              </table:table-cell>
              <table:table-cell office:value-type="string">
                <text:p>host50eth0.pcap0stat0160425002124604.txt</text:p>
                <draw:g>
                  <svg:desc>ANormal.E1:ANormal.E1</svg:desc>
                </draw:g>
              </table:table-cell>
              <table:table-cell office:value-type="string">
                <text:p>host50eth0.pcap0stat0160425002153005.txt</text:p>
                <draw:g>
                  <svg:desc>ANormal.F1:ANormal.F1</svg:desc>
                </draw:g>
              </table:table-cell>
              <table:table-cell office:value-type="string">
                <text:p>host50eth0.pcap0stat0160425002181506.txt</text:p>
                <draw:g>
                  <svg:desc>ANormal.G1:ANormal.G1</svg:desc>
                </draw:g>
              </table:table-cell>
              <table:table-cell office:value-type="string">
                <text:p>host50eth0.pcap0stat0160425002210007.txt</text:p>
                <draw:g>
                  <svg:desc>ANormal.H1:ANormal.H1</svg:desc>
                </draw:g>
              </table:table-cell>
              <table:table-cell office:value-type="string">
                <text:p>host50eth0.pcap0stat0160425002234508.txt</text:p>
                <draw:g>
                  <svg:desc>ANormal.I1:ANormal.I1</svg:desc>
                </draw:g>
              </table:table-cell>
              <table:table-cell office:value-type="string">
                <text:p>host50eth0.pcap0stat0160425002263009.txt</text:p>
                <draw:g>
                  <svg:desc>ANormal.J1:ANormal.J1</svg:desc>
                </draw:g>
              </table:table-cell>
              <table:table-cell office:value-type="string">
                <text:p>host50eth0.pcap0stat01604250022915010.txt</text:p>
                <draw:g>
                  <svg:desc>ANormal.K1:ANormal.K1</svg:desc>
                </draw:g>
              </table:table-cell>
              <table:table-cell office:value-type="string">
                <text:p>host50eth0.pcap0stat01604250023159011.txt</text:p>
                <draw:g>
                  <svg:desc>ANormal.L1:ANormal.L1</svg:desc>
                </draw:g>
              </table:table-cell>
              <table:table-cell office:value-type="string">
                <text:p>host50eth0.pcap0stat01604250023445012.txt</text:p>
                <draw:g>
                  <svg:desc>ANormal.M1:ANormal.M1</svg:desc>
                </draw:g>
              </table:table-cell>
              <table:table-cell office:value-type="string">
                <text:p>host50eth0.pcap0stat01604250023730013.txt</text:p>
                <draw:g>
                  <svg:desc>ANormal.N1:ANormal.N1</svg:desc>
                </draw:g>
              </table:table-cell>
              <table:table-cell office:value-type="string">
                <text:p>host50eth0.pcap0stat01604250024014014.txt</text:p>
                <draw:g>
                  <svg:desc>ANormal.O1:ANormal.O1</svg:desc>
                </draw:g>
              </table:table-cell>
              <table:table-cell office:value-type="string">
                <text:p>host50eth0.pcap0stat01604250024258015.txt</text:p>
                <draw:g>
                  <svg:desc>ANormal.P1:ANormal.P1</svg:desc>
                </draw:g>
              </table:table-cell>
              <table:table-cell office:value-type="string">
                <text:p>host50eth0.pcap0stat01604250024544016.txt</text:p>
                <draw:g>
                  <svg:desc>ANormal.Q1:ANormal.Q1</svg:desc>
                </draw:g>
              </table:table-cell>
              <table:table-cell office:value-type="string">
                <text:p>host50eth0.pcap0stat01604250024829017.txt</text:p>
                <draw:g>
                  <svg:desc>ANormal.R1:ANormal.R1</svg:desc>
                </draw:g>
              </table:table-cell>
              <table:table-cell office:value-type="string">
                <text:p>host50eth0.pcap0stat01604250025114018.txt</text:p>
                <draw:g>
                  <svg:desc>ANormal.S1:ANormal.S1</svg:desc>
                </draw:g>
              </table:table-cell>
              <table:table-cell office:value-type="string">
                <text:p>host50eth0.pcap0stat01604250025359019.txt</text:p>
                <draw:g>
                  <svg:desc>ANormal.T1:ANormal.T1</svg:desc>
                </draw:g>
              </table:table-cell>
              <table:table-cell office:value-type="string">
                <text:p>host50eth0.pcap0stat01604250025644020.txt</text:p>
                <draw:g>
                  <svg:desc>ANormal.U1:ANormal.U1</svg:desc>
                </draw:g>
              </table:table-cell>
              <table:table-cell office:value-type="string">
                <text:p>host50eth0.pcap0stat01604250025928021.txt</text:p>
                <draw:g>
                  <svg:desc>ANormal.V1:ANormal.V1</svg:desc>
                </draw:g>
              </table:table-cell>
              <table:table-cell office:value-type="string">
                <text:p>host50eth0.pcap0stat01604250030212022.txt</text:p>
                <draw:g>
                  <svg:desc>ANormal.W1:ANormal.W1</svg:desc>
                </draw:g>
              </table:table-cell>
              <table:table-cell office:value-type="string">
                <text:p>host50eth0.pcap0stat01604250030458023.txt</text:p>
                <draw:g>
                  <svg:desc>ANormal.X1:ANormal.X1</svg:desc>
                </draw:g>
              </table:table-cell>
              <table:table-cell office:value-type="string">
                <text:p>host50eth0.pcap0stat01604250030742024.txt</text:p>
                <draw:g>
                  <svg:desc>ANormal.Y1:ANormal.Y1</svg:desc>
                </draw:g>
              </table:table-cell>
              <table:table-cell office:value-type="string">
                <text:p>host50eth0.pcap0stat01604250031027025.txt</text:p>
                <draw:g>
                  <svg:desc>ANormal.Z1:ANormal.Z1</svg:desc>
                </draw:g>
              </table:table-cell>
              <table:table-cell office:value-type="string">
                <text:p>host50eth0.pcap0stat01604250031312026.txt</text:p>
                <draw:g>
                  <svg:desc>ANormal.AA1:ANormal.AA1</svg:desc>
                </draw:g>
              </table:table-cell>
              <table:table-cell office:value-type="string">
                <text:p>host50eth0.pcap0stat01604250031557027.txt</text:p>
                <draw:g>
                  <svg:desc>ANormal.AB1:ANormal.AB1</svg:desc>
                </draw:g>
              </table:table-cell>
              <table:table-cell office:value-type="string">
                <text:p>host50eth0.pcap0stat01604250031842028.txt</text:p>
                <draw:g>
                  <svg:desc>ANormal.AC1:ANormal.AC1</svg:desc>
                </draw:g>
              </table:table-cell>
              <table:table-cell office:value-type="string">
                <text:p>host50eth0.pcap0stat01604250032128029.txt</text:p>
                <draw:g>
                  <svg:desc>ANormal.AD1:ANormal.AD1</svg:desc>
                </draw:g>
              </table:table-cell>
              <table:table-cell office:value-type="string">
                <text:p>host50eth0.pcap0stat01604250032413030.txt</text:p>
                <draw:g>
                  <svg:desc>ANormal.AE1:ANormal.AE1</svg:desc>
                </draw:g>
              </table:table-cell>
              <table:table-cell office:value-type="string">
                <text:p>host50eth0.pcap0stat01604250032658031.txt</text:p>
                <draw:g>
                  <svg:desc>ANormal.AF1:ANormal.AF1</svg:desc>
                </draw:g>
              </table:table-cell>
              <table:table-cell office:value-type="string">
                <text:p>host50eth0.pcap0stat01604250032942032.txt</text:p>
                <draw:g>
                  <svg:desc>ANormal.AG1:ANormal.AG1</svg:desc>
                </draw:g>
              </table:table-cell>
              <table:table-cell office:value-type="string">
                <text:p>host50eth0.pcap0stat01604250033227033.txt</text:p>
                <draw:g>
                  <svg:desc>ANormal.AH1:ANormal.AH1</svg:desc>
                </draw:g>
              </table:table-cell>
              <table:table-cell office:value-type="string">
                <text:p/>
                <draw:g>
                  <svg:desc>ANormal.AI1:ANormal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Normal.B2:ANormal.B118</svg:desc>
                </draw:g>
              </table:table-cell>
              <table:table-cell office:value-type="float" office:value="4">
                <text:p>4</text:p>
                <draw:g>
                  <svg:desc>ANormal.C2:ANormal.C118</svg:desc>
                </draw:g>
              </table:table-cell>
              <table:table-cell office:value-type="float" office:value="3">
                <text:p>3</text:p>
                <draw:g>
                  <svg:desc>ANormal.D2:ANormal.D118</svg:desc>
                </draw:g>
              </table:table-cell>
              <table:table-cell office:value-type="float" office:value="1">
                <text:p>1</text:p>
                <draw:g>
                  <svg:desc>ANormal.E2:ANormal.E118</svg:desc>
                </draw:g>
              </table:table-cell>
              <table:table-cell office:value-type="float" office:value="1">
                <text:p>1</text:p>
                <draw:g>
                  <svg:desc>ANormal.F2:ANormal.F118</svg:desc>
                </draw:g>
              </table:table-cell>
              <table:table-cell office:value-type="float" office:value="2">
                <text:p>2</text:p>
                <draw:g>
                  <svg:desc>ANormal.G2:ANormal.G118</svg:desc>
                </draw:g>
              </table:table-cell>
              <table:table-cell office:value-type="float" office:value="2">
                <text:p>2</text:p>
                <draw:g>
                  <svg:desc>ANormal.H2:ANormal.H118</svg:desc>
                </draw:g>
              </table:table-cell>
              <table:table-cell office:value-type="float" office:value="168">
                <text:p>168</text:p>
                <draw:g>
                  <svg:desc>ANormal.I2:ANormal.I118</svg:desc>
                </draw:g>
              </table:table-cell>
              <table:table-cell office:value-type="float" office:value="3">
                <text:p>3</text:p>
                <draw:g>
                  <svg:desc>ANormal.J2:ANormal.J118</svg:desc>
                </draw:g>
              </table:table-cell>
              <table:table-cell office:value-type="float" office:value="2">
                <text:p>2</text:p>
                <draw:g>
                  <svg:desc>ANormal.K2:ANormal.K118</svg:desc>
                </draw:g>
              </table:table-cell>
              <table:table-cell office:value-type="float" office:value="2">
                <text:p>2</text:p>
                <draw:g>
                  <svg:desc>ANormal.L2:ANormal.L118</svg:desc>
                </draw:g>
              </table:table-cell>
              <table:table-cell office:value-type="float" office:value="3">
                <text:p>3</text:p>
                <draw:g>
                  <svg:desc>ANormal.M2:ANormal.M118</svg:desc>
                </draw:g>
              </table:table-cell>
              <table:table-cell office:value-type="float" office:value="2">
                <text:p>2</text:p>
                <draw:g>
                  <svg:desc>ANormal.N2:ANormal.N118</svg:desc>
                </draw:g>
              </table:table-cell>
              <table:table-cell office:value-type="float" office:value="4">
                <text:p>4</text:p>
                <draw:g>
                  <svg:desc>ANormal.O2:ANormal.O118</svg:desc>
                </draw:g>
              </table:table-cell>
              <table:table-cell office:value-type="float" office:value="2">
                <text:p>2</text:p>
                <draw:g>
                  <svg:desc>ANormal.P2:ANormal.P118</svg:desc>
                </draw:g>
              </table:table-cell>
              <table:table-cell office:value-type="float" office:value="165">
                <text:p>165</text:p>
                <draw:g>
                  <svg:desc>ANormal.Q2:ANormal.Q118</svg:desc>
                </draw:g>
              </table:table-cell>
              <table:table-cell office:value-type="float" office:value="1">
                <text:p>1</text:p>
                <draw:g>
                  <svg:desc>ANormal.R2:ANormal.R118</svg:desc>
                </draw:g>
              </table:table-cell>
              <table:table-cell office:value-type="float" office:value="3">
                <text:p>3</text:p>
                <draw:g>
                  <svg:desc>ANormal.S2:ANormal.S118</svg:desc>
                </draw:g>
              </table:table-cell>
              <table:table-cell office:value-type="float" office:value="3">
                <text:p>3</text:p>
                <draw:g>
                  <svg:desc>ANormal.T2:ANormal.T118</svg:desc>
                </draw:g>
              </table:table-cell>
              <table:table-cell office:value-type="float" office:value="1">
                <text:p>1</text:p>
                <draw:g>
                  <svg:desc>ANormal.U2:ANormal.U118</svg:desc>
                </draw:g>
              </table:table-cell>
              <table:table-cell office:value-type="float" office:value="4">
                <text:p>4</text:p>
                <draw:g>
                  <svg:desc>ANormal.V2:ANormal.V118</svg:desc>
                </draw:g>
              </table:table-cell>
              <table:table-cell office:value-type="float" office:value="165">
                <text:p>165</text:p>
                <draw:g>
                  <svg:desc>ANormal.W2:ANormal.W118</svg:desc>
                </draw:g>
              </table:table-cell>
              <table:table-cell office:value-type="float" office:value="4">
                <text:p>4</text:p>
                <draw:g>
                  <svg:desc>ANormal.X2:ANormal.X118</svg:desc>
                </draw:g>
              </table:table-cell>
              <table:table-cell office:value-type="float" office:value="2">
                <text:p>2</text:p>
                <draw:g>
                  <svg:desc>ANormal.Y2:ANormal.Y118</svg:desc>
                </draw:g>
              </table:table-cell>
              <table:table-cell office:value-type="float" office:value="40">
                <text:p>40</text:p>
                <draw:g>
                  <svg:desc>ANormal.Z2:ANormal.Z118</svg:desc>
                </draw:g>
              </table:table-cell>
              <table:table-cell office:value-type="float" office:value="165">
                <text:p>165</text:p>
                <draw:g>
                  <svg:desc>ANormal.AA2:ANormal.AA118</svg:desc>
                </draw:g>
              </table:table-cell>
              <table:table-cell office:value-type="float" office:value="1">
                <text:p>1</text:p>
                <draw:g>
                  <svg:desc>ANormal.AB2:ANormal.AB118</svg:desc>
                </draw:g>
              </table:table-cell>
              <table:table-cell office:value-type="float" office:value="166">
                <text:p>166</text:p>
                <draw:g>
                  <svg:desc>ANormal.AC2:ANormal.AC118</svg:desc>
                </draw:g>
              </table:table-cell>
              <table:table-cell office:value-type="float" office:value="2">
                <text:p>2</text:p>
                <draw:g>
                  <svg:desc>ANormal.AD2:ANormal.AD118</svg:desc>
                </draw:g>
              </table:table-cell>
              <table:table-cell office:value-type="float" office:value="3">
                <text:p>3</text:p>
                <draw:g>
                  <svg:desc>ANormal.AE2:ANormal.AE118</svg:desc>
                </draw:g>
              </table:table-cell>
              <table:table-cell office:value-type="float" office:value="3">
                <text:p>3</text:p>
                <draw:g>
                  <svg:desc>ANormal.AF2:ANormal.AF118</svg:desc>
                </draw:g>
              </table:table-cell>
              <table:table-cell office:value-type="float" office:value="3">
                <text:p>3</text:p>
                <draw:g>
                  <svg:desc>ANormal.AG2:ANormal.AG118</svg:desc>
                </draw:g>
              </table:table-cell>
              <table:table-cell office:value-type="float" office:value="3">
                <text:p>3</text:p>
                <draw:g>
                  <svg:desc>ANormal.AH2:ANormal.AH118</svg:desc>
                </draw:g>
              </table:table-cell>
              <table:table-cell office:value-type="float" office:value="NaN">
                <text:p>NaN</text:p>
                <draw:g>
                  <svg:desc>ANormal.AI2:ANormal.AI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110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34">
                <text:p>134</text:p>
              </table:table-cell>
              <table:table-cell office:value-type="float" office:value="143">
                <text:p>143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163">
                <text:p>16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65">
                <text:p>165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65">
                <text:p>165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61">
                <text:p>161</text:p>
              </table:table-cell>
              <table:table-cell office:value-type="float" office:value="138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38">
                <text:p>138</text:p>
              </table:table-cell>
              <table:table-cell office:value-type="float" office:value="145">
                <text:p>145</text:p>
              </table:table-cell>
              <table:table-cell office:value-type="float" office:value="163">
                <text:p>163</text:p>
              </table:table-cell>
              <table:table-cell office:value-type="float" office:value="139">
                <text:p>139</text:p>
              </table:table-cell>
              <table:table-cell office:value-type="float" office:value="162">
                <text:p>16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8">
                <text:p>10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65">
                <text:p>16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13">
                <text:p>11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59">
                <text:p>159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50">
                <text:p>15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8">
                <text:p>118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16">
                <text:p>11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135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18">
                <text:p>118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